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181in"/>
    </style:style>
    <style:style style:name="co2" style:family="table-column">
      <style:table-column-properties fo:break-before="auto" style:column-width="4.5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5.4035in"/>
    </style:style>
    <style:style style:name="co6" style:family="table-column">
      <style:table-column-properties fo:break-before="auto" style:column-width="3.1307in"/>
    </style:style>
    <style:style style:name="co7" style:family="table-column">
      <style:table-column-properties fo:break-before="auto" style:column-width="3.9665in"/>
    </style:style>
    <style:style style:name="co8" style:family="table-column">
      <style:table-column-properties fo:break-before="auto" style:column-width="4.4709in"/>
    </style:style>
    <style:style style:name="co9" style:family="table-column">
      <style:table-column-properties fo:break-before="auto" style:column-width="1.7902in"/>
    </style:style>
    <style:style style:name="co10" style:family="table-column">
      <style:table-column-properties fo:break-before="auto" style:column-width="4.5673in"/>
    </style:style>
    <style:style style:name="co11" style:family="table-column">
      <style:table-column-properties fo:break-before="auto" style:column-width="4.4173in"/>
    </style:style>
    <style:style style:name="co12" style:family="table-column">
      <style:table-column-properties fo:break-before="auto" style:column-width="5.7898in"/>
    </style:style>
    <style:style style:name="co13" style:family="table-column">
      <style:table-column-properties fo:break-before="auto" style:column-width="4.1063in"/>
    </style:style>
    <style:style style:name="co14" style:family="table-column">
      <style:table-column-properties fo:break-before="auto" style:column-width="3.4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dbpedia-linkedgeodata-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/>http://dbpedia.org/resource/Angola,_Indiana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4127883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nkara <text:s text:c="4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5869410 <text:s text:c="28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bu_Dhabi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61611194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ntalya <text:s text:c="3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428039517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sansol <text:s text:c="3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45715359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jmer <text:s text:c="4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45748597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bbottabad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14141293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rmidale,_New_South_Wales <text:s text:c="2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9851594 <text:s text:c="28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mbato,_Ecuador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49420749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l_Qadarif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94865520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ngeles,_Philippines <text:s text:c="2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7170104 <text:s text:c="28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san <text:s text:c="4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358015389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rcadia,_California <text:s text:c="2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321117240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nkang <text:s text:c="4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44075820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badeh <text:s text:c="4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49308233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nshan <text:s text:c="4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44075969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laminos,_Pangasinan <text:s text:c="2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98530652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hvaz <text:s text:c="4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6082453 <text:s text:c="28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ndong <text:s text:c="4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57370655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lbuquerque,_New_Mexico <text:s text:c="2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1364049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lexandria,_Louisiana <text:s text:c="2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1728334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licante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1323935 <text:s text:c="28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ntioch,_California <text:s text:c="2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0979583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nseong <text:s text:c="3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358015396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capulco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69913250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ppleton,_Wisconsin <text:s text:c="2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457411337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ligudarz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819610800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nsan <text:s text:c="4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57372341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bilene,_Texas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1473772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nnaba <text:s text:c="4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99618513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l_Karak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98877241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uburn,_Washington <text:s text:c="2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486223197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nchorage,_Alaska <text:s text:c="2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0921144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hmedabad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45711197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sheville,_North_Carolina <text:s text:c="2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4397811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msterdam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68396336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tlantic_City,_New_Jersey <text:s text:c="2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8801380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%C3%AFn_Be%C3%AFda,_Oum_El_Bouaghi <text:s text:c="1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442688335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uburn,_Indiana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3567892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urangabad,_Maharashtra <text:s text:c="2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45686245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nderson,_South_Carolina <text:s text:c="2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47096741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ntipolo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65952298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mes,_Iowa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1883827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bidjan <text:s text:c="3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046100133 <text:s text:c="26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bhar <text:s text:c="4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820252479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l_Ain <text:s text:c="4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82799640 <text:s text:c="28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thens,_Georgia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4160458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ugusta,_Maine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8860186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ugusta,_Georgia <text:s text:c="3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4335770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berdeen,_Washington <text:s text:c="2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0962066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irdrie,_Alberta <text:s text:c="3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6878229 <text:s text:c="28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omori,_Aomori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34876517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kron,_Ohio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3847849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nqing <text:s text:c="4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44075908 <text:s text:c="27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Ann_Arbor,_Michigan <text:s text:c="2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7023455 <text:s text:c="28"/></text:p>
          </table:table-cell>
          <table:table-cell office:value-type="string" calcext:value-type="string">
            <text:p><text:s/>Correct <text:s text:c="2"/></text:p>
          </table:table-cell>
        </table:table-row>
        <table:table-row table:style-name="ro1">
          <table:table-cell office:value-type="string" calcext:value-type="string">
            <text:p><text:s/>http://dbpedia.org/resource/Cutzamala_de_Pinz%C3%B3n <text:s text:c="2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6991325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Tokoname,_Aichi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Handa,_Aichi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Nisshin,_Aichi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Kitanagoya,_Aichi <text:s text:c="2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K%C5%8Dnan,_Aichi <text:s text:c="2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Kiyosu,_Aichi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Kariya,_Aichi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Toyokawa,_Aichi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Nagakute,_Aichi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Hekinan,_Aichi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Gamag%C5%8Dri,_Aichi <text:s text:c="2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Takahama,_Aichi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Yatomi,_Aichi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Owariasahi,_Aichi <text:s text:c="2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Chita,_Aichi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Seto,_Aichi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Anj%C5%8D,_Aichi <text:s text:c="3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Tsushima,_Aichi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Chiry%C5%AB,_Aichi <text:s text:c="2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Toyoake,_Aichi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Tahara,_Aichi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T%C5%8Dkai,_Aichi <text:s text:c="2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Inazawa,_Aichi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Iwakura,_Aichi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Shinshiro,_Aichi <text:s text:c="3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Aisai,_Aichi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Nishio,_Aichi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%C5%8Cbu,_Aichi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5717843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Tokoname,_Aichi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Miyoshi,_Aichi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Okazaki,_Aichi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Handa,_Aichi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Nisshin,_Aichi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Kitanagoya,_Aichi <text:s text:c="2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K%C5%8Dnan,_Aichi <text:s text:c="2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Kiyosu,_Aichi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Kariya,_Aichi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Toyokawa,_Aichi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Nagakute,_Aichi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Hekinan,_Aichi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Gamag%C5%8Dri,_Aichi <text:s text:c="2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Takahama,_Aichi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Yatomi,_Aichi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Owariasahi,_Aichi <text:s text:c="2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Chita,_Aichi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Seto,_Aichi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Anj%C5%8D,_Aichi <text:s text:c="3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Tsushima,_Aichi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Chiry%C5%AB,_Aichi <text:s text:c="2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Toyoake,_Aichi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Tahara,_Aichi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T%C5%8Dkai,_Aichi <text:s text:c="2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Inazawa,_Aichi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Iwakura,_Aichi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Shinshiro,_Aichi <text:s text:c="3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Aisai,_Aichi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Nishio,_Aichi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%C5%8Cbu,_Aichi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56900543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Al_Karak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68597777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Ocean_City,_New_Jersey <text:s text:c="2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880138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Union_City,_New_Jersey <text:s text:c="2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880138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Ventnor_City,_New_Jersey <text:s text:c="2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880138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Jersey_City,_New_Jersey <text:s text:c="2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880138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Corbin_City,_New_Jersey <text:s text:c="2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880138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Gloucester_City,_New_Jersey <text:s text:c="1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880138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Pocomoke_City,_Maryland <text:s text:c="2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880138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Margate_City,_New_Jersey <text:s text:c="2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8801380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Auburn_Hills,_Michigan <text:s text:c="2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3567892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Nir,_Ardabil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30115597 <text:s text:c="28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Athens,_Tennessee <text:s text:c="2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154160458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Kuroishi,_Aomori <text:s text:c="3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34876517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Tsugaru,_Aomori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734876517 <text:s text:c="27"/></text:p>
          </table:table-cell>
          <table:table-cell office:value-type="string" calcext:value-type="string">
            <text:p><text:s/>Incorrect </text:p>
          </table:table-cell>
        </table:table-row>
        <table:table-row table:style-name="ro1">
          <table:table-cell office:value-type="string" calcext:value-type="string">
            <text:p><text:s/>http://dbpedia.org/resource/Ma'anshan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linkedgeodata.org/triplify/node244075908 <text:s text:c="27"/></text:p>
          </table:table-cell>
          <table:table-cell office:value-type="string" calcext:value-type="string">
            <text:p><text:s/>Incorrect </text:p>
          </table:table-cell>
        </table:table-row>
      </table:table>
      <table:table table:name="dbpedia-linkedmdb-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<text:s/>http://dbpedia.org/resource/Teddy_Bears'_Picnic_(film) <text:s text:c="20"/></text:p>
          </table:table-cell>
          <table:table-cell office:value-type="string" calcext:value-type="string">
            <text:p><text:s/>http://data.linkedmdb.org/resource/film/8150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Ride_with_the_Devil_(film) <text:s text:c="20"/></text:p>
          </table:table-cell>
          <table:table-cell office:value-type="string" calcext:value-type="string">
            <text:p><text:s/>http://data.linkedmdb.org/resource/film/3903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Game_(film) <text:s text:c="31"/></text:p>
          </table:table-cell>
          <table:table-cell office:value-type="string" calcext:value-type="string">
            <text:p><text:s/>http://data.linkedmdb.org/resource/film/5809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Catch_Us_If_You_Can_(film) <text:s text:c="20"/></text:p>
          </table:table-cell>
          <table:table-cell office:value-type="string" calcext:value-type="string">
            <text:p><text:s/>http://data.linkedmdb.org/resource/film/38948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Bringing_Out_the_Dead <text:s text:c="25"/></text:p>
          </table:table-cell>
          <table:table-cell office:value-type="string" calcext:value-type="string">
            <text:p><text:s/>http://data.linkedmdb.org/resource/film/39233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From_Dusk_Till_Dawn <text:s text:c="27"/></text:p>
          </table:table-cell>
          <table:table-cell office:value-type="string" calcext:value-type="string">
            <text:p><text:s/>http://data.linkedmdb.org/resource/film/39428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A_Huey_P._Newton_Story <text:s text:c="24"/></text:p>
          </table:table-cell>
          <table:table-cell office:value-type="string" calcext:value-type="string">
            <text:p><text:s/>http://data.linkedmdb.org/resource/film/12436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For_Your_Consideration_(film) <text:s text:c="17"/></text:p>
          </table:table-cell>
          <table:table-cell office:value-type="string" calcext:value-type="string">
            <text:p><text:s/>http://data.linkedmdb.org/resource/film/4420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A_Brief_History_of_Time_(film) <text:s text:c="16"/></text:p>
          </table:table-cell>
          <table:table-cell office:value-type="string" calcext:value-type="string">
            <text:p><text:s/>http://data.linkedmdb.org/resource/film/2418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Alice_in_Wonderland_(1931_film) <text:s text:c="15"/></text:p>
          </table:table-cell>
          <table:table-cell office:value-type="string" calcext:value-type="string">
            <text:p><text:s/>http://data.linkedmdb.org/resource/film/6550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Alice_in_Wonderland_(1903_film) <text:s text:c="15"/></text:p>
          </table:table-cell>
          <table:table-cell office:value-type="string" calcext:value-type="string">
            <text:p><text:s/>http://data.linkedmdb.org/resource/film/6550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Alice_in_Wonderland_(1966_TV_play) <text:s text:c="12"/></text:p>
          </table:table-cell>
          <table:table-cell office:value-type="string" calcext:value-type="string">
            <text:p><text:s/>http://data.linkedmdb.org/resource/film/6550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Alice_in_Wonderland_(1985_film) <text:s text:c="15"/></text:p>
          </table:table-cell>
          <table:table-cell office:value-type="string" calcext:value-type="string">
            <text:p><text:s/>http://data.linkedmdb.org/resource/film/6550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Alice's_Adventures_in_Wonderland_(1910_film) <text:s text:c="2"/></text:p>
          </table:table-cell>
          <table:table-cell office:value-type="string" calcext:value-type="string">
            <text:p><text:s/>http://data.linkedmdb.org/resource/film/6550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Alice_in_Wonderland_(1933_film) <text:s text:c="15"/></text:p>
          </table:table-cell>
          <table:table-cell office:value-type="string" calcext:value-type="string">
            <text:p><text:s/>http://data.linkedmdb.org/resource/film/6550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Alice_of_Wonderland_in_Paris <text:s text:c="18"/></text:p>
          </table:table-cell>
          <table:table-cell office:value-type="string" calcext:value-type="string">
            <text:p><text:s/>http://data.linkedmdb.org/resource/film/6550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Spy_Kids_2:_The_Island_of_Lost_Dreams <text:s text:c="9"/></text:p>
          </table:table-cell>
          <table:table-cell office:value-type="string" calcext:value-type="string">
            <text:p><text:s/>http://data.linkedmdb.org/resource/film/10181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Blue_in_the_Face <text:s text:c="30"/></text:p>
          </table:table-cell>
          <table:table-cell office:value-type="string" calcext:value-type="string">
            <text:p><text:s/>http://data.linkedmdb.org/resource/film/39968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Once_Upon_a_Time_in_Mexico <text:s text:c="20"/></text:p>
          </table:table-cell>
          <table:table-cell office:value-type="string" calcext:value-type="string">
            <text:p><text:s/>http://data.linkedmdb.org/resource/film/39710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Ghost_City <text:s text:c="32"/></text:p>
          </table:table-cell>
          <table:table-cell office:value-type="string" calcext:value-type="string">
            <text:p><text:s/>http://data.linkedmdb.org/resource/film/7518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Ghost_Inside <text:s text:c="30"/></text:p>
          </table:table-cell>
          <table:table-cell office:value-type="string" calcext:value-type="string">
            <text:p><text:s/>http://data.linkedmdb.org/resource/film/7518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Ghost_Breakers <text:s text:c="28"/></text:p>
          </table:table-cell>
          <table:table-cell office:value-type="string" calcext:value-type="string">
            <text:p><text:s/>http://data.linkedmdb.org/resource/film/7518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Ghost_Ship <text:s text:c="32"/></text:p>
          </table:table-cell>
          <table:table-cell office:value-type="string" calcext:value-type="string">
            <text:p><text:s/>http://data.linkedmdb.org/resource/film/7518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Ghost_Walks <text:s text:c="31"/></text:p>
          </table:table-cell>
          <table:table-cell office:value-type="string" calcext:value-type="string">
            <text:p><text:s/>http://data.linkedmdb.org/resource/film/7518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Kingdom_of_Heaven_(film) <text:s text:c="22"/></text:p>
          </table:table-cell>
          <table:table-cell office:value-type="string" calcext:value-type="string">
            <text:p><text:s/>http://data.linkedmdb.org/resource/film/794 <text:s text:c="31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King_of_the_Circus <text:s text:c="28"/></text:p>
          </table:table-cell>
          <table:table-cell office:value-type="string" calcext:value-type="string">
            <text:p><text:s/>http://data.linkedmdb.org/resource/film/1980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King_of_the_Wild <text:s text:c="30"/></text:p>
          </table:table-cell>
          <table:table-cell office:value-type="string" calcext:value-type="string">
            <text:p><text:s/>http://data.linkedmdb.org/resource/film/1980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King_of_Masks <text:s text:c="29"/></text:p>
          </table:table-cell>
          <table:table-cell office:value-type="string" calcext:value-type="string">
            <text:p><text:s/>http://data.linkedmdb.org/resource/film/1980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King_of_the_Zombies <text:s text:c="27"/></text:p>
          </table:table-cell>
          <table:table-cell office:value-type="string" calcext:value-type="string">
            <text:p><text:s/>http://data.linkedmdb.org/resource/film/1980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King_of_the_Hill_(film) <text:s text:c="23"/></text:p>
          </table:table-cell>
          <table:table-cell office:value-type="string" calcext:value-type="string">
            <text:p><text:s/>http://data.linkedmdb.org/resource/film/1980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King_of_Comedy_(1983_film) <text:s text:c="16"/></text:p>
          </table:table-cell>
          <table:table-cell office:value-type="string" calcext:value-type="string">
            <text:p><text:s/>http://data.linkedmdb.org/resource/film/1980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King_of_the_Congo <text:s text:c="29"/></text:p>
          </table:table-cell>
          <table:table-cell office:value-type="string" calcext:value-type="string">
            <text:p><text:s/>http://data.linkedmdb.org/resource/film/1980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King_of_the_Carnival <text:s text:c="26"/></text:p>
          </table:table-cell>
          <table:table-cell office:value-type="string" calcext:value-type="string">
            <text:p><text:s/>http://data.linkedmdb.org/resource/film/1980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2_3-D:_Battle_Across_Time <text:s text:c="20"/></text:p>
          </table:table-cell>
          <table:table-cell office:value-type="string" calcext:value-type="string">
            <text:p><text:s/>http://data.linkedmdb.org/resource/film/3296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Ed_Wood_(film) <text:s text:c="32"/></text:p>
          </table:table-cell>
          <table:table-cell office:value-type="string" calcext:value-type="string">
            <text:p><text:s/>http://data.linkedmdb.org/resource/film/1040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Kingdom_(film) <text:s text:c="28"/></text:p>
          </table:table-cell>
          <table:table-cell office:value-type="string" calcext:value-type="string">
            <text:p><text:s/>http://data.linkedmdb.org/resource/film/1210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South_of_the_Border_with_Disney <text:s text:c="15"/></text:p>
          </table:table-cell>
          <table:table-cell office:value-type="string" calcext:value-type="string">
            <text:p><text:s/>http://data.linkedmdb.org/resource/film/91374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City_of_Hope_(film) <text:s text:c="27"/></text:p>
          </table:table-cell>
          <table:table-cell office:value-type="string" calcext:value-type="string">
            <text:p><text:s/>http://data.linkedmdb.org/resource/film/16066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Casa_de_los_Babys <text:s text:c="29"/></text:p>
          </table:table-cell>
          <table:table-cell office:value-type="string" calcext:value-type="string">
            <text:p><text:s/>http://data.linkedmdb.org/resource/film/44323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A_Walk_in_the_Spring_Rain <text:s text:c="21"/></text:p>
          </table:table-cell>
          <table:table-cell office:value-type="string" calcext:value-type="string">
            <text:p><text:s/>http://data.linkedmdb.org/resource/film/4258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Everyone_Says_I_Love_You <text:s text:c="22"/></text:p>
          </table:table-cell>
          <table:table-cell office:value-type="string" calcext:value-type="string">
            <text:p><text:s/>http://data.linkedmdb.org/resource/film/38186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Oliver_Twist_(1948_film) <text:s text:c="22"/></text:p>
          </table:table-cell>
          <table:table-cell office:value-type="string" calcext:value-type="string">
            <text:p><text:s/>http://data.linkedmdb.org/resource/film/3916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Oliver_Twist_(1933_film) <text:s text:c="22"/></text:p>
          </table:table-cell>
          <table:table-cell office:value-type="string" calcext:value-type="string">
            <text:p><text:s/>http://data.linkedmdb.org/resource/film/3916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Oliver_Twist_(2005_film) <text:s text:c="22"/></text:p>
          </table:table-cell>
          <table:table-cell office:value-type="string" calcext:value-type="string">
            <text:p><text:s/>http://data.linkedmdb.org/resource/film/3916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Ghost_Dog:_The_Way_of_the_Samurai <text:s text:c="13"/></text:p>
          </table:table-cell>
          <table:table-cell office:value-type="string" calcext:value-type="string">
            <text:p><text:s/>http://data.linkedmdb.org/resource/film/961 <text:s text:c="31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White_Squall_(film) <text:s text:c="27"/></text:p>
          </table:table-cell>
          <table:table-cell office:value-type="string" calcext:value-type="string">
            <text:p><text:s/>http://data.linkedmdb.org/resource/film/3812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Once_a_Thief_(1991_film) <text:s text:c="22"/></text:p>
          </table:table-cell>
          <table:table-cell office:value-type="string" calcext:value-type="string">
            <text:p><text:s/>http://data.linkedmdb.org/resource/film/1445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Ladybird,_Ladybird_(film) <text:s text:c="21"/></text:p>
          </table:table-cell>
          <table:table-cell office:value-type="string" calcext:value-type="string">
            <text:p><text:s/>http://data.linkedmdb.org/resource/film/9432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Lulu_on_the_Bridge <text:s text:c="28"/></text:p>
          </table:table-cell>
          <table:table-cell office:value-type="string" calcext:value-type="string">
            <text:p><text:s/>http://data.linkedmdb.org/resource/film/43507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A_Short_Film_About_Love <text:s text:c="23"/></text:p>
          </table:table-cell>
          <table:table-cell office:value-type="string" calcext:value-type="string">
            <text:p><text:s/>http://data.linkedmdb.org/resource/film/46651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A_Short_Film_About_Killing <text:s text:c="20"/></text:p>
          </table:table-cell>
          <table:table-cell office:value-type="string" calcext:value-type="string">
            <text:p><text:s/>http://data.linkedmdb.org/resource/film/46651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Truth_About_Spring <text:s text:c="24"/></text:p>
          </table:table-cell>
          <table:table-cell office:value-type="string" calcext:value-type="string">
            <text:p><text:s/>http://data.linkedmdb.org/resource/film/48477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Truth_About_Love <text:s text:c="26"/></text:p>
          </table:table-cell>
          <table:table-cell office:value-type="string" calcext:value-type="string">
            <text:p><text:s/>http://data.linkedmdb.org/resource/film/48477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Truth_About_Charlie <text:s text:c="23"/></text:p>
          </table:table-cell>
          <table:table-cell office:value-type="string" calcext:value-type="string">
            <text:p><text:s/>http://data.linkedmdb.org/resource/film/48477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Best_in_Show_(film) <text:s text:c="27"/></text:p>
          </table:table-cell>
          <table:table-cell office:value-type="string" calcext:value-type="string">
            <text:p><text:s/>http://data.linkedmdb.org/resource/film/3970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Matrix_Revisited <text:s text:c="26"/></text:p>
          </table:table-cell>
          <table:table-cell office:value-type="string" calcext:value-type="string">
            <text:p><text:s/>http://data.linkedmdb.org/resource/film/38146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Silence_of_the_Hams <text:s text:c="23"/></text:p>
          </table:table-cell>
          <table:table-cell office:value-type="string" calcext:value-type="string">
            <text:p><text:s/>http://data.linkedmdb.org/resource/film/3814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Year_of_the_Jellyfish <text:s text:c="25"/></text:p>
          </table:table-cell>
          <table:table-cell office:value-type="string" calcext:value-type="string">
            <text:p><text:s/>http://data.linkedmdb.org/resource/film/42168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Year_of_the_Comet <text:s text:c="29"/></text:p>
          </table:table-cell>
          <table:table-cell office:value-type="string" calcext:value-type="string">
            <text:p><text:s/>http://data.linkedmdb.org/resource/film/42168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Year_of_the_Horse <text:s text:c="29"/></text:p>
          </table:table-cell>
          <table:table-cell office:value-type="string" calcext:value-type="string">
            <text:p><text:s/>http://data.linkedmdb.org/resource/film/42168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Original_Kings_of_Comedy <text:s text:c="18"/></text:p>
          </table:table-cell>
          <table:table-cell office:value-type="string" calcext:value-type="string">
            <text:p><text:s/>http://data.linkedmdb.org/resource/film/44416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Faraway,_So_Close! <text:s text:c="28"/></text:p>
          </table:table-cell>
          <table:table-cell office:value-type="string" calcext:value-type="string">
            <text:p><text:s/>http://data.linkedmdb.org/resource/film/4914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Wild_at_Heart_(film) <text:s text:c="26"/></text:p>
          </table:table-cell>
          <table:table-cell office:value-type="string" calcext:value-type="string">
            <text:p><text:s/>http://data.linkedmdb.org/resource/film/630 <text:s text:c="31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My_Name_is_Tanino <text:s text:c="29"/></text:p>
          </table:table-cell>
          <table:table-cell office:value-type="string" calcext:value-type="string">
            <text:p><text:s/>http://data.linkedmdb.org/resource/film/41319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My_Name_Is_Joe <text:s text:c="32"/></text:p>
          </table:table-cell>
          <table:table-cell office:value-type="string" calcext:value-type="string">
            <text:p><text:s/>http://data.linkedmdb.org/resource/film/41319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My_Name_Is_Fame <text:s text:c="31"/></text:p>
          </table:table-cell>
          <table:table-cell office:value-type="string" calcext:value-type="string">
            <text:p><text:s/>http://data.linkedmdb.org/resource/film/41319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My_Name_Is_Juani <text:s text:c="30"/></text:p>
          </table:table-cell>
          <table:table-cell office:value-type="string" calcext:value-type="string">
            <text:p><text:s/>http://data.linkedmdb.org/resource/film/41319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Looking_for_Comedy_in_the_Muslim_World <text:s text:c="8"/></text:p>
          </table:table-cell>
          <table:table-cell office:value-type="string" calcext:value-type="string">
            <text:p><text:s/>http://data.linkedmdb.org/resource/film/44766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Snake_Eyes_(film) <text:s text:c="29"/></text:p>
          </table:table-cell>
          <table:table-cell office:value-type="string" calcext:value-type="string">
            <text:p><text:s/>http://data.linkedmdb.org/resource/film/2535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Neil_Young:_Heart_of_Gold <text:s text:c="21"/></text:p>
          </table:table-cell>
          <table:table-cell office:value-type="string" calcext:value-type="string">
            <text:p><text:s/>http://data.linkedmdb.org/resource/film/6578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Quick_and_the_Dead_(1995_film) <text:s text:c="12"/></text:p>
          </table:table-cell>
          <table:table-cell office:value-type="string" calcext:value-type="string">
            <text:p><text:s/>http://data.linkedmdb.org/resource/film/40030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Story_of_the_Last_Chrysanthemum <text:s text:c="11"/></text:p>
          </table:table-cell>
          <table:table-cell office:value-type="string" calcext:value-type="string">
            <text:p><text:s/>http://data.linkedmdb.org/resource/film/2393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Last_of_the_Mohicans_(1920_American_film) <text:s/></text:p>
          </table:table-cell>
          <table:table-cell office:value-type="string" calcext:value-type="string">
            <text:p><text:s/>http://data.linkedmdb.org/resource/film/2393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Last_of_the_Blonde_Bombshells <text:s text:c="13"/></text:p>
          </table:table-cell>
          <table:table-cell office:value-type="string" calcext:value-type="string">
            <text:p><text:s/>http://data.linkedmdb.org/resource/film/2393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Last_of_the_Mohicans_(1936_film) <text:s text:c="10"/></text:p>
          </table:table-cell>
          <table:table-cell office:value-type="string" calcext:value-type="string">
            <text:p><text:s/>http://data.linkedmdb.org/resource/film/2393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Last_of_the_High_Kings <text:s text:c="20"/></text:p>
          </table:table-cell>
          <table:table-cell office:value-type="string" calcext:value-type="string">
            <text:p><text:s/>http://data.linkedmdb.org/resource/film/2393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My_Name_is_Tanino <text:s text:c="29"/></text:p>
          </table:table-cell>
          <table:table-cell office:value-type="string" calcext:value-type="string">
            <text:p><text:s/>http://data.linkedmdb.org/resource/film/45877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My_Name_Is_Joe <text:s text:c="32"/></text:p>
          </table:table-cell>
          <table:table-cell office:value-type="string" calcext:value-type="string">
            <text:p><text:s/>http://data.linkedmdb.org/resource/film/45877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My_Name_Is_Fame <text:s text:c="31"/></text:p>
          </table:table-cell>
          <table:table-cell office:value-type="string" calcext:value-type="string">
            <text:p><text:s/>http://data.linkedmdb.org/resource/film/45877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My_Name_Is_Juani <text:s text:c="30"/></text:p>
          </table:table-cell>
          <table:table-cell office:value-type="string" calcext:value-type="string">
            <text:p><text:s/>http://data.linkedmdb.org/resource/film/45877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House_of_the_Angel <text:s text:c="24"/></text:p>
          </table:table-cell>
          <table:table-cell office:value-type="string" calcext:value-type="string">
            <text:p><text:s/>http://data.linkedmdb.org/resource/film/1766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House_of_the_Spirits_(film) <text:s text:c="15"/></text:p>
          </table:table-cell>
          <table:table-cell office:value-type="string" calcext:value-type="string">
            <text:p><text:s/>http://data.linkedmdb.org/resource/film/1766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George_Wallace_(film) <text:s text:c="25"/></text:p>
          </table:table-cell>
          <table:table-cell office:value-type="string" calcext:value-type="string">
            <text:p><text:s/>http://data.linkedmdb.org/resource/film/5252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Body_of_Lies_(film) <text:s text:c="27"/></text:p>
          </table:table-cell>
          <table:table-cell office:value-type="string" calcext:value-type="string">
            <text:p><text:s/>http://data.linkedmdb.org/resource/film/1532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Don't_Drink_the_Water_(1994_film) <text:s text:c="13"/></text:p>
          </table:table-cell>
          <table:table-cell office:value-type="string" calcext:value-type="string">
            <text:p><text:s/>http://data.linkedmdb.org/resource/film/4808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In_the_Presence_of_a_Clown <text:s text:c="20"/></text:p>
          </table:table-cell>
          <table:table-cell office:value-type="string" calcext:value-type="string">
            <text:p><text:s/>http://data.linkedmdb.org/resource/film/41806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Bonfire_of_the_Vanities_(film) <text:s text:c="12"/></text:p>
          </table:table-cell>
          <table:table-cell office:value-type="string" calcext:value-type="string">
            <text:p><text:s/>http://data.linkedmdb.org/resource/film/7211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Story_of_Mankind_(film) <text:s text:c="19"/></text:p>
          </table:table-cell>
          <table:table-cell office:value-type="string" calcext:value-type="string">
            <text:p><text:s/>http://data.linkedmdb.org/resource/film/46830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Story_of_PuPu <text:s text:c="29"/></text:p>
          </table:table-cell>
          <table:table-cell office:value-type="string" calcext:value-type="string">
            <text:p><text:s/>http://data.linkedmdb.org/resource/film/46830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Island_of_Dr._Moreau_(1977_film) <text:s text:c="10"/></text:p>
          </table:table-cell>
          <table:table-cell office:value-type="string" calcext:value-type="string">
            <text:p><text:s/>http://data.linkedmdb.org/resource/film/7585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Winslow_Boy_(1999_film) <text:s text:c="19"/></text:p>
          </table:table-cell>
          <table:table-cell office:value-type="string" calcext:value-type="string">
            <text:p><text:s/>http://data.linkedmdb.org/resource/film/8553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I,_a_Man <text:s text:c="38"/></text:p>
          </table:table-cell>
          <table:table-cell office:value-type="string" calcext:value-type="string">
            <text:p><text:s/>http://data.linkedmdb.org/resource/film/334 <text:s text:c="31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Minority_Report_(film) <text:s text:c="24"/></text:p>
          </table:table-cell>
          <table:table-cell office:value-type="string" calcext:value-type="string">
            <text:p><text:s/>http://data.linkedmdb.org/resource/film/333 <text:s text:c="31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Adventures_of_Sharkboy_and_Lavagirl_in_3-D </text:p>
          </table:table-cell>
          <table:table-cell office:value-type="string" calcext:value-type="string">
            <text:p><text:s/>http://data.linkedmdb.org/resource/film/42308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Curse_of_the_Werewolf <text:s text:c="21"/></text:p>
          </table:table-cell>
          <table:table-cell office:value-type="string" calcext:value-type="string">
            <text:p><text:s/>http://data.linkedmdb.org/resource/film/42371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Buena_Vista_Social_Club_(film) <text:s text:c="16"/></text:p>
          </table:table-cell>
          <table:table-cell office:value-type="string" calcext:value-type="string">
            <text:p><text:s/>http://data.linkedmdb.org/resource/film/664 <text:s text:c="31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Bullet_in_the_Head <text:s text:c="28"/></text:p>
          </table:table-cell>
          <table:table-cell office:value-type="string" calcext:value-type="string">
            <text:p><text:s/>http://data.linkedmdb.org/resource/film/4208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Shine_a_Light_(film) <text:s text:c="26"/></text:p>
          </table:table-cell>
          <table:table-cell office:value-type="string" calcext:value-type="string">
            <text:p><text:s/>http://data.linkedmdb.org/resource/film/13611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Until_the_End_of_the_World <text:s text:c="20"/></text:p>
          </table:table-cell>
          <table:table-cell office:value-type="string" calcext:value-type="string">
            <text:p><text:s/>http://data.linkedmdb.org/resource/film/38169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End_of_the_River <text:s text:c="26"/></text:p>
          </table:table-cell>
          <table:table-cell office:value-type="string" calcext:value-type="string">
            <text:p><text:s/>http://data.linkedmdb.org/resource/film/38169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Man_with_the_Punch <text:s text:c="24"/></text:p>
          </table:table-cell>
          <table:table-cell office:value-type="string" calcext:value-type="string">
            <text:p><text:s/>http://data.linkedmdb.org/resource/film/42721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Age_of_Innocence_(1934_film) <text:s text:c="14"/></text:p>
          </table:table-cell>
          <table:table-cell office:value-type="string" calcext:value-type="string">
            <text:p><text:s/>http://data.linkedmdb.org/resource/film/8061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Truth_About_Spring <text:s text:c="24"/></text:p>
          </table:table-cell>
          <table:table-cell office:value-type="string" calcext:value-type="string">
            <text:p><text:s/>http://data.linkedmdb.org/resource/film/43628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Truth_About_Charlie <text:s text:c="23"/></text:p>
          </table:table-cell>
          <table:table-cell office:value-type="string" calcext:value-type="string">
            <text:p><text:s/>http://data.linkedmdb.org/resource/film/43628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Ghosts_of_the_Abyss <text:s text:c="27"/></text:p>
          </table:table-cell>
          <table:table-cell office:value-type="string" calcext:value-type="string">
            <text:p><text:s/>http://data.linkedmdb.org/resource/film/42629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Children_of_Sanchez <text:s text:c="23"/></text:p>
          </table:table-cell>
          <table:table-cell office:value-type="string" calcext:value-type="string">
            <text:p><text:s/>http://data.linkedmdb.org/resource/film/55113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End_of_Suburbia <text:s text:c="27"/></text:p>
          </table:table-cell>
          <table:table-cell office:value-type="string" calcext:value-type="string">
            <text:p><text:s/>http://data.linkedmdb.org/resource/film/49680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End_of_the_Spear <text:s text:c="30"/></text:p>
          </table:table-cell>
          <table:table-cell office:value-type="string" calcext:value-type="string">
            <text:p><text:s/>http://data.linkedmdb.org/resource/film/49680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End_of_Summer <text:s text:c="29"/></text:p>
          </table:table-cell>
          <table:table-cell office:value-type="string" calcext:value-type="string">
            <text:p><text:s/>http://data.linkedmdb.org/resource/film/49680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Lone_Star_(1996_film) <text:s text:c="25"/></text:p>
          </table:table-cell>
          <table:table-cell office:value-type="string" calcext:value-type="string">
            <text:p><text:s/>http://data.linkedmdb.org/resource/film/1905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My_Voyage_to_Italy <text:s text:c="28"/></text:p>
          </table:table-cell>
          <table:table-cell office:value-type="string" calcext:value-type="string">
            <text:p><text:s/>http://data.linkedmdb.org/resource/film/43062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Silver_City_(2004_film) <text:s text:c="23"/></text:p>
          </table:table-cell>
          <table:table-cell office:value-type="string" calcext:value-type="string">
            <text:p><text:s/>http://data.linkedmdb.org/resource/film/2093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Aliens_of_the_Deep <text:s text:c="28"/></text:p>
          </table:table-cell>
          <table:table-cell office:value-type="string" calcext:value-type="string">
            <text:p><text:s/>http://data.linkedmdb.org/resource/film/40972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re's_Only_One_Jimmy_Grimble <text:s text:c="16"/></text:p>
          </table:table-cell>
          <table:table-cell office:value-type="string" calcext:value-type="string">
            <text:p><text:s/>http://data.linkedmdb.org/resource/film/6168 <text:s text:c="30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Stay_Tuned_(film) <text:s text:c="29"/></text:p>
          </table:table-cell>
          <table:table-cell office:value-type="string" calcext:value-type="string">
            <text:p><text:s/>http://data.linkedmdb.org/resource/film/41768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Year_of_the_Gun_(film) <text:s text:c="24"/></text:p>
          </table:table-cell>
          <table:table-cell office:value-type="string" calcext:value-type="string">
            <text:p><text:s/>http://data.linkedmdb.org/resource/film/1947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Year_of_the_Jellyfish <text:s text:c="25"/></text:p>
          </table:table-cell>
          <table:table-cell office:value-type="string" calcext:value-type="string">
            <text:p><text:s/>http://data.linkedmdb.org/resource/film/1947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Year_of_the_Comet <text:s text:c="29"/></text:p>
          </table:table-cell>
          <table:table-cell office:value-type="string" calcext:value-type="string">
            <text:p><text:s/>http://data.linkedmdb.org/resource/film/1947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Year_of_the_Horse <text:s text:c="29"/></text:p>
          </table:table-cell>
          <table:table-cell office:value-type="string" calcext:value-type="string">
            <text:p><text:s/>http://data.linkedmdb.org/resource/film/19475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Incorrect 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://dbpedia.org/resource/The_Boss_of_It_All <text:s text:c="28"/></text:p>
          </table:table-cell>
          <table:table-cell office:value-type="string" calcext:value-type="string">
            <text:p><text:s/>http://data.linkedmdb.org/resource/film/12872 <text:s text:c="29"/></text:p>
          </table:table-cell>
          <table:table-cell office:value-type="string" calcext:value-type="string">
            <text:p><text:s/>NULL <text:s text:c="11"/></text:p>
          </table:table-cell>
          <table:table-cell office:value-type="string" calcext:value-type="string">
            <text:p><text:s/>Correct <text:s text:c="2"/></text:p>
          </table:table-cell>
          <table:table-cell office:value-type="string" calcext:value-type="string">
            <text:p><text:s/>NULL 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bpedia-patents-3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/>http://dbpedia.org/resource/Seoul <text:s text:c="41"/></text:p>
          </table:table-cell>
          <table:table-cell office:value-type="string" calcext:value-type="string">
            <text:p><text:s/>http://us.patents.aksw.org/applicant/08356238-Kwon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Vancouver <text:s text:c="37"/></text:p>
          </table:table-cell>
          <table:table-cell office:value-type="string" calcext:value-type="string">
            <text:p><text:s/>http://us.patents.aksw.org/applicant/08383432-Zhan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an_Diego <text:s text:c="37"/></text:p>
          </table:table-cell>
          <table:table-cell office:value-type="string" calcext:value-type="string">
            <text:p><text:s/>http://us.patents.aksw.org/applicant/08342681-Michelsen <text:s text:c="19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Plymouth <text:s text:c="38"/></text:p>
          </table:table-cell>
          <table:table-cell office:value-type="string" calcext:value-type="string">
            <text:p><text:s/>http://us.patents.aksw.org/applicant/08344126-Hinkle <text:s text:c="22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77259-Kutsuwa <text:s text:c="21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Pittsburgh <text:s text:c="36"/></text:p>
          </table:table-cell>
          <table:table-cell office:value-type="string" calcext:value-type="string">
            <text:p><text:s/>http://us.patents.aksw.org/applicant/08367642-Cooper <text:s text:c="22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62616-Yasumori <text:s text:c="20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Osaka <text:s text:c="41"/></text:p>
          </table:table-cell>
          <table:table-cell office:value-type="string" calcext:value-type="string">
            <text:p><text:s/>http://us.patents.aksw.org/applicant/08391801-Yamanaka <text:s text:c="20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L%C3%BCbeck <text:s text:c="35"/></text:p>
          </table:table-cell>
          <table:table-cell office:value-type="string" calcext:value-type="string">
            <text:p><text:s/>http://us.patents.aksw.org/applicant/08358105-Barten <text:s text:c="22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henzhen <text:s text:c="38"/></text:p>
          </table:table-cell>
          <table:table-cell office:value-type="string" calcext:value-type="string">
            <text:p><text:s/>http://us.patents.aksw.org/applicant/08382303-Tan <text:s text:c="25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80428-Sugawara <text:s text:c="20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Hamamatsu <text:s text:c="37"/></text:p>
          </table:table-cell>
          <table:table-cell office:value-type="string" calcext:value-type="string">
            <text:p><text:s/>http://us.patents.aksw.org/applicant/08389844-Hasebe <text:s text:c="22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Daejeon <text:s text:c="39"/></text:p>
          </table:table-cell>
          <table:table-cell office:value-type="string" calcext:value-type="string">
            <text:p><text:s/>http://us.patents.aksw.org/applicant/08352403-Sung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Daejeon <text:s text:c="39"/></text:p>
          </table:table-cell>
          <table:table-cell office:value-type="string" calcext:value-type="string">
            <text:p><text:s/>http://us.patents.aksw.org/applicant/08391476-Jung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eoul <text:s text:c="41"/></text:p>
          </table:table-cell>
          <table:table-cell office:value-type="string" calcext:value-type="string">
            <text:p><text:s/>http://us.patents.aksw.org/applicant/08345564-Cho <text:s text:c="25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Las_Vegas <text:s text:c="37"/></text:p>
          </table:table-cell>
          <table:table-cell office:value-type="string" calcext:value-type="string">
            <text:p><text:s/>http://us.patents.aksw.org/applicant/08360888-Phan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eattle <text:s text:c="39"/></text:p>
          </table:table-cell>
          <table:table-cell office:value-type="string" calcext:value-type="string">
            <text:p><text:s/>http://us.patents.aksw.org/applicant/08361396-Mulligan <text:s text:c="20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46062-Takashima <text:s text:c="19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Amsterdam <text:s text:c="37"/></text:p>
          </table:table-cell>
          <table:table-cell office:value-type="string" calcext:value-type="string">
            <text:p><text:s/>http://us.patents.aksw.org/applicant/08350181-Rusch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Noida <text:s text:c="41"/></text:p>
          </table:table-cell>
          <table:table-cell office:value-type="string" calcext:value-type="string">
            <text:p><text:s/>http://us.patents.aksw.org/applicant/08354866-Sinha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Cincinnati <text:s text:c="36"/></text:p>
          </table:table-cell>
          <table:table-cell office:value-type="string" calcext:value-type="string">
            <text:p><text:s/>http://us.patents.aksw.org/applicant/D0674706-Bose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65978-Fukui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Cambridge <text:s text:c="37"/></text:p>
          </table:table-cell>
          <table:table-cell office:value-type="string" calcext:value-type="string">
            <text:p><text:s/>http://us.patents.aksw.org/applicant/08357517-Himes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allinn <text:s text:c="39"/></text:p>
          </table:table-cell>
          <table:table-cell office:value-type="string" calcext:value-type="string">
            <text:p><text:s/>http://us.patents.aksw.org/applicant/08345581-Mandre <text:s text:c="22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Birmingham <text:s text:c="36"/></text:p>
          </table:table-cell>
          <table:table-cell office:value-type="string" calcext:value-type="string">
            <text:p><text:s/>http://us.patents.aksw.org/applicant/08344132-Kumar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an_Francisco <text:s text:c="33"/></text:p>
          </table:table-cell>
          <table:table-cell office:value-type="string" calcext:value-type="string">
            <text:p><text:s/>http://us.patents.aksw.org/applicant/08352608-Keagy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Plymouth <text:s text:c="38"/></text:p>
          </table:table-cell>
          <table:table-cell office:value-type="string" calcext:value-type="string">
            <text:p><text:s/>http://us.patents.aksw.org/applicant/D0675689-Cardarelli <text:s text:c="18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an_Antonio <text:s text:c="35"/></text:p>
          </table:table-cell>
          <table:table-cell office:value-type="string" calcext:value-type="string">
            <text:p><text:s/>http://us.patents.aksw.org/applicant/08370254-Cotter <text:s text:c="22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Dammam <text:s text:c="40"/></text:p>
          </table:table-cell>
          <table:table-cell office:value-type="string" calcext:value-type="string">
            <text:p><text:s/>http://us.patents.aksw.org/applicant/08343336-Al-Qahtani <text:s text:c="18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eoul <text:s text:c="41"/></text:p>
          </table:table-cell>
          <table:table-cell office:value-type="string" calcext:value-type="string">
            <text:p><text:s/>http://us.patents.aksw.org/applicant/08377899-Shin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an_Diego <text:s text:c="37"/></text:p>
          </table:table-cell>
          <table:table-cell office:value-type="string" calcext:value-type="string">
            <text:p><text:s/>http://us.patents.aksw.org/applicant/08347020-Maddali <text:s text:c="21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Cambridge <text:s text:c="37"/></text:p>
          </table:table-cell>
          <table:table-cell office:value-type="string" calcext:value-type="string">
            <text:p><text:s/>http://us.patents.aksw.org/applicant/08350021-Satishchandran <text:s text:c="1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Houston <text:s text:c="39"/></text:p>
          </table:table-cell>
          <table:table-cell office:value-type="string" calcext:value-type="string">
            <text:p><text:s/>http://us.patents.aksw.org/applicant/08386887-Frost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Los_Angeles <text:s text:c="35"/></text:p>
          </table:table-cell>
          <table:table-cell office:value-type="string" calcext:value-type="string">
            <text:p><text:s/>http://us.patents.aksw.org/applicant/08389434-Greenberg <text:s text:c="19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Los_Angeles <text:s text:c="35"/></text:p>
          </table:table-cell>
          <table:table-cell office:value-type="string" calcext:value-type="string">
            <text:p><text:s/>http://us.patents.aksw.org/applicant/08378084-Li <text:s text:c="26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Osaka <text:s text:c="41"/></text:p>
          </table:table-cell>
          <table:table-cell office:value-type="string" calcext:value-type="string">
            <text:p><text:s/>http://us.patents.aksw.org/applicant/08381755-Ikeda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Dallas <text:s text:c="40"/></text:p>
          </table:table-cell>
          <table:table-cell office:value-type="string" calcext:value-type="string">
            <text:p><text:s/>http://us.patents.aksw.org/applicant/08384392-Lewinski <text:s text:c="20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an_Diego <text:s text:c="37"/></text:p>
          </table:table-cell>
          <table:table-cell office:value-type="string" calcext:value-type="string">
            <text:p><text:s/>http://us.patents.aksw.org/applicant/08345325-Majette <text:s text:c="21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henzhen <text:s text:c="38"/></text:p>
          </table:table-cell>
          <table:table-cell office:value-type="string" calcext:value-type="string">
            <text:p><text:s/>http://us.patents.aksw.org/applicant/08351424-Jin <text:s text:c="25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69630-Watanabe <text:s text:c="20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eoul <text:s text:c="41"/></text:p>
          </table:table-cell>
          <table:table-cell office:value-type="string" calcext:value-type="string">
            <text:p><text:s/>http://us.patents.aksw.org/applicant/08387101-Kim <text:s text:c="25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an_Diego <text:s text:c="37"/></text:p>
          </table:table-cell>
          <table:table-cell office:value-type="string" calcext:value-type="string">
            <text:p><text:s/>http://us.patents.aksw.org/applicant/08368510-Luckhardt <text:s text:c="19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henzhen <text:s text:c="38"/></text:p>
          </table:table-cell>
          <table:table-cell office:value-type="string" calcext:value-type="string">
            <text:p><text:s/>http://us.patents.aksw.org/applicant/08378244-Xiao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ronto <text:s text:c="39"/></text:p>
          </table:table-cell>
          <table:table-cell office:value-type="string" calcext:value-type="string">
            <text:p><text:s/>http://us.patents.aksw.org/applicant/08378841-August <text:s text:c="22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Hiroshima <text:s text:c="37"/></text:p>
          </table:table-cell>
          <table:table-cell office:value-type="string" calcext:value-type="string">
            <text:p><text:s/>http://us.patents.aksw.org/applicant/08366183-Sugimura <text:s text:c="20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eoul <text:s text:c="41"/></text:p>
          </table:table-cell>
          <table:table-cell office:value-type="string" calcext:value-type="string">
            <text:p><text:s/>http://us.patents.aksw.org/applicant/08362464-Lee <text:s text:c="25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eattle <text:s text:c="39"/></text:p>
          </table:table-cell>
          <table:table-cell office:value-type="string" calcext:value-type="string">
            <text:p><text:s/>http://us.patents.aksw.org/applicant/08385596-Bennett <text:s text:c="21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an_Francisco <text:s text:c="33"/></text:p>
          </table:table-cell>
          <table:table-cell office:value-type="string" calcext:value-type="string">
            <text:p><text:s/>http://us.patents.aksw.org/applicant/08370079-Marks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54907-Fukaya <text:s text:c="22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Montreal <text:s text:c="38"/></text:p>
          </table:table-cell>
          <table:table-cell office:value-type="string" calcext:value-type="string">
            <text:p><text:s/>http://us.patents.aksw.org/applicant/08369228-Pani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Los_Angeles <text:s text:c="35"/></text:p>
          </table:table-cell>
          <table:table-cell office:value-type="string" calcext:value-type="string">
            <text:p><text:s/>http://us.patents.aksw.org/applicant/08388935-Pimentel <text:s text:c="20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Yokohama <text:s text:c="38"/></text:p>
          </table:table-cell>
          <table:table-cell office:value-type="string" calcext:value-type="string">
            <text:p><text:s/>http://us.patents.aksw.org/applicant/08366911-Higashi <text:s text:c="21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57189-Igaki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48490-Nagae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Plymouth <text:s text:c="38"/></text:p>
          </table:table-cell>
          <table:table-cell office:value-type="string" calcext:value-type="string">
            <text:p><text:s/>http://us.patents.aksw.org/applicant/08377292-Tanner <text:s text:c="22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61916-Tomeno <text:s text:c="22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Manchester <text:s text:c="36"/></text:p>
          </table:table-cell>
          <table:table-cell office:value-type="string" calcext:value-type="string">
            <text:p><text:s/>http://us.patents.aksw.org/applicant/08384027-Langridge <text:s text:c="19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49439-Matsubara <text:s text:c="19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Yongin <text:s text:c="40"/></text:p>
          </table:table-cell>
          <table:table-cell office:value-type="string" calcext:value-type="string">
            <text:p><text:s/>http://us.patents.aksw.org/applicant/08343786-Pyo <text:s text:c="25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eoul <text:s text:c="41"/></text:p>
          </table:table-cell>
          <table:table-cell office:value-type="string" calcext:value-type="string">
            <text:p><text:s/>http://us.patents.aksw.org/applicant/08351631-Kim <text:s text:c="25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77563-Abe <text:s text:c="25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agamihara <text:s text:c="36"/></text:p>
          </table:table-cell>
          <table:table-cell office:value-type="string" calcext:value-type="string">
            <text:p><text:s/>http://us.patents.aksw.org/applicant/08349608-Sakuragawa <text:s text:c="18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Daejeon <text:s text:c="39"/></text:p>
          </table:table-cell>
          <table:table-cell office:value-type="string" calcext:value-type="string">
            <text:p><text:s/>http://us.patents.aksw.org/applicant/08379165-Song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Los_Angeles <text:s text:c="35"/></text:p>
          </table:table-cell>
          <table:table-cell office:value-type="string" calcext:value-type="string">
            <text:p><text:s/>http://us.patents.aksw.org/applicant/08392252-Tam <text:s text:c="25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Osaka <text:s text:c="41"/></text:p>
          </table:table-cell>
          <table:table-cell office:value-type="string" calcext:value-type="string">
            <text:p><text:s/>http://us.patents.aksw.org/applicant/08390165-Kondo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henzhen <text:s text:c="38"/></text:p>
          </table:table-cell>
          <table:table-cell office:value-type="string" calcext:value-type="string">
            <text:p><text:s/>http://us.patents.aksw.org/applicant/08378636-Yang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49629-Tanaka <text:s text:c="22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Kyoto <text:s text:c="41"/></text:p>
          </table:table-cell>
          <table:table-cell office:value-type="string" calcext:value-type="string">
            <text:p><text:s/>http://us.patents.aksw.org/applicant/08387437-Yamazaki <text:s text:c="20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Bangalore <text:s text:c="37"/></text:p>
          </table:table-cell>
          <table:table-cell office:value-type="string" calcext:value-type="string">
            <text:p><text:s/>http://us.patents.aksw.org/applicant/08350487-Prasad <text:s text:c="22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eattle <text:s text:c="39"/></text:p>
          </table:table-cell>
          <table:table-cell office:value-type="string" calcext:value-type="string">
            <text:p><text:s/>http://us.patents.aksw.org/applicant/08376834-Livni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Bottrop <text:s text:c="39"/></text:p>
          </table:table-cell>
          <table:table-cell office:value-type="string" calcext:value-type="string">
            <text:p><text:s/>http://us.patents.aksw.org/applicant/08365901-Schmidt <text:s text:c="21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London <text:s text:c="40"/></text:p>
          </table:table-cell>
          <table:table-cell office:value-type="string" calcext:value-type="string">
            <text:p><text:s/>http://us.patents.aksw.org/applicant/08380614-Johnson <text:s text:c="21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82579-Kaji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henzhen <text:s text:c="38"/></text:p>
          </table:table-cell>
          <table:table-cell office:value-type="string" calcext:value-type="string">
            <text:p><text:s/>http://us.patents.aksw.org/applicant/08356925-Lv <text:s text:c="26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Daejeon <text:s text:c="39"/></text:p>
          </table:table-cell>
          <table:table-cell office:value-type="string" calcext:value-type="string">
            <text:p><text:s/>http://us.patents.aksw.org/applicant/08367190-Kim <text:s text:c="25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henzhen <text:s text:c="38"/></text:p>
          </table:table-cell>
          <table:table-cell office:value-type="string" calcext:value-type="string">
            <text:p><text:s/>http://us.patents.aksw.org/applicant/08388199-He <text:s text:c="26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Mississauga <text:s text:c="35"/></text:p>
          </table:table-cell>
          <table:table-cell office:value-type="string" calcext:value-type="string">
            <text:p><text:s/>http://us.patents.aksw.org/applicant/08384343-Kojori <text:s text:c="22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eattle <text:s text:c="39"/></text:p>
          </table:table-cell>
          <table:table-cell office:value-type="string" calcext:value-type="string">
            <text:p><text:s/>http://us.patents.aksw.org/applicant/08374701-Sweeney <text:s text:c="21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74437-Iwai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an_Diego <text:s text:c="37"/></text:p>
          </table:table-cell>
          <table:table-cell office:value-type="string" calcext:value-type="string">
            <text:p><text:s/>http://us.patents.aksw.org/applicant/RE043923-Wallner <text:s text:c="21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Cairo <text:s text:c="41"/></text:p>
          </table:table-cell>
          <table:table-cell office:value-type="string" calcext:value-type="string">
            <text:p><text:s/>http://us.patents.aksw.org/applicant/08356265-Fouad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Houston <text:s text:c="39"/></text:p>
          </table:table-cell>
          <table:table-cell office:value-type="string" calcext:value-type="string">
            <text:p><text:s/>http://us.patents.aksw.org/applicant/08362781-Reiderman <text:s text:c="19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Yokohama <text:s text:c="38"/></text:p>
          </table:table-cell>
          <table:table-cell office:value-type="string" calcext:value-type="string">
            <text:p><text:s/>http://us.patents.aksw.org/applicant/08359023-Joko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henzhen <text:s text:c="38"/></text:p>
          </table:table-cell>
          <table:table-cell office:value-type="string" calcext:value-type="string">
            <text:p><text:s/>http://us.patents.aksw.org/applicant/08364916-Yuan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Osaka <text:s text:c="41"/></text:p>
          </table:table-cell>
          <table:table-cell office:value-type="string" calcext:value-type="string">
            <text:p><text:s/>http://us.patents.aksw.org/applicant/08365546-Hayashida <text:s text:c="19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Nagoya <text:s text:c="40"/></text:p>
          </table:table-cell>
          <table:table-cell office:value-type="string" calcext:value-type="string">
            <text:p><text:s/>http://us.patents.aksw.org/applicant/08388121-Tamada <text:s text:c="22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Edmonton <text:s text:c="38"/></text:p>
          </table:table-cell>
          <table:table-cell office:value-type="string" calcext:value-type="string">
            <text:p><text:s/>http://us.patents.aksw.org/applicant/08368983-Crawford <text:s text:c="20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78912-Nakano <text:s text:c="22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Nagoya <text:s text:c="40"/></text:p>
          </table:table-cell>
          <table:table-cell office:value-type="string" calcext:value-type="string">
            <text:p><text:s/>http://us.patents.aksw.org/applicant/D0673604-Nanno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an_Diego <text:s text:c="37"/></text:p>
          </table:table-cell>
          <table:table-cell office:value-type="string" calcext:value-type="string">
            <text:p><text:s/>http://us.patents.aksw.org/applicant/08388094-Jones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eoul <text:s text:c="41"/></text:p>
          </table:table-cell>
          <table:table-cell office:value-type="string" calcext:value-type="string">
            <text:p><text:s/>http://us.patents.aksw.org/applicant/08382305-Kang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Tokyo <text:s text:c="41"/></text:p>
          </table:table-cell>
          <table:table-cell office:value-type="string" calcext:value-type="string">
            <text:p><text:s/>http://us.patents.aksw.org/applicant/08375403-Matsumoto <text:s text:c="19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Eindhoven <text:s text:c="37"/></text:p>
          </table:table-cell>
          <table:table-cell office:value-type="string" calcext:value-type="string">
            <text:p><text:s/>http://us.patents.aksw.org/applicant/08376844-Eves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Los_Angeles <text:s text:c="35"/></text:p>
          </table:table-cell>
          <table:table-cell office:value-type="string" calcext:value-type="string">
            <text:p><text:s/>http://us.patents.aksw.org/applicant/D0675953-Lalvani <text:s text:c="21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Zhongli <text:s text:c="39"/></text:p>
          </table:table-cell>
          <table:table-cell office:value-type="string" calcext:value-type="string">
            <text:p><text:s/>http://us.patents.aksw.org/applicant/08358247-Wu <text:s text:c="26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henzhen <text:s text:c="38"/></text:p>
          </table:table-cell>
          <table:table-cell office:value-type="string" calcext:value-type="string">
            <text:p><text:s/>http://us.patents.aksw.org/applicant/08381261-Song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Seoul <text:s text:c="41"/></text:p>
          </table:table-cell>
          <table:table-cell office:value-type="string" calcext:value-type="string">
            <text:p><text:s/>http://us.patents.aksw.org/applicant/08390556-Kim <text:s text:c="25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Daejeon <text:s text:c="39"/></text:p>
          </table:table-cell>
          <table:table-cell office:value-type="string" calcext:value-type="string">
            <text:p><text:s/>http://us.patents.aksw.org/applicant/08367736-Yang <text:s text:c="24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://dbpedia.org/resource/Manchester <text:s text:c="36"/></text:p>
          </table:table-cell>
          <table:table-cell office:value-type="string" calcext:value-type="string">
            <text:p><text:s/>http://us.patents.aksw.org/applicant/08376650-McCue <text:s text:c="23"/>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bpedia-drugbank-4" table:style-name="ta1"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<text:s/>http://dbpedia.org/resource/Atropine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572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nileridin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913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nidulafungin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362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prepitant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673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epromazine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614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eprometazine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615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epromazine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615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motriptan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918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antadine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915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ifostine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143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enocoumarol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18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inorex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90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ntrafenin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19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nagrelide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261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phamethadol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98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prenolol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866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zathioprine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993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rinone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27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uranofin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995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jmaline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26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izapride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25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inophenazone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24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prindine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29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sacrine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276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rgatroban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278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ikacin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479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5-Androstenediol <text:s text:c="3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524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recoline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4365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etohydroxamic_acid <text:s text:c="2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551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tretamin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488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inophylline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223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prazolam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404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tazanavir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072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phamethylthiofentanyl <text:s text:c="2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70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nisindion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125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glucosidase_alfa <text:s text:c="2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272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zithromycin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207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fuzosin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346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fentanil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802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arbose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284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tomoxetin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289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etyldihydrocodeine <text:s text:c="2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538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lexanox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025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ineptine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4836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Para-Methoxyamphetamine <text:s text:c="2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72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cinonide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288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oxapine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543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pramycin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4626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odiaquin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613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lylprodine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542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etohexamide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414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picillin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415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zacitidin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928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photericin_B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681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ztreonam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355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isulprid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6288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tovaquone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117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iodarone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118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dapalene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210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niracetam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4599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inoglutethimide <text:s text:c="2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357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batacept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281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etazolamide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819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pha-Ethyltryptamine <text:s text:c="2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546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nastrozol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217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dinazolam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546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efacept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092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dalimumab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051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pha-Methylfentanyl <text:s text:c="2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557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bciximab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054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nti-thymocyte_globulin <text:s text:c="2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098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itriptyline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321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ebutolol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193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stemizole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637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rbutamine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102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oxicillin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060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zlocillin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061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etophenazine <text:s text:c="3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063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lopurinol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437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etorphin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69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tenolol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335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gluceras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088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phetamin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182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emtuzumab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087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itretinoin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523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ripiprazole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238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2,5-Dimethoxy-4-ethylamphetamine <text:s text:c="1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67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vimopan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6274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Methylenedioxyethylamphetamine <text:s text:c="1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566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tracurium_besilate <text:s text:c="2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732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ndrostenedione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561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barelix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106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lodipine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381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3-Methylthiofentanyl <text:s text:c="2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39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bendazol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518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clometasone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240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mitrine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30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inocaproic_acid <text:s text:c="2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513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zelastine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972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etyldigitoxin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511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prenavir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701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3-Methylfentanyl <text:s text:c="3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571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amprosat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659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iloride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594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itretin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459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obarbital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351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denosine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640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probarbital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352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sparaginase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023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nakinra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026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praclonidine <text:s text:c="33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964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pha-Methyltryptamine <text:s text:c="2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46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4-Methylaminorex <text:s text:c="3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47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iclovir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787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iskiren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258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bacavir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048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osetron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969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zatadine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719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nistreplase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029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inolevulinic_acid <text:s text:c="2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855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3,4-Methylenedioxyamphetamine <text:s text:c="1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509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Technetium_(99mTc)_arcitumomab <text:s text:c="1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113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pomorphin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714 </text:p>
          </table:table-cell>
          <table:table-cell office:value-type="string" calcext:value-type="string">
            <text:p><text:s/>Correct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iloride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913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Rimantadin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915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ikacin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2842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barelix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261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Etiocholanolone <text:s text:c="31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2854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denosine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173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Tacrine <text:s text:c="39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27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5-Androstenediol <text:s text:c="3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526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5-Androstenediol <text:s text:c="3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536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ndrosterone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4630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Cathinone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288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rinone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288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Piracetam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2736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Ketamine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2736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prazolam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819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PT <text:s text:c="4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2057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5-Androstenediol <text:s text:c="3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51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Dobutamine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102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Etorphine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69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phetaminil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182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citretin <text:s text:c="37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523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Felodipine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381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Flubendazole <text:s text:c="34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518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Mebendazole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518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Beclometasone_dipropionate <text:s text:c="2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240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Nabilone <text:s text:c="38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594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Probarbital <text:s text:c="3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352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lpha-Ethyltryptamine <text:s text:c="25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446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5-Androstenediol <text:s text:c="30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503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PT <text:s text:c="42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1975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http://dbpedia.org/resource/Amantadine <text:s text:c="36"/></text:p>
          </table:table-cell>
          <table:table-cell office:value-type="string" calcext:value-type="string">
            <text:p>&lt;http://www.w3.org/2002/07/owl#sameAs&gt;</text:p>
          </table:table-cell>
          <table:table-cell office:value-type="string" calcext:value-type="string">
            <text:p><text:s/>http://wifo5-04.informatik.uni-mannheim.de/drugbank/resource/drugs/DB00719 </text:p>
          </table:table-cell>
          <table:table-cell office:value-type="string" calcext:value-type="string">
            <text:p><text:s/>Incorrect 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5" table:style-name="ta1">
        <table:table-column table:style-name="co13" table:default-cell-style-name="Default"/>
        <table:table-column table:style-name="co13" table:default-cell-style-name="ce2"/>
        <table:table-column table:style-name="co13" table:default-cell-style-name="Default"/>
        <table:table-column table:style-name="co14" table:default-cell-style-name="ce1"/>
        <table:table-column table:style-name="co3" table:default-cell-style-name="ce2"/>
        <table:table-row table:style-name="ro1">
          <table:table-cell table:formula="of:=TRIM(['dbpedia-linkedmdb-2'.A1])" office:value-type="string" office:string-value="http://dbpedia.org/resource/Teddy_Bears'_Picnic_(film)" calcext:value-type="string">
            <text:p>http://dbpedia.org/resource/Teddy_Bears'_Picnic_(film)</text:p>
          </table:table-cell>
          <table:table-cell table:formula="of:=TRIM(['dbpedia-linkedmdb-2'.B1])" office:value-type="string" office:string-value="http://data.linkedmdb.org/resource/film/8150" calcext:value-type="string">
            <text:p>http://data.linkedmdb.org/resource/film/8150</text:p>
          </table:table-cell>
          <table:table-cell table:formula="of:=CONCATENATE(&quot;&lt;&quot;;[.A1];&quot;&gt;&quot;)" office:value-type="string" office:string-value="&lt;http://dbpedia.org/resource/Teddy_Bears'_Picnic_(film)&gt;" calcext:value-type="string">
            <text:p>&lt;http://dbpedia.org/resource/Teddy_Bears'_Picnic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];&quot;&gt; .&quot;)" office:value-type="string" office:string-value="&lt;http://data.linkedmdb.org/resource/film/8150&gt; ." calcext:value-type="string">
            <text:p>&lt;http://data.linkedmdb.org/resource/film/8150&gt; .</text:p>
          </table:table-cell>
        </table:table-row>
        <table:table-row table:style-name="ro1">
          <table:table-cell table:formula="of:=TRIM(['dbpedia-linkedmdb-2'.A2])" office:value-type="string" office:string-value="http://dbpedia.org/resource/Ride_with_the_Devil_(film)" calcext:value-type="string">
            <text:p>http://dbpedia.org/resource/Ride_with_the_Devil_(film)</text:p>
          </table:table-cell>
          <table:table-cell table:formula="of:=TRIM(['dbpedia-linkedmdb-2'.B2])" office:value-type="string" office:string-value="http://data.linkedmdb.org/resource/film/39035" calcext:value-type="string">
            <text:p>http://data.linkedmdb.org/resource/film/39035</text:p>
          </table:table-cell>
          <table:table-cell table:formula="of:=CONCATENATE(&quot;&lt;&quot;;[.A2];&quot;&gt;&quot;)" office:value-type="string" office:string-value="&lt;http://dbpedia.org/resource/Ride_with_the_Devil_(film)&gt;" calcext:value-type="string">
            <text:p>&lt;http://dbpedia.org/resource/Ride_with_the_Devil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2];&quot;&gt; .&quot;)" office:value-type="string" office:string-value="&lt;http://data.linkedmdb.org/resource/film/39035&gt; ." calcext:value-type="string">
            <text:p>&lt;http://data.linkedmdb.org/resource/film/39035&gt; .</text:p>
          </table:table-cell>
        </table:table-row>
        <table:table-row table:style-name="ro1">
          <table:table-cell table:formula="of:=TRIM(['dbpedia-linkedmdb-2'.A3])" office:value-type="string" office:string-value="http://dbpedia.org/resource/The_Game_(film)" calcext:value-type="string">
            <text:p>http://dbpedia.org/resource/The_Game_(film)</text:p>
          </table:table-cell>
          <table:table-cell table:formula="of:=TRIM(['dbpedia-linkedmdb-2'.B3])" office:value-type="string" office:string-value="http://data.linkedmdb.org/resource/film/5809" calcext:value-type="string">
            <text:p>http://data.linkedmdb.org/resource/film/5809</text:p>
          </table:table-cell>
          <table:table-cell table:formula="of:=CONCATENATE(&quot;&lt;&quot;;[.A3];&quot;&gt;&quot;)" office:value-type="string" office:string-value="&lt;http://dbpedia.org/resource/The_Game_(film)&gt;" calcext:value-type="string">
            <text:p>&lt;http://dbpedia.org/resource/The_Game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3];&quot;&gt; .&quot;)" office:value-type="string" office:string-value="&lt;http://data.linkedmdb.org/resource/film/5809&gt; ." calcext:value-type="string">
            <text:p>&lt;http://data.linkedmdb.org/resource/film/5809&gt; .</text:p>
          </table:table-cell>
        </table:table-row>
        <table:table-row table:style-name="ro1">
          <table:table-cell table:formula="of:=TRIM(['dbpedia-linkedmdb-2'.A4])" office:value-type="string" office:string-value="http://dbpedia.org/resource/Catch_Us_If_You_Can_(film)" calcext:value-type="string">
            <text:p>http://dbpedia.org/resource/Catch_Us_If_You_Can_(film)</text:p>
          </table:table-cell>
          <table:table-cell table:formula="of:=TRIM(['dbpedia-linkedmdb-2'.B4])" office:value-type="string" office:string-value="http://data.linkedmdb.org/resource/film/38948" calcext:value-type="string">
            <text:p>http://data.linkedmdb.org/resource/film/38948</text:p>
          </table:table-cell>
          <table:table-cell table:formula="of:=CONCATENATE(&quot;&lt;&quot;;[.A4];&quot;&gt;&quot;)" office:value-type="string" office:string-value="&lt;http://dbpedia.org/resource/Catch_Us_If_You_Can_(film)&gt;" calcext:value-type="string">
            <text:p>&lt;http://dbpedia.org/resource/Catch_Us_If_You_Can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4];&quot;&gt; .&quot;)" office:value-type="string" office:string-value="&lt;http://data.linkedmdb.org/resource/film/38948&gt; ." calcext:value-type="string">
            <text:p>&lt;http://data.linkedmdb.org/resource/film/38948&gt; .</text:p>
          </table:table-cell>
        </table:table-row>
        <table:table-row table:style-name="ro1">
          <table:table-cell table:formula="of:=TRIM(['dbpedia-linkedmdb-2'.A5])" office:value-type="string" office:string-value="http://dbpedia.org/resource/Bringing_Out_the_Dead" calcext:value-type="string">
            <text:p>http://dbpedia.org/resource/Bringing_Out_the_Dead</text:p>
          </table:table-cell>
          <table:table-cell table:formula="of:=TRIM(['dbpedia-linkedmdb-2'.B5])" office:value-type="string" office:string-value="http://data.linkedmdb.org/resource/film/39233" calcext:value-type="string">
            <text:p>http://data.linkedmdb.org/resource/film/39233</text:p>
          </table:table-cell>
          <table:table-cell table:formula="of:=CONCATENATE(&quot;&lt;&quot;;[.A5];&quot;&gt;&quot;)" office:value-type="string" office:string-value="&lt;http://dbpedia.org/resource/Bringing_Out_the_Dead&gt;" calcext:value-type="string">
            <text:p>&lt;http://dbpedia.org/resource/Bringing_Out_the_Dead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5];&quot;&gt; .&quot;)" office:value-type="string" office:string-value="&lt;http://data.linkedmdb.org/resource/film/39233&gt; ." calcext:value-type="string">
            <text:p>&lt;http://data.linkedmdb.org/resource/film/39233&gt; .</text:p>
          </table:table-cell>
        </table:table-row>
        <table:table-row table:style-name="ro1">
          <table:table-cell table:formula="of:=TRIM(['dbpedia-linkedmdb-2'.A6])" office:value-type="string" office:string-value="http://dbpedia.org/resource/From_Dusk_Till_Dawn" calcext:value-type="string">
            <text:p>http://dbpedia.org/resource/From_Dusk_Till_Dawn</text:p>
          </table:table-cell>
          <table:table-cell table:formula="of:=TRIM(['dbpedia-linkedmdb-2'.B6])" office:value-type="string" office:string-value="http://data.linkedmdb.org/resource/film/39428" calcext:value-type="string">
            <text:p>http://data.linkedmdb.org/resource/film/39428</text:p>
          </table:table-cell>
          <table:table-cell table:formula="of:=CONCATENATE(&quot;&lt;&quot;;[.A6];&quot;&gt;&quot;)" office:value-type="string" office:string-value="&lt;http://dbpedia.org/resource/From_Dusk_Till_Dawn&gt;" calcext:value-type="string">
            <text:p>&lt;http://dbpedia.org/resource/From_Dusk_Till_Dawn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6];&quot;&gt; .&quot;)" office:value-type="string" office:string-value="&lt;http://data.linkedmdb.org/resource/film/39428&gt; ." calcext:value-type="string">
            <text:p>&lt;http://data.linkedmdb.org/resource/film/39428&gt; .</text:p>
          </table:table-cell>
        </table:table-row>
        <table:table-row table:style-name="ro1">
          <table:table-cell table:formula="of:=TRIM(['dbpedia-linkedmdb-2'.A7])" office:value-type="string" office:string-value="http://dbpedia.org/resource/A_Huey_P._Newton_Story" calcext:value-type="string">
            <text:p>http://dbpedia.org/resource/A_Huey_P._Newton_Story</text:p>
          </table:table-cell>
          <table:table-cell table:formula="of:=TRIM(['dbpedia-linkedmdb-2'.B7])" office:value-type="string" office:string-value="http://data.linkedmdb.org/resource/film/12436" calcext:value-type="string">
            <text:p>http://data.linkedmdb.org/resource/film/12436</text:p>
          </table:table-cell>
          <table:table-cell table:formula="of:=CONCATENATE(&quot;&lt;&quot;;[.A7];&quot;&gt;&quot;)" office:value-type="string" office:string-value="&lt;http://dbpedia.org/resource/A_Huey_P._Newton_Story&gt;" calcext:value-type="string">
            <text:p>&lt;http://dbpedia.org/resource/A_Huey_P._Newton_Story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7];&quot;&gt; .&quot;)" office:value-type="string" office:string-value="&lt;http://data.linkedmdb.org/resource/film/12436&gt; ." calcext:value-type="string">
            <text:p>&lt;http://data.linkedmdb.org/resource/film/12436&gt; .</text:p>
          </table:table-cell>
        </table:table-row>
        <table:table-row table:style-name="ro1">
          <table:table-cell table:formula="of:=TRIM(['dbpedia-linkedmdb-2'.A8])" office:value-type="string" office:string-value="http://dbpedia.org/resource/For_Your_Consideration_(film)" calcext:value-type="string">
            <text:p>http://dbpedia.org/resource/For_Your_Consideration_(film)</text:p>
          </table:table-cell>
          <table:table-cell table:formula="of:=TRIM(['dbpedia-linkedmdb-2'.B8])" office:value-type="string" office:string-value="http://data.linkedmdb.org/resource/film/4420" calcext:value-type="string">
            <text:p>http://data.linkedmdb.org/resource/film/4420</text:p>
          </table:table-cell>
          <table:table-cell table:formula="of:=CONCATENATE(&quot;&lt;&quot;;[.A8];&quot;&gt;&quot;)" office:value-type="string" office:string-value="&lt;http://dbpedia.org/resource/For_Your_Consideration_(film)&gt;" calcext:value-type="string">
            <text:p>&lt;http://dbpedia.org/resource/For_Your_Consideration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8];&quot;&gt; .&quot;)" office:value-type="string" office:string-value="&lt;http://data.linkedmdb.org/resource/film/4420&gt; ." calcext:value-type="string">
            <text:p>&lt;http://data.linkedmdb.org/resource/film/4420&gt; .</text:p>
          </table:table-cell>
        </table:table-row>
        <table:table-row table:style-name="ro1">
          <table:table-cell table:formula="of:=TRIM(['dbpedia-linkedmdb-2'.A9])" office:value-type="string" office:string-value="http://dbpedia.org/resource/A_Brief_History_of_Time_(film)" calcext:value-type="string">
            <text:p>http://dbpedia.org/resource/A_Brief_History_of_Time_(film)</text:p>
          </table:table-cell>
          <table:table-cell table:formula="of:=TRIM(['dbpedia-linkedmdb-2'.B9])" office:value-type="string" office:string-value="http://data.linkedmdb.org/resource/film/2418" calcext:value-type="string">
            <text:p>http://data.linkedmdb.org/resource/film/2418</text:p>
          </table:table-cell>
          <table:table-cell table:formula="of:=CONCATENATE(&quot;&lt;&quot;;[.A9];&quot;&gt;&quot;)" office:value-type="string" office:string-value="&lt;http://dbpedia.org/resource/A_Brief_History_of_Time_(film)&gt;" calcext:value-type="string">
            <text:p>&lt;http://dbpedia.org/resource/A_Brief_History_of_Time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9];&quot;&gt; .&quot;)" office:value-type="string" office:string-value="&lt;http://data.linkedmdb.org/resource/film/2418&gt; ." calcext:value-type="string">
            <text:p>&lt;http://data.linkedmdb.org/resource/film/2418&gt; .</text:p>
          </table:table-cell>
        </table:table-row>
        <table:table-row table:style-name="ro1">
          <table:table-cell table:formula="of:=TRIM(['dbpedia-linkedmdb-2'.A10])" office:value-type="string" office:string-value="http://dbpedia.org/resource/Alice_in_Wonderland_(1931_film)" calcext:value-type="string">
            <text:p>http://dbpedia.org/resource/Alice_in_Wonderland_(1931_film)</text:p>
          </table:table-cell>
          <table:table-cell table:formula="of:=TRIM(['dbpedia-linkedmdb-2'.B10])" office:value-type="string" office:string-value="http://data.linkedmdb.org/resource/film/65505" calcext:value-type="string">
            <text:p>http://data.linkedmdb.org/resource/film/65505</text:p>
          </table:table-cell>
          <table:table-cell table:formula="of:=CONCATENATE(&quot;&lt;&quot;;[.A10];&quot;&gt;&quot;)" office:value-type="string" office:string-value="&lt;http://dbpedia.org/resource/Alice_in_Wonderland_(1931_film)&gt;" calcext:value-type="string">
            <text:p>&lt;http://dbpedia.org/resource/Alice_in_Wonderland_(1931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0];&quot;&gt; .&quot;)" office:value-type="string" office:string-value="&lt;http://data.linkedmdb.org/resource/film/65505&gt; ." calcext:value-type="string">
            <text:p>&lt;http://data.linkedmdb.org/resource/film/65505&gt; .</text:p>
          </table:table-cell>
        </table:table-row>
        <table:table-row table:style-name="ro1">
          <table:table-cell table:formula="of:=TRIM(['dbpedia-linkedmdb-2'.A11])" office:value-type="string" office:string-value="http://dbpedia.org/resource/Alice_in_Wonderland_(1903_film)" calcext:value-type="string">
            <text:p>http://dbpedia.org/resource/Alice_in_Wonderland_(1903_film)</text:p>
          </table:table-cell>
          <table:table-cell table:formula="of:=TRIM(['dbpedia-linkedmdb-2'.B11])" office:value-type="string" office:string-value="http://data.linkedmdb.org/resource/film/65505" calcext:value-type="string">
            <text:p>http://data.linkedmdb.org/resource/film/65505</text:p>
          </table:table-cell>
          <table:table-cell table:formula="of:=CONCATENATE(&quot;&lt;&quot;;[.A11];&quot;&gt;&quot;)" office:value-type="string" office:string-value="&lt;http://dbpedia.org/resource/Alice_in_Wonderland_(1903_film)&gt;" calcext:value-type="string">
            <text:p>&lt;http://dbpedia.org/resource/Alice_in_Wonderland_(1903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1];&quot;&gt; .&quot;)" office:value-type="string" office:string-value="&lt;http://data.linkedmdb.org/resource/film/65505&gt; ." calcext:value-type="string">
            <text:p>&lt;http://data.linkedmdb.org/resource/film/65505&gt; .</text:p>
          </table:table-cell>
        </table:table-row>
        <table:table-row table:style-name="ro1">
          <table:table-cell table:formula="of:=TRIM(['dbpedia-linkedmdb-2'.A12])" office:value-type="string" office:string-value="http://dbpedia.org/resource/Alice_in_Wonderland_(1966_TV_play)" calcext:value-type="string">
            <text:p>http://dbpedia.org/resource/Alice_in_Wonderland_(1966_TV_play)</text:p>
          </table:table-cell>
          <table:table-cell table:formula="of:=TRIM(['dbpedia-linkedmdb-2'.B12])" office:value-type="string" office:string-value="http://data.linkedmdb.org/resource/film/65505" calcext:value-type="string">
            <text:p>http://data.linkedmdb.org/resource/film/65505</text:p>
          </table:table-cell>
          <table:table-cell table:formula="of:=CONCATENATE(&quot;&lt;&quot;;[.A12];&quot;&gt;&quot;)" office:value-type="string" office:string-value="&lt;http://dbpedia.org/resource/Alice_in_Wonderland_(1966_TV_play)&gt;" calcext:value-type="string">
            <text:p>&lt;http://dbpedia.org/resource/Alice_in_Wonderland_(1966_TV_play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2];&quot;&gt; .&quot;)" office:value-type="string" office:string-value="&lt;http://data.linkedmdb.org/resource/film/65505&gt; ." calcext:value-type="string">
            <text:p>&lt;http://data.linkedmdb.org/resource/film/65505&gt; .</text:p>
          </table:table-cell>
        </table:table-row>
        <table:table-row table:style-name="ro1">
          <table:table-cell table:formula="of:=TRIM(['dbpedia-linkedmdb-2'.A13])" office:value-type="string" office:string-value="http://dbpedia.org/resource/Alice_in_Wonderland_(1985_film)" calcext:value-type="string">
            <text:p>http://dbpedia.org/resource/Alice_in_Wonderland_(1985_film)</text:p>
          </table:table-cell>
          <table:table-cell table:formula="of:=TRIM(['dbpedia-linkedmdb-2'.B13])" office:value-type="string" office:string-value="http://data.linkedmdb.org/resource/film/65505" calcext:value-type="string">
            <text:p>http://data.linkedmdb.org/resource/film/65505</text:p>
          </table:table-cell>
          <table:table-cell table:formula="of:=CONCATENATE(&quot;&lt;&quot;;[.A13];&quot;&gt;&quot;)" office:value-type="string" office:string-value="&lt;http://dbpedia.org/resource/Alice_in_Wonderland_(1985_film)&gt;" calcext:value-type="string">
            <text:p>&lt;http://dbpedia.org/resource/Alice_in_Wonderland_(1985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3];&quot;&gt; .&quot;)" office:value-type="string" office:string-value="&lt;http://data.linkedmdb.org/resource/film/65505&gt; ." calcext:value-type="string">
            <text:p>&lt;http://data.linkedmdb.org/resource/film/65505&gt; .</text:p>
          </table:table-cell>
        </table:table-row>
        <table:table-row table:style-name="ro1">
          <table:table-cell table:formula="of:=TRIM(['dbpedia-linkedmdb-2'.A14])" office:value-type="string" office:string-value="http://dbpedia.org/resource/Alice's_Adventures_in_Wonderland_(1910_film)" calcext:value-type="string">
            <text:p>http://dbpedia.org/resource/Alice's_Adventures_in_Wonderland_(1910_film)</text:p>
          </table:table-cell>
          <table:table-cell table:formula="of:=TRIM(['dbpedia-linkedmdb-2'.B14])" office:value-type="string" office:string-value="http://data.linkedmdb.org/resource/film/65505" calcext:value-type="string">
            <text:p>http://data.linkedmdb.org/resource/film/65505</text:p>
          </table:table-cell>
          <table:table-cell table:formula="of:=CONCATENATE(&quot;&lt;&quot;;[.A14];&quot;&gt;&quot;)" office:value-type="string" office:string-value="&lt;http://dbpedia.org/resource/Alice's_Adventures_in_Wonderland_(1910_film)&gt;" calcext:value-type="string">
            <text:p>&lt;http://dbpedia.org/resource/Alice's_Adventures_in_Wonderland_(1910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4];&quot;&gt; .&quot;)" office:value-type="string" office:string-value="&lt;http://data.linkedmdb.org/resource/film/65505&gt; ." calcext:value-type="string">
            <text:p>&lt;http://data.linkedmdb.org/resource/film/65505&gt; .</text:p>
          </table:table-cell>
        </table:table-row>
        <table:table-row table:style-name="ro1">
          <table:table-cell table:formula="of:=TRIM(['dbpedia-linkedmdb-2'.A15])" office:value-type="string" office:string-value="http://dbpedia.org/resource/Alice_in_Wonderland_(1933_film)" calcext:value-type="string">
            <text:p>http://dbpedia.org/resource/Alice_in_Wonderland_(1933_film)</text:p>
          </table:table-cell>
          <table:table-cell table:formula="of:=TRIM(['dbpedia-linkedmdb-2'.B15])" office:value-type="string" office:string-value="http://data.linkedmdb.org/resource/film/65505" calcext:value-type="string">
            <text:p>http://data.linkedmdb.org/resource/film/65505</text:p>
          </table:table-cell>
          <table:table-cell table:formula="of:=CONCATENATE(&quot;&lt;&quot;;[.A15];&quot;&gt;&quot;)" office:value-type="string" office:string-value="&lt;http://dbpedia.org/resource/Alice_in_Wonderland_(1933_film)&gt;" calcext:value-type="string">
            <text:p>&lt;http://dbpedia.org/resource/Alice_in_Wonderland_(1933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5];&quot;&gt; .&quot;)" office:value-type="string" office:string-value="&lt;http://data.linkedmdb.org/resource/film/65505&gt; ." calcext:value-type="string">
            <text:p>&lt;http://data.linkedmdb.org/resource/film/65505&gt; .</text:p>
          </table:table-cell>
        </table:table-row>
        <table:table-row table:style-name="ro1">
          <table:table-cell table:formula="of:=TRIM(['dbpedia-linkedmdb-2'.A16])" office:value-type="string" office:string-value="http://dbpedia.org/resource/Alice_of_Wonderland_in_Paris" calcext:value-type="string">
            <text:p>http://dbpedia.org/resource/Alice_of_Wonderland_in_Paris</text:p>
          </table:table-cell>
          <table:table-cell table:formula="of:=TRIM(['dbpedia-linkedmdb-2'.B16])" office:value-type="string" office:string-value="http://data.linkedmdb.org/resource/film/65505" calcext:value-type="string">
            <text:p>http://data.linkedmdb.org/resource/film/65505</text:p>
          </table:table-cell>
          <table:table-cell table:formula="of:=CONCATENATE(&quot;&lt;&quot;;[.A16];&quot;&gt;&quot;)" office:value-type="string" office:string-value="&lt;http://dbpedia.org/resource/Alice_of_Wonderland_in_Paris&gt;" calcext:value-type="string">
            <text:p>&lt;http://dbpedia.org/resource/Alice_of_Wonderland_in_Paris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6];&quot;&gt; .&quot;)" office:value-type="string" office:string-value="&lt;http://data.linkedmdb.org/resource/film/65505&gt; ." calcext:value-type="string">
            <text:p>&lt;http://data.linkedmdb.org/resource/film/65505&gt; .</text:p>
          </table:table-cell>
        </table:table-row>
        <table:table-row table:style-name="ro1">
          <table:table-cell table:formula="of:=TRIM(['dbpedia-linkedmdb-2'.A17])" office:value-type="string" office:string-value="http://dbpedia.org/resource/Spy_Kids_2:_The_Island_of_Lost_Dreams" calcext:value-type="string">
            <text:p>http://dbpedia.org/resource/Spy_Kids_2:_The_Island_of_Lost_Dreams</text:p>
          </table:table-cell>
          <table:table-cell table:formula="of:=TRIM(['dbpedia-linkedmdb-2'.B17])" office:value-type="string" office:string-value="http://data.linkedmdb.org/resource/film/10181" calcext:value-type="string">
            <text:p>http://data.linkedmdb.org/resource/film/10181</text:p>
          </table:table-cell>
          <table:table-cell table:formula="of:=CONCATENATE(&quot;&lt;&quot;;[.A17];&quot;&gt;&quot;)" office:value-type="string" office:string-value="&lt;http://dbpedia.org/resource/Spy_Kids_2:_The_Island_of_Lost_Dreams&gt;" calcext:value-type="string">
            <text:p>&lt;http://dbpedia.org/resource/Spy_Kids_2:_The_Island_of_Lost_Dreams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7];&quot;&gt; .&quot;)" office:value-type="string" office:string-value="&lt;http://data.linkedmdb.org/resource/film/10181&gt; ." calcext:value-type="string">
            <text:p>&lt;http://data.linkedmdb.org/resource/film/10181&gt; .</text:p>
          </table:table-cell>
        </table:table-row>
        <table:table-row table:style-name="ro1">
          <table:table-cell table:formula="of:=TRIM(['dbpedia-linkedmdb-2'.A18])" office:value-type="string" office:string-value="http://dbpedia.org/resource/Blue_in_the_Face" calcext:value-type="string">
            <text:p>http://dbpedia.org/resource/Blue_in_the_Face</text:p>
          </table:table-cell>
          <table:table-cell table:formula="of:=TRIM(['dbpedia-linkedmdb-2'.B18])" office:value-type="string" office:string-value="http://data.linkedmdb.org/resource/film/39968" calcext:value-type="string">
            <text:p>http://data.linkedmdb.org/resource/film/39968</text:p>
          </table:table-cell>
          <table:table-cell table:formula="of:=CONCATENATE(&quot;&lt;&quot;;[.A18];&quot;&gt;&quot;)" office:value-type="string" office:string-value="&lt;http://dbpedia.org/resource/Blue_in_the_Face&gt;" calcext:value-type="string">
            <text:p>&lt;http://dbpedia.org/resource/Blue_in_the_Face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8];&quot;&gt; .&quot;)" office:value-type="string" office:string-value="&lt;http://data.linkedmdb.org/resource/film/39968&gt; ." calcext:value-type="string">
            <text:p>&lt;http://data.linkedmdb.org/resource/film/39968&gt; .</text:p>
          </table:table-cell>
        </table:table-row>
        <table:table-row table:style-name="ro1">
          <table:table-cell table:formula="of:=TRIM(['dbpedia-linkedmdb-2'.A19])" office:value-type="string" office:string-value="http://dbpedia.org/resource/Once_Upon_a_Time_in_Mexico" calcext:value-type="string">
            <text:p>http://dbpedia.org/resource/Once_Upon_a_Time_in_Mexico</text:p>
          </table:table-cell>
          <table:table-cell table:formula="of:=TRIM(['dbpedia-linkedmdb-2'.B19])" office:value-type="string" office:string-value="http://data.linkedmdb.org/resource/film/39710" calcext:value-type="string">
            <text:p>http://data.linkedmdb.org/resource/film/39710</text:p>
          </table:table-cell>
          <table:table-cell table:formula="of:=CONCATENATE(&quot;&lt;&quot;;[.A19];&quot;&gt;&quot;)" office:value-type="string" office:string-value="&lt;http://dbpedia.org/resource/Once_Upon_a_Time_in_Mexico&gt;" calcext:value-type="string">
            <text:p>&lt;http://dbpedia.org/resource/Once_Upon_a_Time_in_Mexico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9];&quot;&gt; .&quot;)" office:value-type="string" office:string-value="&lt;http://data.linkedmdb.org/resource/film/39710&gt; ." calcext:value-type="string">
            <text:p>&lt;http://data.linkedmdb.org/resource/film/39710&gt; .</text:p>
          </table:table-cell>
        </table:table-row>
        <table:table-row table:style-name="ro1">
          <table:table-cell table:formula="of:=TRIM(['dbpedia-linkedmdb-2'.A20])" office:value-type="string" office:string-value="http://dbpedia.org/resource/The_Ghost_City" calcext:value-type="string">
            <text:p>http://dbpedia.org/resource/The_Ghost_City</text:p>
          </table:table-cell>
          <table:table-cell table:formula="of:=TRIM(['dbpedia-linkedmdb-2'.B20])" office:value-type="string" office:string-value="http://data.linkedmdb.org/resource/film/75185" calcext:value-type="string">
            <text:p>http://data.linkedmdb.org/resource/film/75185</text:p>
          </table:table-cell>
          <table:table-cell table:formula="of:=CONCATENATE(&quot;&lt;&quot;;[.A20];&quot;&gt;&quot;)" office:value-type="string" office:string-value="&lt;http://dbpedia.org/resource/The_Ghost_City&gt;" calcext:value-type="string">
            <text:p>&lt;http://dbpedia.org/resource/The_Ghost_City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20];&quot;&gt; .&quot;)" office:value-type="string" office:string-value="&lt;http://data.linkedmdb.org/resource/film/75185&gt; ." calcext:value-type="string">
            <text:p>&lt;http://data.linkedmdb.org/resource/film/75185&gt; .</text:p>
          </table:table-cell>
        </table:table-row>
        <table:table-row table:style-name="ro1">
          <table:table-cell table:formula="of:=TRIM(['dbpedia-linkedmdb-2'.A21])" office:value-type="string" office:string-value="http://dbpedia.org/resource/The_Ghost_Inside" calcext:value-type="string">
            <text:p>http://dbpedia.org/resource/The_Ghost_Inside</text:p>
          </table:table-cell>
          <table:table-cell table:formula="of:=TRIM(['dbpedia-linkedmdb-2'.B21])" office:value-type="string" office:string-value="http://data.linkedmdb.org/resource/film/75185" calcext:value-type="string">
            <text:p>http://data.linkedmdb.org/resource/film/75185</text:p>
          </table:table-cell>
          <table:table-cell table:formula="of:=CONCATENATE(&quot;&lt;&quot;;[.A21];&quot;&gt;&quot;)" office:value-type="string" office:string-value="&lt;http://dbpedia.org/resource/The_Ghost_Inside&gt;" calcext:value-type="string">
            <text:p>&lt;http://dbpedia.org/resource/The_Ghost_Inside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21];&quot;&gt; .&quot;)" office:value-type="string" office:string-value="&lt;http://data.linkedmdb.org/resource/film/75185&gt; ." calcext:value-type="string">
            <text:p>&lt;http://data.linkedmdb.org/resource/film/75185&gt; .</text:p>
          </table:table-cell>
        </table:table-row>
        <table:table-row table:style-name="ro1">
          <table:table-cell table:formula="of:=TRIM(['dbpedia-linkedmdb-2'.A22])" office:value-type="string" office:string-value="http://dbpedia.org/resource/The_Ghost_Breakers" calcext:value-type="string">
            <text:p>http://dbpedia.org/resource/The_Ghost_Breakers</text:p>
          </table:table-cell>
          <table:table-cell table:formula="of:=TRIM(['dbpedia-linkedmdb-2'.B22])" office:value-type="string" office:string-value="http://data.linkedmdb.org/resource/film/75185" calcext:value-type="string">
            <text:p>http://data.linkedmdb.org/resource/film/75185</text:p>
          </table:table-cell>
          <table:table-cell table:formula="of:=CONCATENATE(&quot;&lt;&quot;;[.A22];&quot;&gt;&quot;)" office:value-type="string" office:string-value="&lt;http://dbpedia.org/resource/The_Ghost_Breakers&gt;" calcext:value-type="string">
            <text:p>&lt;http://dbpedia.org/resource/The_Ghost_Breakers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22];&quot;&gt; .&quot;)" office:value-type="string" office:string-value="&lt;http://data.linkedmdb.org/resource/film/75185&gt; ." calcext:value-type="string">
            <text:p>&lt;http://data.linkedmdb.org/resource/film/75185&gt; .</text:p>
          </table:table-cell>
        </table:table-row>
        <table:table-row table:style-name="ro1">
          <table:table-cell table:formula="of:=TRIM(['dbpedia-linkedmdb-2'.A23])" office:value-type="string" office:string-value="http://dbpedia.org/resource/The_Ghost_Ship" calcext:value-type="string">
            <text:p>http://dbpedia.org/resource/The_Ghost_Ship</text:p>
          </table:table-cell>
          <table:table-cell table:formula="of:=TRIM(['dbpedia-linkedmdb-2'.B23])" office:value-type="string" office:string-value="http://data.linkedmdb.org/resource/film/75185" calcext:value-type="string">
            <text:p>http://data.linkedmdb.org/resource/film/75185</text:p>
          </table:table-cell>
          <table:table-cell table:formula="of:=CONCATENATE(&quot;&lt;&quot;;[.A23];&quot;&gt;&quot;)" office:value-type="string" office:string-value="&lt;http://dbpedia.org/resource/The_Ghost_Ship&gt;" calcext:value-type="string">
            <text:p>&lt;http://dbpedia.org/resource/The_Ghost_Ship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23];&quot;&gt; .&quot;)" office:value-type="string" office:string-value="&lt;http://data.linkedmdb.org/resource/film/75185&gt; ." calcext:value-type="string">
            <text:p>&lt;http://data.linkedmdb.org/resource/film/75185&gt; .</text:p>
          </table:table-cell>
        </table:table-row>
        <table:table-row table:style-name="ro1">
          <table:table-cell table:formula="of:=TRIM(['dbpedia-linkedmdb-2'.A24])" office:value-type="string" office:string-value="http://dbpedia.org/resource/The_Ghost_Walks" calcext:value-type="string">
            <text:p>http://dbpedia.org/resource/The_Ghost_Walks</text:p>
          </table:table-cell>
          <table:table-cell table:formula="of:=TRIM(['dbpedia-linkedmdb-2'.B24])" office:value-type="string" office:string-value="http://data.linkedmdb.org/resource/film/75185" calcext:value-type="string">
            <text:p>http://data.linkedmdb.org/resource/film/75185</text:p>
          </table:table-cell>
          <table:table-cell table:formula="of:=CONCATENATE(&quot;&lt;&quot;;[.A24];&quot;&gt;&quot;)" office:value-type="string" office:string-value="&lt;http://dbpedia.org/resource/The_Ghost_Walks&gt;" calcext:value-type="string">
            <text:p>&lt;http://dbpedia.org/resource/The_Ghost_Walks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24];&quot;&gt; .&quot;)" office:value-type="string" office:string-value="&lt;http://data.linkedmdb.org/resource/film/75185&gt; ." calcext:value-type="string">
            <text:p>&lt;http://data.linkedmdb.org/resource/film/75185&gt; .</text:p>
          </table:table-cell>
        </table:table-row>
        <table:table-row table:style-name="ro1">
          <table:table-cell table:formula="of:=TRIM(['dbpedia-linkedmdb-2'.A25])" office:value-type="string" office:string-value="http://dbpedia.org/resource/Kingdom_of_Heaven_(film)" calcext:value-type="string">
            <text:p>http://dbpedia.org/resource/Kingdom_of_Heaven_(film)</text:p>
          </table:table-cell>
          <table:table-cell table:formula="of:=TRIM(['dbpedia-linkedmdb-2'.B25])" office:value-type="string" office:string-value="http://data.linkedmdb.org/resource/film/794" calcext:value-type="string">
            <text:p>http://data.linkedmdb.org/resource/film/794</text:p>
          </table:table-cell>
          <table:table-cell table:formula="of:=CONCATENATE(&quot;&lt;&quot;;[.A25];&quot;&gt;&quot;)" office:value-type="string" office:string-value="&lt;http://dbpedia.org/resource/Kingdom_of_Heaven_(film)&gt;" calcext:value-type="string">
            <text:p>&lt;http://dbpedia.org/resource/Kingdom_of_Heaven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25];&quot;&gt; .&quot;)" office:value-type="string" office:string-value="&lt;http://data.linkedmdb.org/resource/film/794&gt; ." calcext:value-type="string">
            <text:p>&lt;http://data.linkedmdb.org/resource/film/794&gt; .</text:p>
          </table:table-cell>
        </table:table-row>
        <table:table-row table:style-name="ro1">
          <table:table-cell table:formula="of:=TRIM(['dbpedia-linkedmdb-2'.A26])" office:value-type="string" office:string-value="http://dbpedia.org/resource/King_of_the_Circus" calcext:value-type="string">
            <text:p>http://dbpedia.org/resource/King_of_the_Circus</text:p>
          </table:table-cell>
          <table:table-cell table:formula="of:=TRIM(['dbpedia-linkedmdb-2'.B26])" office:value-type="string" office:string-value="http://data.linkedmdb.org/resource/film/1980" calcext:value-type="string">
            <text:p>http://data.linkedmdb.org/resource/film/1980</text:p>
          </table:table-cell>
          <table:table-cell table:formula="of:=CONCATENATE(&quot;&lt;&quot;;[.A26];&quot;&gt;&quot;)" office:value-type="string" office:string-value="&lt;http://dbpedia.org/resource/King_of_the_Circus&gt;" calcext:value-type="string">
            <text:p>&lt;http://dbpedia.org/resource/King_of_the_Circus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26];&quot;&gt; .&quot;)" office:value-type="string" office:string-value="&lt;http://data.linkedmdb.org/resource/film/1980&gt; ." calcext:value-type="string">
            <text:p>&lt;http://data.linkedmdb.org/resource/film/1980&gt; .</text:p>
          </table:table-cell>
        </table:table-row>
        <table:table-row table:style-name="ro1">
          <table:table-cell table:formula="of:=TRIM(['dbpedia-linkedmdb-2'.A27])" office:value-type="string" office:string-value="http://dbpedia.org/resource/King_of_the_Wild" calcext:value-type="string">
            <text:p>http://dbpedia.org/resource/King_of_the_Wild</text:p>
          </table:table-cell>
          <table:table-cell table:formula="of:=TRIM(['dbpedia-linkedmdb-2'.B27])" office:value-type="string" office:string-value="http://data.linkedmdb.org/resource/film/1980" calcext:value-type="string">
            <text:p>http://data.linkedmdb.org/resource/film/1980</text:p>
          </table:table-cell>
          <table:table-cell table:formula="of:=CONCATENATE(&quot;&lt;&quot;;[.A27];&quot;&gt;&quot;)" office:value-type="string" office:string-value="&lt;http://dbpedia.org/resource/King_of_the_Wild&gt;" calcext:value-type="string">
            <text:p>&lt;http://dbpedia.org/resource/King_of_the_Wild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27];&quot;&gt; .&quot;)" office:value-type="string" office:string-value="&lt;http://data.linkedmdb.org/resource/film/1980&gt; ." calcext:value-type="string">
            <text:p>&lt;http://data.linkedmdb.org/resource/film/1980&gt; .</text:p>
          </table:table-cell>
        </table:table-row>
        <table:table-row table:style-name="ro1">
          <table:table-cell table:formula="of:=TRIM(['dbpedia-linkedmdb-2'.A28])" office:value-type="string" office:string-value="http://dbpedia.org/resource/The_King_of_Masks" calcext:value-type="string">
            <text:p>http://dbpedia.org/resource/The_King_of_Masks</text:p>
          </table:table-cell>
          <table:table-cell table:formula="of:=TRIM(['dbpedia-linkedmdb-2'.B28])" office:value-type="string" office:string-value="http://data.linkedmdb.org/resource/film/1980" calcext:value-type="string">
            <text:p>http://data.linkedmdb.org/resource/film/1980</text:p>
          </table:table-cell>
          <table:table-cell table:formula="of:=CONCATENATE(&quot;&lt;&quot;;[.A28];&quot;&gt;&quot;)" office:value-type="string" office:string-value="&lt;http://dbpedia.org/resource/The_King_of_Masks&gt;" calcext:value-type="string">
            <text:p>&lt;http://dbpedia.org/resource/The_King_of_Masks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28];&quot;&gt; .&quot;)" office:value-type="string" office:string-value="&lt;http://data.linkedmdb.org/resource/film/1980&gt; ." calcext:value-type="string">
            <text:p>&lt;http://data.linkedmdb.org/resource/film/1980&gt; .</text:p>
          </table:table-cell>
        </table:table-row>
        <table:table-row table:style-name="ro1">
          <table:table-cell table:formula="of:=TRIM(['dbpedia-linkedmdb-2'.A29])" office:value-type="string" office:string-value="http://dbpedia.org/resource/King_of_the_Zombies" calcext:value-type="string">
            <text:p>http://dbpedia.org/resource/King_of_the_Zombies</text:p>
          </table:table-cell>
          <table:table-cell table:formula="of:=TRIM(['dbpedia-linkedmdb-2'.B29])" office:value-type="string" office:string-value="http://data.linkedmdb.org/resource/film/1980" calcext:value-type="string">
            <text:p>http://data.linkedmdb.org/resource/film/1980</text:p>
          </table:table-cell>
          <table:table-cell table:formula="of:=CONCATENATE(&quot;&lt;&quot;;[.A29];&quot;&gt;&quot;)" office:value-type="string" office:string-value="&lt;http://dbpedia.org/resource/King_of_the_Zombies&gt;" calcext:value-type="string">
            <text:p>&lt;http://dbpedia.org/resource/King_of_the_Zombies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29];&quot;&gt; .&quot;)" office:value-type="string" office:string-value="&lt;http://data.linkedmdb.org/resource/film/1980&gt; ." calcext:value-type="string">
            <text:p>&lt;http://data.linkedmdb.org/resource/film/1980&gt; .</text:p>
          </table:table-cell>
        </table:table-row>
        <table:table-row table:style-name="ro1">
          <table:table-cell table:formula="of:=TRIM(['dbpedia-linkedmdb-2'.A30])" office:value-type="string" office:string-value="http://dbpedia.org/resource/King_of_the_Hill_(film)" calcext:value-type="string">
            <text:p>http://dbpedia.org/resource/King_of_the_Hill_(film)</text:p>
          </table:table-cell>
          <table:table-cell table:formula="of:=TRIM(['dbpedia-linkedmdb-2'.B30])" office:value-type="string" office:string-value="http://data.linkedmdb.org/resource/film/1980" calcext:value-type="string">
            <text:p>http://data.linkedmdb.org/resource/film/1980</text:p>
          </table:table-cell>
          <table:table-cell table:formula="of:=CONCATENATE(&quot;&lt;&quot;;[.A30];&quot;&gt;&quot;)" office:value-type="string" office:string-value="&lt;http://dbpedia.org/resource/King_of_the_Hill_(film)&gt;" calcext:value-type="string">
            <text:p>&lt;http://dbpedia.org/resource/King_of_the_Hill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30];&quot;&gt; .&quot;)" office:value-type="string" office:string-value="&lt;http://data.linkedmdb.org/resource/film/1980&gt; ." calcext:value-type="string">
            <text:p>&lt;http://data.linkedmdb.org/resource/film/1980&gt; .</text:p>
          </table:table-cell>
        </table:table-row>
        <table:table-row table:style-name="ro1">
          <table:table-cell table:formula="of:=TRIM(['dbpedia-linkedmdb-2'.A31])" office:value-type="string" office:string-value="http://dbpedia.org/resource/The_King_of_Comedy_(1983_film)" calcext:value-type="string">
            <text:p>http://dbpedia.org/resource/The_King_of_Comedy_(1983_film)</text:p>
          </table:table-cell>
          <table:table-cell table:formula="of:=TRIM(['dbpedia-linkedmdb-2'.B31])" office:value-type="string" office:string-value="http://data.linkedmdb.org/resource/film/1980" calcext:value-type="string">
            <text:p>http://data.linkedmdb.org/resource/film/1980</text:p>
          </table:table-cell>
          <table:table-cell table:formula="of:=CONCATENATE(&quot;&lt;&quot;;[.A31];&quot;&gt;&quot;)" office:value-type="string" office:string-value="&lt;http://dbpedia.org/resource/The_King_of_Comedy_(1983_film)&gt;" calcext:value-type="string">
            <text:p>&lt;http://dbpedia.org/resource/The_King_of_Comedy_(1983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31];&quot;&gt; .&quot;)" office:value-type="string" office:string-value="&lt;http://data.linkedmdb.org/resource/film/1980&gt; ." calcext:value-type="string">
            <text:p>&lt;http://data.linkedmdb.org/resource/film/1980&gt; .</text:p>
          </table:table-cell>
        </table:table-row>
        <table:table-row table:style-name="ro1">
          <table:table-cell table:formula="of:=TRIM(['dbpedia-linkedmdb-2'.A32])" office:value-type="string" office:string-value="http://dbpedia.org/resource/King_of_the_Congo" calcext:value-type="string">
            <text:p>http://dbpedia.org/resource/King_of_the_Congo</text:p>
          </table:table-cell>
          <table:table-cell table:formula="of:=TRIM(['dbpedia-linkedmdb-2'.B32])" office:value-type="string" office:string-value="http://data.linkedmdb.org/resource/film/1980" calcext:value-type="string">
            <text:p>http://data.linkedmdb.org/resource/film/1980</text:p>
          </table:table-cell>
          <table:table-cell table:formula="of:=CONCATENATE(&quot;&lt;&quot;;[.A32];&quot;&gt;&quot;)" office:value-type="string" office:string-value="&lt;http://dbpedia.org/resource/King_of_the_Congo&gt;" calcext:value-type="string">
            <text:p>&lt;http://dbpedia.org/resource/King_of_the_Congo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32];&quot;&gt; .&quot;)" office:value-type="string" office:string-value="&lt;http://data.linkedmdb.org/resource/film/1980&gt; ." calcext:value-type="string">
            <text:p>&lt;http://data.linkedmdb.org/resource/film/1980&gt; .</text:p>
          </table:table-cell>
        </table:table-row>
        <table:table-row table:style-name="ro1">
          <table:table-cell table:formula="of:=TRIM(['dbpedia-linkedmdb-2'.A33])" office:value-type="string" office:string-value="http://dbpedia.org/resource/King_of_the_Carnival" calcext:value-type="string">
            <text:p>http://dbpedia.org/resource/King_of_the_Carnival</text:p>
          </table:table-cell>
          <table:table-cell table:formula="of:=TRIM(['dbpedia-linkedmdb-2'.B33])" office:value-type="string" office:string-value="http://data.linkedmdb.org/resource/film/1980" calcext:value-type="string">
            <text:p>http://data.linkedmdb.org/resource/film/1980</text:p>
          </table:table-cell>
          <table:table-cell table:formula="of:=CONCATENATE(&quot;&lt;&quot;;[.A33];&quot;&gt;&quot;)" office:value-type="string" office:string-value="&lt;http://dbpedia.org/resource/King_of_the_Carnival&gt;" calcext:value-type="string">
            <text:p>&lt;http://dbpedia.org/resource/King_of_the_Carnival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33];&quot;&gt; .&quot;)" office:value-type="string" office:string-value="&lt;http://data.linkedmdb.org/resource/film/1980&gt; ." calcext:value-type="string">
            <text:p>&lt;http://data.linkedmdb.org/resource/film/1980&gt; .</text:p>
          </table:table-cell>
        </table:table-row>
        <table:table-row table:style-name="ro1">
          <table:table-cell table:formula="of:=TRIM(['dbpedia-linkedmdb-2'.A34])" office:value-type="string" office:string-value="http://dbpedia.org/resource/T2_3-D:_Battle_Across_Time" calcext:value-type="string">
            <text:p>http://dbpedia.org/resource/T2_3-D:_Battle_Across_Time</text:p>
          </table:table-cell>
          <table:table-cell table:formula="of:=TRIM(['dbpedia-linkedmdb-2'.B34])" office:value-type="string" office:string-value="http://data.linkedmdb.org/resource/film/3296" calcext:value-type="string">
            <text:p>http://data.linkedmdb.org/resource/film/3296</text:p>
          </table:table-cell>
          <table:table-cell table:formula="of:=CONCATENATE(&quot;&lt;&quot;;[.A34];&quot;&gt;&quot;)" office:value-type="string" office:string-value="&lt;http://dbpedia.org/resource/T2_3-D:_Battle_Across_Time&gt;" calcext:value-type="string">
            <text:p>&lt;http://dbpedia.org/resource/T2_3-D:_Battle_Across_Time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34];&quot;&gt; .&quot;)" office:value-type="string" office:string-value="&lt;http://data.linkedmdb.org/resource/film/3296&gt; ." calcext:value-type="string">
            <text:p>&lt;http://data.linkedmdb.org/resource/film/3296&gt; .</text:p>
          </table:table-cell>
        </table:table-row>
        <table:table-row table:style-name="ro1">
          <table:table-cell table:formula="of:=TRIM(['dbpedia-linkedmdb-2'.A35])" office:value-type="string" office:string-value="http://dbpedia.org/resource/Ed_Wood_(film)" calcext:value-type="string">
            <text:p>http://dbpedia.org/resource/Ed_Wood_(film)</text:p>
          </table:table-cell>
          <table:table-cell table:formula="of:=TRIM(['dbpedia-linkedmdb-2'.B35])" office:value-type="string" office:string-value="http://data.linkedmdb.org/resource/film/1040" calcext:value-type="string">
            <text:p>http://data.linkedmdb.org/resource/film/1040</text:p>
          </table:table-cell>
          <table:table-cell table:formula="of:=CONCATENATE(&quot;&lt;&quot;;[.A35];&quot;&gt;&quot;)" office:value-type="string" office:string-value="&lt;http://dbpedia.org/resource/Ed_Wood_(film)&gt;" calcext:value-type="string">
            <text:p>&lt;http://dbpedia.org/resource/Ed_Wood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35];&quot;&gt; .&quot;)" office:value-type="string" office:string-value="&lt;http://data.linkedmdb.org/resource/film/1040&gt; ." calcext:value-type="string">
            <text:p>&lt;http://data.linkedmdb.org/resource/film/1040&gt; .</text:p>
          </table:table-cell>
        </table:table-row>
        <table:table-row table:style-name="ro1">
          <table:table-cell table:formula="of:=TRIM(['dbpedia-linkedmdb-2'.A36])" office:value-type="string" office:string-value="http://dbpedia.org/resource/The_Kingdom_(film)" calcext:value-type="string">
            <text:p>http://dbpedia.org/resource/The_Kingdom_(film)</text:p>
          </table:table-cell>
          <table:table-cell table:formula="of:=TRIM(['dbpedia-linkedmdb-2'.B36])" office:value-type="string" office:string-value="http://data.linkedmdb.org/resource/film/1210" calcext:value-type="string">
            <text:p>http://data.linkedmdb.org/resource/film/1210</text:p>
          </table:table-cell>
          <table:table-cell table:formula="of:=CONCATENATE(&quot;&lt;&quot;;[.A36];&quot;&gt;&quot;)" office:value-type="string" office:string-value="&lt;http://dbpedia.org/resource/The_Kingdom_(film)&gt;" calcext:value-type="string">
            <text:p>&lt;http://dbpedia.org/resource/The_Kingdom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36];&quot;&gt; .&quot;)" office:value-type="string" office:string-value="&lt;http://data.linkedmdb.org/resource/film/1210&gt; ." calcext:value-type="string">
            <text:p>&lt;http://data.linkedmdb.org/resource/film/1210&gt; .</text:p>
          </table:table-cell>
        </table:table-row>
        <table:table-row table:style-name="ro1">
          <table:table-cell table:formula="of:=TRIM(['dbpedia-linkedmdb-2'.A37])" office:value-type="string" office:string-value="http://dbpedia.org/resource/South_of_the_Border_with_Disney" calcext:value-type="string">
            <text:p>http://dbpedia.org/resource/South_of_the_Border_with_Disney</text:p>
          </table:table-cell>
          <table:table-cell table:formula="of:=TRIM(['dbpedia-linkedmdb-2'.B37])" office:value-type="string" office:string-value="http://data.linkedmdb.org/resource/film/91374" calcext:value-type="string">
            <text:p>http://data.linkedmdb.org/resource/film/91374</text:p>
          </table:table-cell>
          <table:table-cell table:formula="of:=CONCATENATE(&quot;&lt;&quot;;[.A37];&quot;&gt;&quot;)" office:value-type="string" office:string-value="&lt;http://dbpedia.org/resource/South_of_the_Border_with_Disney&gt;" calcext:value-type="string">
            <text:p>&lt;http://dbpedia.org/resource/South_of_the_Border_with_Disney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37];&quot;&gt; .&quot;)" office:value-type="string" office:string-value="&lt;http://data.linkedmdb.org/resource/film/91374&gt; ." calcext:value-type="string">
            <text:p>&lt;http://data.linkedmdb.org/resource/film/91374&gt; .</text:p>
          </table:table-cell>
        </table:table-row>
        <table:table-row table:style-name="ro1">
          <table:table-cell table:formula="of:=TRIM(['dbpedia-linkedmdb-2'.A38])" office:value-type="string" office:string-value="http://dbpedia.org/resource/City_of_Hope_(film)" calcext:value-type="string">
            <text:p>http://dbpedia.org/resource/City_of_Hope_(film)</text:p>
          </table:table-cell>
          <table:table-cell table:formula="of:=TRIM(['dbpedia-linkedmdb-2'.B38])" office:value-type="string" office:string-value="http://data.linkedmdb.org/resource/film/16066" calcext:value-type="string">
            <text:p>http://data.linkedmdb.org/resource/film/16066</text:p>
          </table:table-cell>
          <table:table-cell table:formula="of:=CONCATENATE(&quot;&lt;&quot;;[.A38];&quot;&gt;&quot;)" office:value-type="string" office:string-value="&lt;http://dbpedia.org/resource/City_of_Hope_(film)&gt;" calcext:value-type="string">
            <text:p>&lt;http://dbpedia.org/resource/City_of_Hope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38];&quot;&gt; .&quot;)" office:value-type="string" office:string-value="&lt;http://data.linkedmdb.org/resource/film/16066&gt; ." calcext:value-type="string">
            <text:p>&lt;http://data.linkedmdb.org/resource/film/16066&gt; .</text:p>
          </table:table-cell>
        </table:table-row>
        <table:table-row table:style-name="ro1">
          <table:table-cell table:formula="of:=TRIM(['dbpedia-linkedmdb-2'.A39])" office:value-type="string" office:string-value="http://dbpedia.org/resource/Casa_de_los_Babys" calcext:value-type="string">
            <text:p>http://dbpedia.org/resource/Casa_de_los_Babys</text:p>
          </table:table-cell>
          <table:table-cell table:formula="of:=TRIM(['dbpedia-linkedmdb-2'.B39])" office:value-type="string" office:string-value="http://data.linkedmdb.org/resource/film/44323" calcext:value-type="string">
            <text:p>http://data.linkedmdb.org/resource/film/44323</text:p>
          </table:table-cell>
          <table:table-cell table:formula="of:=CONCATENATE(&quot;&lt;&quot;;[.A39];&quot;&gt;&quot;)" office:value-type="string" office:string-value="&lt;http://dbpedia.org/resource/Casa_de_los_Babys&gt;" calcext:value-type="string">
            <text:p>&lt;http://dbpedia.org/resource/Casa_de_los_Babys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39];&quot;&gt; .&quot;)" office:value-type="string" office:string-value="&lt;http://data.linkedmdb.org/resource/film/44323&gt; ." calcext:value-type="string">
            <text:p>&lt;http://data.linkedmdb.org/resource/film/44323&gt; .</text:p>
          </table:table-cell>
        </table:table-row>
        <table:table-row table:style-name="ro1">
          <table:table-cell table:formula="of:=TRIM(['dbpedia-linkedmdb-2'.A40])" office:value-type="string" office:string-value="http://dbpedia.org/resource/A_Walk_in_the_Spring_Rain" calcext:value-type="string">
            <text:p>http://dbpedia.org/resource/A_Walk_in_the_Spring_Rain</text:p>
          </table:table-cell>
          <table:table-cell table:formula="of:=TRIM(['dbpedia-linkedmdb-2'.B40])" office:value-type="string" office:string-value="http://data.linkedmdb.org/resource/film/42585" calcext:value-type="string">
            <text:p>http://data.linkedmdb.org/resource/film/42585</text:p>
          </table:table-cell>
          <table:table-cell table:formula="of:=CONCATENATE(&quot;&lt;&quot;;[.A40];&quot;&gt;&quot;)" office:value-type="string" office:string-value="&lt;http://dbpedia.org/resource/A_Walk_in_the_Spring_Rain&gt;" calcext:value-type="string">
            <text:p>&lt;http://dbpedia.org/resource/A_Walk_in_the_Spring_Rain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40];&quot;&gt; .&quot;)" office:value-type="string" office:string-value="&lt;http://data.linkedmdb.org/resource/film/42585&gt; ." calcext:value-type="string">
            <text:p>&lt;http://data.linkedmdb.org/resource/film/42585&gt; .</text:p>
          </table:table-cell>
        </table:table-row>
        <table:table-row table:style-name="ro1">
          <table:table-cell table:formula="of:=TRIM(['dbpedia-linkedmdb-2'.A41])" office:value-type="string" office:string-value="http://dbpedia.org/resource/Everyone_Says_I_Love_You" calcext:value-type="string">
            <text:p>http://dbpedia.org/resource/Everyone_Says_I_Love_You</text:p>
          </table:table-cell>
          <table:table-cell table:formula="of:=TRIM(['dbpedia-linkedmdb-2'.B41])" office:value-type="string" office:string-value="http://data.linkedmdb.org/resource/film/38186" calcext:value-type="string">
            <text:p>http://data.linkedmdb.org/resource/film/38186</text:p>
          </table:table-cell>
          <table:table-cell table:formula="of:=CONCATENATE(&quot;&lt;&quot;;[.A41];&quot;&gt;&quot;)" office:value-type="string" office:string-value="&lt;http://dbpedia.org/resource/Everyone_Says_I_Love_You&gt;" calcext:value-type="string">
            <text:p>&lt;http://dbpedia.org/resource/Everyone_Says_I_Love_You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41];&quot;&gt; .&quot;)" office:value-type="string" office:string-value="&lt;http://data.linkedmdb.org/resource/film/38186&gt; ." calcext:value-type="string">
            <text:p>&lt;http://data.linkedmdb.org/resource/film/38186&gt; .</text:p>
          </table:table-cell>
        </table:table-row>
        <table:table-row table:style-name="ro1">
          <table:table-cell table:formula="of:=TRIM(['dbpedia-linkedmdb-2'.A42])" office:value-type="string" office:string-value="http://dbpedia.org/resource/Oliver_Twist_(1948_film)" calcext:value-type="string">
            <text:p>http://dbpedia.org/resource/Oliver_Twist_(1948_film)</text:p>
          </table:table-cell>
          <table:table-cell table:formula="of:=TRIM(['dbpedia-linkedmdb-2'.B42])" office:value-type="string" office:string-value="http://data.linkedmdb.org/resource/film/3916" calcext:value-type="string">
            <text:p>http://data.linkedmdb.org/resource/film/3916</text:p>
          </table:table-cell>
          <table:table-cell table:formula="of:=CONCATENATE(&quot;&lt;&quot;;[.A42];&quot;&gt;&quot;)" office:value-type="string" office:string-value="&lt;http://dbpedia.org/resource/Oliver_Twist_(1948_film)&gt;" calcext:value-type="string">
            <text:p>&lt;http://dbpedia.org/resource/Oliver_Twist_(1948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42];&quot;&gt; .&quot;)" office:value-type="string" office:string-value="&lt;http://data.linkedmdb.org/resource/film/3916&gt; ." calcext:value-type="string">
            <text:p>&lt;http://data.linkedmdb.org/resource/film/3916&gt; .</text:p>
          </table:table-cell>
        </table:table-row>
        <table:table-row table:style-name="ro1">
          <table:table-cell table:formula="of:=TRIM(['dbpedia-linkedmdb-2'.A43])" office:value-type="string" office:string-value="http://dbpedia.org/resource/Oliver_Twist_(1933_film)" calcext:value-type="string">
            <text:p>http://dbpedia.org/resource/Oliver_Twist_(1933_film)</text:p>
          </table:table-cell>
          <table:table-cell table:formula="of:=TRIM(['dbpedia-linkedmdb-2'.B43])" office:value-type="string" office:string-value="http://data.linkedmdb.org/resource/film/3916" calcext:value-type="string">
            <text:p>http://data.linkedmdb.org/resource/film/3916</text:p>
          </table:table-cell>
          <table:table-cell table:formula="of:=CONCATENATE(&quot;&lt;&quot;;[.A43];&quot;&gt;&quot;)" office:value-type="string" office:string-value="&lt;http://dbpedia.org/resource/Oliver_Twist_(1933_film)&gt;" calcext:value-type="string">
            <text:p>&lt;http://dbpedia.org/resource/Oliver_Twist_(1933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43];&quot;&gt; .&quot;)" office:value-type="string" office:string-value="&lt;http://data.linkedmdb.org/resource/film/3916&gt; ." calcext:value-type="string">
            <text:p>&lt;http://data.linkedmdb.org/resource/film/3916&gt; .</text:p>
          </table:table-cell>
        </table:table-row>
        <table:table-row table:style-name="ro1">
          <table:table-cell table:formula="of:=TRIM(['dbpedia-linkedmdb-2'.A44])" office:value-type="string" office:string-value="http://dbpedia.org/resource/Oliver_Twist_(2005_film)" calcext:value-type="string">
            <text:p>http://dbpedia.org/resource/Oliver_Twist_(2005_film)</text:p>
          </table:table-cell>
          <table:table-cell table:formula="of:=TRIM(['dbpedia-linkedmdb-2'.B44])" office:value-type="string" office:string-value="http://data.linkedmdb.org/resource/film/3916" calcext:value-type="string">
            <text:p>http://data.linkedmdb.org/resource/film/3916</text:p>
          </table:table-cell>
          <table:table-cell table:formula="of:=CONCATENATE(&quot;&lt;&quot;;[.A44];&quot;&gt;&quot;)" office:value-type="string" office:string-value="&lt;http://dbpedia.org/resource/Oliver_Twist_(2005_film)&gt;" calcext:value-type="string">
            <text:p>&lt;http://dbpedia.org/resource/Oliver_Twist_(2005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44];&quot;&gt; .&quot;)" office:value-type="string" office:string-value="&lt;http://data.linkedmdb.org/resource/film/3916&gt; ." calcext:value-type="string">
            <text:p>&lt;http://data.linkedmdb.org/resource/film/3916&gt; .</text:p>
          </table:table-cell>
        </table:table-row>
        <table:table-row table:style-name="ro1">
          <table:table-cell table:formula="of:=TRIM(['dbpedia-linkedmdb-2'.A45])" office:value-type="string" office:string-value="http://dbpedia.org/resource/Ghost_Dog:_The_Way_of_the_Samurai" calcext:value-type="string">
            <text:p>http://dbpedia.org/resource/Ghost_Dog:_The_Way_of_the_Samurai</text:p>
          </table:table-cell>
          <table:table-cell table:formula="of:=TRIM(['dbpedia-linkedmdb-2'.B45])" office:value-type="string" office:string-value="http://data.linkedmdb.org/resource/film/961" calcext:value-type="string">
            <text:p>http://data.linkedmdb.org/resource/film/961</text:p>
          </table:table-cell>
          <table:table-cell table:formula="of:=CONCATENATE(&quot;&lt;&quot;;[.A45];&quot;&gt;&quot;)" office:value-type="string" office:string-value="&lt;http://dbpedia.org/resource/Ghost_Dog:_The_Way_of_the_Samurai&gt;" calcext:value-type="string">
            <text:p>&lt;http://dbpedia.org/resource/Ghost_Dog:_The_Way_of_the_Samurai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45];&quot;&gt; .&quot;)" office:value-type="string" office:string-value="&lt;http://data.linkedmdb.org/resource/film/961&gt; ." calcext:value-type="string">
            <text:p>&lt;http://data.linkedmdb.org/resource/film/961&gt; .</text:p>
          </table:table-cell>
        </table:table-row>
        <table:table-row table:style-name="ro1">
          <table:table-cell table:formula="of:=TRIM(['dbpedia-linkedmdb-2'.A46])" office:value-type="string" office:string-value="http://dbpedia.org/resource/White_Squall_(film)" calcext:value-type="string">
            <text:p>http://dbpedia.org/resource/White_Squall_(film)</text:p>
          </table:table-cell>
          <table:table-cell table:formula="of:=TRIM(['dbpedia-linkedmdb-2'.B46])" office:value-type="string" office:string-value="http://data.linkedmdb.org/resource/film/3812" calcext:value-type="string">
            <text:p>http://data.linkedmdb.org/resource/film/3812</text:p>
          </table:table-cell>
          <table:table-cell table:formula="of:=CONCATENATE(&quot;&lt;&quot;;[.A46];&quot;&gt;&quot;)" office:value-type="string" office:string-value="&lt;http://dbpedia.org/resource/White_Squall_(film)&gt;" calcext:value-type="string">
            <text:p>&lt;http://dbpedia.org/resource/White_Squall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46];&quot;&gt; .&quot;)" office:value-type="string" office:string-value="&lt;http://data.linkedmdb.org/resource/film/3812&gt; ." calcext:value-type="string">
            <text:p>&lt;http://data.linkedmdb.org/resource/film/3812&gt; .</text:p>
          </table:table-cell>
        </table:table-row>
        <table:table-row table:style-name="ro1">
          <table:table-cell table:formula="of:=TRIM(['dbpedia-linkedmdb-2'.A47])" office:value-type="string" office:string-value="http://dbpedia.org/resource/Once_a_Thief_(1991_film)" calcext:value-type="string">
            <text:p>http://dbpedia.org/resource/Once_a_Thief_(1991_film)</text:p>
          </table:table-cell>
          <table:table-cell table:formula="of:=TRIM(['dbpedia-linkedmdb-2'.B47])" office:value-type="string" office:string-value="http://data.linkedmdb.org/resource/film/1445" calcext:value-type="string">
            <text:p>http://data.linkedmdb.org/resource/film/1445</text:p>
          </table:table-cell>
          <table:table-cell table:formula="of:=CONCATENATE(&quot;&lt;&quot;;[.A47];&quot;&gt;&quot;)" office:value-type="string" office:string-value="&lt;http://dbpedia.org/resource/Once_a_Thief_(1991_film)&gt;" calcext:value-type="string">
            <text:p>&lt;http://dbpedia.org/resource/Once_a_Thief_(1991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47];&quot;&gt; .&quot;)" office:value-type="string" office:string-value="&lt;http://data.linkedmdb.org/resource/film/1445&gt; ." calcext:value-type="string">
            <text:p>&lt;http://data.linkedmdb.org/resource/film/1445&gt; .</text:p>
          </table:table-cell>
        </table:table-row>
        <table:table-row table:style-name="ro1">
          <table:table-cell table:formula="of:=TRIM(['dbpedia-linkedmdb-2'.A48])" office:value-type="string" office:string-value="http://dbpedia.org/resource/Ladybird,_Ladybird_(film)" calcext:value-type="string">
            <text:p>http://dbpedia.org/resource/Ladybird,_Ladybird_(film)</text:p>
          </table:table-cell>
          <table:table-cell table:formula="of:=TRIM(['dbpedia-linkedmdb-2'.B48])" office:value-type="string" office:string-value="http://data.linkedmdb.org/resource/film/9432" calcext:value-type="string">
            <text:p>http://data.linkedmdb.org/resource/film/9432</text:p>
          </table:table-cell>
          <table:table-cell table:formula="of:=CONCATENATE(&quot;&lt;&quot;;[.A48];&quot;&gt;&quot;)" office:value-type="string" office:string-value="&lt;http://dbpedia.org/resource/Ladybird,_Ladybird_(film)&gt;" calcext:value-type="string">
            <text:p>&lt;http://dbpedia.org/resource/Ladybird,_Ladybird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48];&quot;&gt; .&quot;)" office:value-type="string" office:string-value="&lt;http://data.linkedmdb.org/resource/film/9432&gt; ." calcext:value-type="string">
            <text:p>&lt;http://data.linkedmdb.org/resource/film/9432&gt; .</text:p>
          </table:table-cell>
        </table:table-row>
        <table:table-row table:style-name="ro1">
          <table:table-cell table:formula="of:=TRIM(['dbpedia-linkedmdb-2'.A49])" office:value-type="string" office:string-value="http://dbpedia.org/resource/Lulu_on_the_Bridge" calcext:value-type="string">
            <text:p>http://dbpedia.org/resource/Lulu_on_the_Bridge</text:p>
          </table:table-cell>
          <table:table-cell table:formula="of:=TRIM(['dbpedia-linkedmdb-2'.B49])" office:value-type="string" office:string-value="http://data.linkedmdb.org/resource/film/43507" calcext:value-type="string">
            <text:p>http://data.linkedmdb.org/resource/film/43507</text:p>
          </table:table-cell>
          <table:table-cell table:formula="of:=CONCATENATE(&quot;&lt;&quot;;[.A49];&quot;&gt;&quot;)" office:value-type="string" office:string-value="&lt;http://dbpedia.org/resource/Lulu_on_the_Bridge&gt;" calcext:value-type="string">
            <text:p>&lt;http://dbpedia.org/resource/Lulu_on_the_Bridge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49];&quot;&gt; .&quot;)" office:value-type="string" office:string-value="&lt;http://data.linkedmdb.org/resource/film/43507&gt; ." calcext:value-type="string">
            <text:p>&lt;http://data.linkedmdb.org/resource/film/43507&gt; .</text:p>
          </table:table-cell>
        </table:table-row>
        <table:table-row table:style-name="ro1">
          <table:table-cell table:formula="of:=TRIM(['dbpedia-linkedmdb-2'.A50])" office:value-type="string" office:string-value="http://dbpedia.org/resource/A_Short_Film_About_Love" calcext:value-type="string">
            <text:p>http://dbpedia.org/resource/A_Short_Film_About_Love</text:p>
          </table:table-cell>
          <table:table-cell table:formula="of:=TRIM(['dbpedia-linkedmdb-2'.B50])" office:value-type="string" office:string-value="http://data.linkedmdb.org/resource/film/46651" calcext:value-type="string">
            <text:p>http://data.linkedmdb.org/resource/film/46651</text:p>
          </table:table-cell>
          <table:table-cell table:formula="of:=CONCATENATE(&quot;&lt;&quot;;[.A50];&quot;&gt;&quot;)" office:value-type="string" office:string-value="&lt;http://dbpedia.org/resource/A_Short_Film_About_Love&gt;" calcext:value-type="string">
            <text:p>&lt;http://dbpedia.org/resource/A_Short_Film_About_Love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50];&quot;&gt; .&quot;)" office:value-type="string" office:string-value="&lt;http://data.linkedmdb.org/resource/film/46651&gt; ." calcext:value-type="string">
            <text:p>&lt;http://data.linkedmdb.org/resource/film/46651&gt; .</text:p>
          </table:table-cell>
        </table:table-row>
        <table:table-row table:style-name="ro1">
          <table:table-cell table:formula="of:=TRIM(['dbpedia-linkedmdb-2'.A51])" office:value-type="string" office:string-value="http://dbpedia.org/resource/A_Short_Film_About_Killing" calcext:value-type="string">
            <text:p>http://dbpedia.org/resource/A_Short_Film_About_Killing</text:p>
          </table:table-cell>
          <table:table-cell table:formula="of:=TRIM(['dbpedia-linkedmdb-2'.B51])" office:value-type="string" office:string-value="http://data.linkedmdb.org/resource/film/46651" calcext:value-type="string">
            <text:p>http://data.linkedmdb.org/resource/film/46651</text:p>
          </table:table-cell>
          <table:table-cell table:formula="of:=CONCATENATE(&quot;&lt;&quot;;[.A51];&quot;&gt;&quot;)" office:value-type="string" office:string-value="&lt;http://dbpedia.org/resource/A_Short_Film_About_Killing&gt;" calcext:value-type="string">
            <text:p>&lt;http://dbpedia.org/resource/A_Short_Film_About_Killing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51];&quot;&gt; .&quot;)" office:value-type="string" office:string-value="&lt;http://data.linkedmdb.org/resource/film/46651&gt; ." calcext:value-type="string">
            <text:p>&lt;http://data.linkedmdb.org/resource/film/46651&gt; .</text:p>
          </table:table-cell>
        </table:table-row>
        <table:table-row table:style-name="ro1">
          <table:table-cell table:formula="of:=TRIM(['dbpedia-linkedmdb-2'.A52])" office:value-type="string" office:string-value="http://dbpedia.org/resource/The_Truth_About_Spring" calcext:value-type="string">
            <text:p>http://dbpedia.org/resource/The_Truth_About_Spring</text:p>
          </table:table-cell>
          <table:table-cell table:formula="of:=TRIM(['dbpedia-linkedmdb-2'.B52])" office:value-type="string" office:string-value="http://data.linkedmdb.org/resource/film/48477" calcext:value-type="string">
            <text:p>http://data.linkedmdb.org/resource/film/48477</text:p>
          </table:table-cell>
          <table:table-cell table:formula="of:=CONCATENATE(&quot;&lt;&quot;;[.A52];&quot;&gt;&quot;)" office:value-type="string" office:string-value="&lt;http://dbpedia.org/resource/The_Truth_About_Spring&gt;" calcext:value-type="string">
            <text:p>&lt;http://dbpedia.org/resource/The_Truth_About_Spring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52];&quot;&gt; .&quot;)" office:value-type="string" office:string-value="&lt;http://data.linkedmdb.org/resource/film/48477&gt; ." calcext:value-type="string">
            <text:p>&lt;http://data.linkedmdb.org/resource/film/48477&gt; .</text:p>
          </table:table-cell>
        </table:table-row>
        <table:table-row table:style-name="ro1">
          <table:table-cell table:formula="of:=TRIM(['dbpedia-linkedmdb-2'.A53])" office:value-type="string" office:string-value="http://dbpedia.org/resource/The_Truth_About_Love" calcext:value-type="string">
            <text:p>http://dbpedia.org/resource/The_Truth_About_Love</text:p>
          </table:table-cell>
          <table:table-cell table:formula="of:=TRIM(['dbpedia-linkedmdb-2'.B53])" office:value-type="string" office:string-value="http://data.linkedmdb.org/resource/film/48477" calcext:value-type="string">
            <text:p>http://data.linkedmdb.org/resource/film/48477</text:p>
          </table:table-cell>
          <table:table-cell table:formula="of:=CONCATENATE(&quot;&lt;&quot;;[.A53];&quot;&gt;&quot;)" office:value-type="string" office:string-value="&lt;http://dbpedia.org/resource/The_Truth_About_Love&gt;" calcext:value-type="string">
            <text:p>&lt;http://dbpedia.org/resource/The_Truth_About_Love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53];&quot;&gt; .&quot;)" office:value-type="string" office:string-value="&lt;http://data.linkedmdb.org/resource/film/48477&gt; ." calcext:value-type="string">
            <text:p>&lt;http://data.linkedmdb.org/resource/film/48477&gt; .</text:p>
          </table:table-cell>
        </table:table-row>
        <table:table-row table:style-name="ro1">
          <table:table-cell table:formula="of:=TRIM(['dbpedia-linkedmdb-2'.A54])" office:value-type="string" office:string-value="http://dbpedia.org/resource/The_Truth_About_Charlie" calcext:value-type="string">
            <text:p>http://dbpedia.org/resource/The_Truth_About_Charlie</text:p>
          </table:table-cell>
          <table:table-cell table:formula="of:=TRIM(['dbpedia-linkedmdb-2'.B54])" office:value-type="string" office:string-value="http://data.linkedmdb.org/resource/film/48477" calcext:value-type="string">
            <text:p>http://data.linkedmdb.org/resource/film/48477</text:p>
          </table:table-cell>
          <table:table-cell table:formula="of:=CONCATENATE(&quot;&lt;&quot;;[.A54];&quot;&gt;&quot;)" office:value-type="string" office:string-value="&lt;http://dbpedia.org/resource/The_Truth_About_Charlie&gt;" calcext:value-type="string">
            <text:p>&lt;http://dbpedia.org/resource/The_Truth_About_Charlie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54];&quot;&gt; .&quot;)" office:value-type="string" office:string-value="&lt;http://data.linkedmdb.org/resource/film/48477&gt; ." calcext:value-type="string">
            <text:p>&lt;http://data.linkedmdb.org/resource/film/48477&gt; .</text:p>
          </table:table-cell>
        </table:table-row>
        <table:table-row table:style-name="ro1">
          <table:table-cell table:formula="of:=TRIM(['dbpedia-linkedmdb-2'.A55])" office:value-type="string" office:string-value="http://dbpedia.org/resource/Best_in_Show_(film)" calcext:value-type="string">
            <text:p>http://dbpedia.org/resource/Best_in_Show_(film)</text:p>
          </table:table-cell>
          <table:table-cell table:formula="of:=TRIM(['dbpedia-linkedmdb-2'.B55])" office:value-type="string" office:string-value="http://data.linkedmdb.org/resource/film/39705" calcext:value-type="string">
            <text:p>http://data.linkedmdb.org/resource/film/39705</text:p>
          </table:table-cell>
          <table:table-cell table:formula="of:=CONCATENATE(&quot;&lt;&quot;;[.A55];&quot;&gt;&quot;)" office:value-type="string" office:string-value="&lt;http://dbpedia.org/resource/Best_in_Show_(film)&gt;" calcext:value-type="string">
            <text:p>&lt;http://dbpedia.org/resource/Best_in_Show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55];&quot;&gt; .&quot;)" office:value-type="string" office:string-value="&lt;http://data.linkedmdb.org/resource/film/39705&gt; ." calcext:value-type="string">
            <text:p>&lt;http://data.linkedmdb.org/resource/film/39705&gt; .</text:p>
          </table:table-cell>
        </table:table-row>
        <table:table-row table:style-name="ro1">
          <table:table-cell table:formula="of:=TRIM(['dbpedia-linkedmdb-2'.A56])" office:value-type="string" office:string-value="http://dbpedia.org/resource/The_Matrix_Revisited" calcext:value-type="string">
            <text:p>http://dbpedia.org/resource/The_Matrix_Revisited</text:p>
          </table:table-cell>
          <table:table-cell table:formula="of:=TRIM(['dbpedia-linkedmdb-2'.B56])" office:value-type="string" office:string-value="http://data.linkedmdb.org/resource/film/38146" calcext:value-type="string">
            <text:p>http://data.linkedmdb.org/resource/film/38146</text:p>
          </table:table-cell>
          <table:table-cell table:formula="of:=CONCATENATE(&quot;&lt;&quot;;[.A56];&quot;&gt;&quot;)" office:value-type="string" office:string-value="&lt;http://dbpedia.org/resource/The_Matrix_Revisited&gt;" calcext:value-type="string">
            <text:p>&lt;http://dbpedia.org/resource/The_Matrix_Revisited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56];&quot;&gt; .&quot;)" office:value-type="string" office:string-value="&lt;http://data.linkedmdb.org/resource/film/38146&gt; ." calcext:value-type="string">
            <text:p>&lt;http://data.linkedmdb.org/resource/film/38146&gt; .</text:p>
          </table:table-cell>
        </table:table-row>
        <table:table-row table:style-name="ro1">
          <table:table-cell table:formula="of:=TRIM(['dbpedia-linkedmdb-2'.A57])" office:value-type="string" office:string-value="http://dbpedia.org/resource/The_Silence_of_the_Hams" calcext:value-type="string">
            <text:p>http://dbpedia.org/resource/The_Silence_of_the_Hams</text:p>
          </table:table-cell>
          <table:table-cell table:formula="of:=TRIM(['dbpedia-linkedmdb-2'.B57])" office:value-type="string" office:string-value="http://data.linkedmdb.org/resource/film/38145" calcext:value-type="string">
            <text:p>http://data.linkedmdb.org/resource/film/38145</text:p>
          </table:table-cell>
          <table:table-cell table:formula="of:=CONCATENATE(&quot;&lt;&quot;;[.A57];&quot;&gt;&quot;)" office:value-type="string" office:string-value="&lt;http://dbpedia.org/resource/The_Silence_of_the_Hams&gt;" calcext:value-type="string">
            <text:p>&lt;http://dbpedia.org/resource/The_Silence_of_the_Hams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57];&quot;&gt; .&quot;)" office:value-type="string" office:string-value="&lt;http://data.linkedmdb.org/resource/film/38145&gt; ." calcext:value-type="string">
            <text:p>&lt;http://data.linkedmdb.org/resource/film/38145&gt; .</text:p>
          </table:table-cell>
        </table:table-row>
        <table:table-row table:style-name="ro1">
          <table:table-cell table:formula="of:=TRIM(['dbpedia-linkedmdb-2'.A58])" office:value-type="string" office:string-value="http://dbpedia.org/resource/Year_of_the_Jellyfish" calcext:value-type="string">
            <text:p>http://dbpedia.org/resource/Year_of_the_Jellyfish</text:p>
          </table:table-cell>
          <table:table-cell table:formula="of:=TRIM(['dbpedia-linkedmdb-2'.B58])" office:value-type="string" office:string-value="http://data.linkedmdb.org/resource/film/42168" calcext:value-type="string">
            <text:p>http://data.linkedmdb.org/resource/film/42168</text:p>
          </table:table-cell>
          <table:table-cell table:formula="of:=CONCATENATE(&quot;&lt;&quot;;[.A58];&quot;&gt;&quot;)" office:value-type="string" office:string-value="&lt;http://dbpedia.org/resource/Year_of_the_Jellyfish&gt;" calcext:value-type="string">
            <text:p>&lt;http://dbpedia.org/resource/Year_of_the_Jellyfish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58];&quot;&gt; .&quot;)" office:value-type="string" office:string-value="&lt;http://data.linkedmdb.org/resource/film/42168&gt; ." calcext:value-type="string">
            <text:p>&lt;http://data.linkedmdb.org/resource/film/42168&gt; .</text:p>
          </table:table-cell>
        </table:table-row>
        <table:table-row table:style-name="ro1">
          <table:table-cell table:formula="of:=TRIM(['dbpedia-linkedmdb-2'.A59])" office:value-type="string" office:string-value="http://dbpedia.org/resource/Year_of_the_Comet" calcext:value-type="string">
            <text:p>http://dbpedia.org/resource/Year_of_the_Comet</text:p>
          </table:table-cell>
          <table:table-cell table:formula="of:=TRIM(['dbpedia-linkedmdb-2'.B59])" office:value-type="string" office:string-value="http://data.linkedmdb.org/resource/film/42168" calcext:value-type="string">
            <text:p>http://data.linkedmdb.org/resource/film/42168</text:p>
          </table:table-cell>
          <table:table-cell table:formula="of:=CONCATENATE(&quot;&lt;&quot;;[.A59];&quot;&gt;&quot;)" office:value-type="string" office:string-value="&lt;http://dbpedia.org/resource/Year_of_the_Comet&gt;" calcext:value-type="string">
            <text:p>&lt;http://dbpedia.org/resource/Year_of_the_Comet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59];&quot;&gt; .&quot;)" office:value-type="string" office:string-value="&lt;http://data.linkedmdb.org/resource/film/42168&gt; ." calcext:value-type="string">
            <text:p>&lt;http://data.linkedmdb.org/resource/film/42168&gt; .</text:p>
          </table:table-cell>
        </table:table-row>
        <table:table-row table:style-name="ro1">
          <table:table-cell table:formula="of:=TRIM(['dbpedia-linkedmdb-2'.A60])" office:value-type="string" office:string-value="http://dbpedia.org/resource/Year_of_the_Horse" calcext:value-type="string">
            <text:p>http://dbpedia.org/resource/Year_of_the_Horse</text:p>
          </table:table-cell>
          <table:table-cell table:formula="of:=TRIM(['dbpedia-linkedmdb-2'.B60])" office:value-type="string" office:string-value="http://data.linkedmdb.org/resource/film/42168" calcext:value-type="string">
            <text:p>http://data.linkedmdb.org/resource/film/42168</text:p>
          </table:table-cell>
          <table:table-cell table:formula="of:=CONCATENATE(&quot;&lt;&quot;;[.A60];&quot;&gt;&quot;)" office:value-type="string" office:string-value="&lt;http://dbpedia.org/resource/Year_of_the_Horse&gt;" calcext:value-type="string">
            <text:p>&lt;http://dbpedia.org/resource/Year_of_the_Horse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60];&quot;&gt; .&quot;)" office:value-type="string" office:string-value="&lt;http://data.linkedmdb.org/resource/film/42168&gt; ." calcext:value-type="string">
            <text:p>&lt;http://data.linkedmdb.org/resource/film/42168&gt; .</text:p>
          </table:table-cell>
        </table:table-row>
        <table:table-row table:style-name="ro1">
          <table:table-cell table:formula="of:=TRIM(['dbpedia-linkedmdb-2'.A61])" office:value-type="string" office:string-value="http://dbpedia.org/resource/The_Original_Kings_of_Comedy" calcext:value-type="string">
            <text:p>http://dbpedia.org/resource/The_Original_Kings_of_Comedy</text:p>
          </table:table-cell>
          <table:table-cell table:formula="of:=TRIM(['dbpedia-linkedmdb-2'.B61])" office:value-type="string" office:string-value="http://data.linkedmdb.org/resource/film/44416" calcext:value-type="string">
            <text:p>http://data.linkedmdb.org/resource/film/44416</text:p>
          </table:table-cell>
          <table:table-cell table:formula="of:=CONCATENATE(&quot;&lt;&quot;;[.A61];&quot;&gt;&quot;)" office:value-type="string" office:string-value="&lt;http://dbpedia.org/resource/The_Original_Kings_of_Comedy&gt;" calcext:value-type="string">
            <text:p>&lt;http://dbpedia.org/resource/The_Original_Kings_of_Comedy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61];&quot;&gt; .&quot;)" office:value-type="string" office:string-value="&lt;http://data.linkedmdb.org/resource/film/44416&gt; ." calcext:value-type="string">
            <text:p>&lt;http://data.linkedmdb.org/resource/film/44416&gt; .</text:p>
          </table:table-cell>
        </table:table-row>
        <table:table-row table:style-name="ro1">
          <table:table-cell table:formula="of:=TRIM(['dbpedia-linkedmdb-2'.A62])" office:value-type="string" office:string-value="http://dbpedia.org/resource/Faraway,_So_Close!" calcext:value-type="string">
            <text:p>http://dbpedia.org/resource/Faraway,_So_Close!</text:p>
          </table:table-cell>
          <table:table-cell table:formula="of:=TRIM(['dbpedia-linkedmdb-2'.B62])" office:value-type="string" office:string-value="http://data.linkedmdb.org/resource/film/4914" calcext:value-type="string">
            <text:p>http://data.linkedmdb.org/resource/film/4914</text:p>
          </table:table-cell>
          <table:table-cell table:formula="of:=CONCATENATE(&quot;&lt;&quot;;[.A62];&quot;&gt;&quot;)" office:value-type="string" office:string-value="&lt;http://dbpedia.org/resource/Faraway,_So_Close!&gt;" calcext:value-type="string">
            <text:p>&lt;http://dbpedia.org/resource/Faraway,_So_Close!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62];&quot;&gt; .&quot;)" office:value-type="string" office:string-value="&lt;http://data.linkedmdb.org/resource/film/4914&gt; ." calcext:value-type="string">
            <text:p>&lt;http://data.linkedmdb.org/resource/film/4914&gt; .</text:p>
          </table:table-cell>
        </table:table-row>
        <table:table-row table:style-name="ro1">
          <table:table-cell table:formula="of:=TRIM(['dbpedia-linkedmdb-2'.A63])" office:value-type="string" office:string-value="http://dbpedia.org/resource/Wild_at_Heart_(film)" calcext:value-type="string">
            <text:p>http://dbpedia.org/resource/Wild_at_Heart_(film)</text:p>
          </table:table-cell>
          <table:table-cell table:formula="of:=TRIM(['dbpedia-linkedmdb-2'.B63])" office:value-type="string" office:string-value="http://data.linkedmdb.org/resource/film/630" calcext:value-type="string">
            <text:p>http://data.linkedmdb.org/resource/film/630</text:p>
          </table:table-cell>
          <table:table-cell table:formula="of:=CONCATENATE(&quot;&lt;&quot;;[.A63];&quot;&gt;&quot;)" office:value-type="string" office:string-value="&lt;http://dbpedia.org/resource/Wild_at_Heart_(film)&gt;" calcext:value-type="string">
            <text:p>&lt;http://dbpedia.org/resource/Wild_at_Heart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63];&quot;&gt; .&quot;)" office:value-type="string" office:string-value="&lt;http://data.linkedmdb.org/resource/film/630&gt; ." calcext:value-type="string">
            <text:p>&lt;http://data.linkedmdb.org/resource/film/630&gt; .</text:p>
          </table:table-cell>
        </table:table-row>
        <table:table-row table:style-name="ro1">
          <table:table-cell table:formula="of:=TRIM(['dbpedia-linkedmdb-2'.A64])" office:value-type="string" office:string-value="http://dbpedia.org/resource/My_Name_is_Tanino" calcext:value-type="string">
            <text:p>http://dbpedia.org/resource/My_Name_is_Tanino</text:p>
          </table:table-cell>
          <table:table-cell table:formula="of:=TRIM(['dbpedia-linkedmdb-2'.B64])" office:value-type="string" office:string-value="http://data.linkedmdb.org/resource/film/41319" calcext:value-type="string">
            <text:p>http://data.linkedmdb.org/resource/film/41319</text:p>
          </table:table-cell>
          <table:table-cell table:formula="of:=CONCATENATE(&quot;&lt;&quot;;[.A64];&quot;&gt;&quot;)" office:value-type="string" office:string-value="&lt;http://dbpedia.org/resource/My_Name_is_Tanino&gt;" calcext:value-type="string">
            <text:p>&lt;http://dbpedia.org/resource/My_Name_is_Tanino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64];&quot;&gt; .&quot;)" office:value-type="string" office:string-value="&lt;http://data.linkedmdb.org/resource/film/41319&gt; ." calcext:value-type="string">
            <text:p>&lt;http://data.linkedmdb.org/resource/film/41319&gt; .</text:p>
          </table:table-cell>
        </table:table-row>
        <table:table-row table:style-name="ro1">
          <table:table-cell table:formula="of:=TRIM(['dbpedia-linkedmdb-2'.A65])" office:value-type="string" office:string-value="http://dbpedia.org/resource/My_Name_Is_Joe" calcext:value-type="string">
            <text:p>http://dbpedia.org/resource/My_Name_Is_Joe</text:p>
          </table:table-cell>
          <table:table-cell table:formula="of:=TRIM(['dbpedia-linkedmdb-2'.B65])" office:value-type="string" office:string-value="http://data.linkedmdb.org/resource/film/41319" calcext:value-type="string">
            <text:p>http://data.linkedmdb.org/resource/film/41319</text:p>
          </table:table-cell>
          <table:table-cell table:formula="of:=CONCATENATE(&quot;&lt;&quot;;[.A65];&quot;&gt;&quot;)" office:value-type="string" office:string-value="&lt;http://dbpedia.org/resource/My_Name_Is_Joe&gt;" calcext:value-type="string">
            <text:p>&lt;http://dbpedia.org/resource/My_Name_Is_Joe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65];&quot;&gt; .&quot;)" office:value-type="string" office:string-value="&lt;http://data.linkedmdb.org/resource/film/41319&gt; ." calcext:value-type="string">
            <text:p>&lt;http://data.linkedmdb.org/resource/film/41319&gt; .</text:p>
          </table:table-cell>
        </table:table-row>
        <table:table-row table:style-name="ro1">
          <table:table-cell table:formula="of:=TRIM(['dbpedia-linkedmdb-2'.A66])" office:value-type="string" office:string-value="http://dbpedia.org/resource/My_Name_Is_Fame" calcext:value-type="string">
            <text:p>http://dbpedia.org/resource/My_Name_Is_Fame</text:p>
          </table:table-cell>
          <table:table-cell table:formula="of:=TRIM(['dbpedia-linkedmdb-2'.B66])" office:value-type="string" office:string-value="http://data.linkedmdb.org/resource/film/41319" calcext:value-type="string">
            <text:p>http://data.linkedmdb.org/resource/film/41319</text:p>
          </table:table-cell>
          <table:table-cell table:formula="of:=CONCATENATE(&quot;&lt;&quot;;[.A66];&quot;&gt;&quot;)" office:value-type="string" office:string-value="&lt;http://dbpedia.org/resource/My_Name_Is_Fame&gt;" calcext:value-type="string">
            <text:p>&lt;http://dbpedia.org/resource/My_Name_Is_Fame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66];&quot;&gt; .&quot;)" office:value-type="string" office:string-value="&lt;http://data.linkedmdb.org/resource/film/41319&gt; ." calcext:value-type="string">
            <text:p>&lt;http://data.linkedmdb.org/resource/film/41319&gt; .</text:p>
          </table:table-cell>
        </table:table-row>
        <table:table-row table:style-name="ro1">
          <table:table-cell table:formula="of:=TRIM(['dbpedia-linkedmdb-2'.A67])" office:value-type="string" office:string-value="http://dbpedia.org/resource/My_Name_Is_Juani" calcext:value-type="string">
            <text:p>http://dbpedia.org/resource/My_Name_Is_Juani</text:p>
          </table:table-cell>
          <table:table-cell table:formula="of:=TRIM(['dbpedia-linkedmdb-2'.B67])" office:value-type="string" office:string-value="http://data.linkedmdb.org/resource/film/41319" calcext:value-type="string">
            <text:p>http://data.linkedmdb.org/resource/film/41319</text:p>
          </table:table-cell>
          <table:table-cell table:formula="of:=CONCATENATE(&quot;&lt;&quot;;[.A67];&quot;&gt;&quot;)" office:value-type="string" office:string-value="&lt;http://dbpedia.org/resource/My_Name_Is_Juani&gt;" calcext:value-type="string">
            <text:p>&lt;http://dbpedia.org/resource/My_Name_Is_Juani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67];&quot;&gt; .&quot;)" office:value-type="string" office:string-value="&lt;http://data.linkedmdb.org/resource/film/41319&gt; ." calcext:value-type="string">
            <text:p>&lt;http://data.linkedmdb.org/resource/film/41319&gt; .</text:p>
          </table:table-cell>
        </table:table-row>
        <table:table-row table:style-name="ro1">
          <table:table-cell table:formula="of:=TRIM(['dbpedia-linkedmdb-2'.A68])" office:value-type="string" office:string-value="http://dbpedia.org/resource/Looking_for_Comedy_in_the_Muslim_World" calcext:value-type="string">
            <text:p>http://dbpedia.org/resource/Looking_for_Comedy_in_the_Muslim_World</text:p>
          </table:table-cell>
          <table:table-cell table:formula="of:=TRIM(['dbpedia-linkedmdb-2'.B68])" office:value-type="string" office:string-value="http://data.linkedmdb.org/resource/film/44766" calcext:value-type="string">
            <text:p>http://data.linkedmdb.org/resource/film/44766</text:p>
          </table:table-cell>
          <table:table-cell table:formula="of:=CONCATENATE(&quot;&lt;&quot;;[.A68];&quot;&gt;&quot;)" office:value-type="string" office:string-value="&lt;http://dbpedia.org/resource/Looking_for_Comedy_in_the_Muslim_World&gt;" calcext:value-type="string">
            <text:p>&lt;http://dbpedia.org/resource/Looking_for_Comedy_in_the_Muslim_World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68];&quot;&gt; .&quot;)" office:value-type="string" office:string-value="&lt;http://data.linkedmdb.org/resource/film/44766&gt; ." calcext:value-type="string">
            <text:p>&lt;http://data.linkedmdb.org/resource/film/44766&gt; .</text:p>
          </table:table-cell>
        </table:table-row>
        <table:table-row table:style-name="ro1">
          <table:table-cell table:formula="of:=TRIM(['dbpedia-linkedmdb-2'.A69])" office:value-type="string" office:string-value="http://dbpedia.org/resource/Snake_Eyes_(film)" calcext:value-type="string">
            <text:p>http://dbpedia.org/resource/Snake_Eyes_(film)</text:p>
          </table:table-cell>
          <table:table-cell table:formula="of:=TRIM(['dbpedia-linkedmdb-2'.B69])" office:value-type="string" office:string-value="http://data.linkedmdb.org/resource/film/2535" calcext:value-type="string">
            <text:p>http://data.linkedmdb.org/resource/film/2535</text:p>
          </table:table-cell>
          <table:table-cell table:formula="of:=CONCATENATE(&quot;&lt;&quot;;[.A69];&quot;&gt;&quot;)" office:value-type="string" office:string-value="&lt;http://dbpedia.org/resource/Snake_Eyes_(film)&gt;" calcext:value-type="string">
            <text:p>&lt;http://dbpedia.org/resource/Snake_Eyes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69];&quot;&gt; .&quot;)" office:value-type="string" office:string-value="&lt;http://data.linkedmdb.org/resource/film/2535&gt; ." calcext:value-type="string">
            <text:p>&lt;http://data.linkedmdb.org/resource/film/2535&gt; .</text:p>
          </table:table-cell>
        </table:table-row>
        <table:table-row table:style-name="ro1">
          <table:table-cell table:formula="of:=TRIM(['dbpedia-linkedmdb-2'.A70])" office:value-type="string" office:string-value="http://dbpedia.org/resource/Neil_Young:_Heart_of_Gold" calcext:value-type="string">
            <text:p>http://dbpedia.org/resource/Neil_Young:_Heart_of_Gold</text:p>
          </table:table-cell>
          <table:table-cell table:formula="of:=TRIM(['dbpedia-linkedmdb-2'.B70])" office:value-type="string" office:string-value="http://data.linkedmdb.org/resource/film/6578" calcext:value-type="string">
            <text:p>http://data.linkedmdb.org/resource/film/6578</text:p>
          </table:table-cell>
          <table:table-cell table:formula="of:=CONCATENATE(&quot;&lt;&quot;;[.A70];&quot;&gt;&quot;)" office:value-type="string" office:string-value="&lt;http://dbpedia.org/resource/Neil_Young:_Heart_of_Gold&gt;" calcext:value-type="string">
            <text:p>&lt;http://dbpedia.org/resource/Neil_Young:_Heart_of_Gold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70];&quot;&gt; .&quot;)" office:value-type="string" office:string-value="&lt;http://data.linkedmdb.org/resource/film/6578&gt; ." calcext:value-type="string">
            <text:p>&lt;http://data.linkedmdb.org/resource/film/6578&gt; .</text:p>
          </table:table-cell>
        </table:table-row>
        <table:table-row table:style-name="ro1">
          <table:table-cell table:formula="of:=TRIM(['dbpedia-linkedmdb-2'.A71])" office:value-type="string" office:string-value="http://dbpedia.org/resource/The_Quick_and_the_Dead_(1995_film)" calcext:value-type="string">
            <text:p>http://dbpedia.org/resource/The_Quick_and_the_Dead_(1995_film)</text:p>
          </table:table-cell>
          <table:table-cell table:formula="of:=TRIM(['dbpedia-linkedmdb-2'.B71])" office:value-type="string" office:string-value="http://data.linkedmdb.org/resource/film/40030" calcext:value-type="string">
            <text:p>http://data.linkedmdb.org/resource/film/40030</text:p>
          </table:table-cell>
          <table:table-cell table:formula="of:=CONCATENATE(&quot;&lt;&quot;;[.A71];&quot;&gt;&quot;)" office:value-type="string" office:string-value="&lt;http://dbpedia.org/resource/The_Quick_and_the_Dead_(1995_film)&gt;" calcext:value-type="string">
            <text:p>&lt;http://dbpedia.org/resource/The_Quick_and_the_Dead_(1995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71];&quot;&gt; .&quot;)" office:value-type="string" office:string-value="&lt;http://data.linkedmdb.org/resource/film/40030&gt; ." calcext:value-type="string">
            <text:p>&lt;http://data.linkedmdb.org/resource/film/40030&gt; .</text:p>
          </table:table-cell>
        </table:table-row>
        <table:table-row table:style-name="ro1">
          <table:table-cell table:formula="of:=TRIM(['dbpedia-linkedmdb-2'.A72])" office:value-type="string" office:string-value="http://dbpedia.org/resource/The_Story_of_the_Last_Chrysanthemum" calcext:value-type="string">
            <text:p>http://dbpedia.org/resource/The_Story_of_the_Last_Chrysanthemum</text:p>
          </table:table-cell>
          <table:table-cell table:formula="of:=TRIM(['dbpedia-linkedmdb-2'.B72])" office:value-type="string" office:string-value="http://data.linkedmdb.org/resource/film/2393" calcext:value-type="string">
            <text:p>http://data.linkedmdb.org/resource/film/2393</text:p>
          </table:table-cell>
          <table:table-cell table:formula="of:=CONCATENATE(&quot;&lt;&quot;;[.A72];&quot;&gt;&quot;)" office:value-type="string" office:string-value="&lt;http://dbpedia.org/resource/The_Story_of_the_Last_Chrysanthemum&gt;" calcext:value-type="string">
            <text:p>&lt;http://dbpedia.org/resource/The_Story_of_the_Last_Chrysanthemum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72];&quot;&gt; .&quot;)" office:value-type="string" office:string-value="&lt;http://data.linkedmdb.org/resource/film/2393&gt; ." calcext:value-type="string">
            <text:p>&lt;http://data.linkedmdb.org/resource/film/2393&gt; .</text:p>
          </table:table-cell>
        </table:table-row>
        <table:table-row table:style-name="ro1">
          <table:table-cell table:formula="of:=TRIM(['dbpedia-linkedmdb-2'.A73])" office:value-type="string" office:string-value="http://dbpedia.org/resource/The_Last_of_the_Mohicans_(1920_American_film)" calcext:value-type="string">
            <text:p>http://dbpedia.org/resource/The_Last_of_the_Mohicans_(1920_American_film)</text:p>
          </table:table-cell>
          <table:table-cell table:formula="of:=TRIM(['dbpedia-linkedmdb-2'.B73])" office:value-type="string" office:string-value="http://data.linkedmdb.org/resource/film/2393" calcext:value-type="string">
            <text:p>http://data.linkedmdb.org/resource/film/2393</text:p>
          </table:table-cell>
          <table:table-cell table:formula="of:=CONCATENATE(&quot;&lt;&quot;;[.A73];&quot;&gt;&quot;)" office:value-type="string" office:string-value="&lt;http://dbpedia.org/resource/The_Last_of_the_Mohicans_(1920_American_film)&gt;" calcext:value-type="string">
            <text:p>&lt;http://dbpedia.org/resource/The_Last_of_the_Mohicans_(1920_American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73];&quot;&gt; .&quot;)" office:value-type="string" office:string-value="&lt;http://data.linkedmdb.org/resource/film/2393&gt; ." calcext:value-type="string">
            <text:p>&lt;http://data.linkedmdb.org/resource/film/2393&gt; .</text:p>
          </table:table-cell>
        </table:table-row>
        <table:table-row table:style-name="ro1">
          <table:table-cell table:formula="of:=TRIM(['dbpedia-linkedmdb-2'.A74])" office:value-type="string" office:string-value="http://dbpedia.org/resource/The_Last_of_the_Blonde_Bombshells" calcext:value-type="string">
            <text:p>http://dbpedia.org/resource/The_Last_of_the_Blonde_Bombshells</text:p>
          </table:table-cell>
          <table:table-cell table:formula="of:=TRIM(['dbpedia-linkedmdb-2'.B74])" office:value-type="string" office:string-value="http://data.linkedmdb.org/resource/film/2393" calcext:value-type="string">
            <text:p>http://data.linkedmdb.org/resource/film/2393</text:p>
          </table:table-cell>
          <table:table-cell table:formula="of:=CONCATENATE(&quot;&lt;&quot;;[.A74];&quot;&gt;&quot;)" office:value-type="string" office:string-value="&lt;http://dbpedia.org/resource/The_Last_of_the_Blonde_Bombshells&gt;" calcext:value-type="string">
            <text:p>&lt;http://dbpedia.org/resource/The_Last_of_the_Blonde_Bombshells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74];&quot;&gt; .&quot;)" office:value-type="string" office:string-value="&lt;http://data.linkedmdb.org/resource/film/2393&gt; ." calcext:value-type="string">
            <text:p>&lt;http://data.linkedmdb.org/resource/film/2393&gt; .</text:p>
          </table:table-cell>
        </table:table-row>
        <table:table-row table:style-name="ro1">
          <table:table-cell table:formula="of:=TRIM(['dbpedia-linkedmdb-2'.A75])" office:value-type="string" office:string-value="http://dbpedia.org/resource/The_Last_of_the_Mohicans_(1936_film)" calcext:value-type="string">
            <text:p>http://dbpedia.org/resource/The_Last_of_the_Mohicans_(1936_film)</text:p>
          </table:table-cell>
          <table:table-cell table:formula="of:=TRIM(['dbpedia-linkedmdb-2'.B75])" office:value-type="string" office:string-value="http://data.linkedmdb.org/resource/film/2393" calcext:value-type="string">
            <text:p>http://data.linkedmdb.org/resource/film/2393</text:p>
          </table:table-cell>
          <table:table-cell table:formula="of:=CONCATENATE(&quot;&lt;&quot;;[.A75];&quot;&gt;&quot;)" office:value-type="string" office:string-value="&lt;http://dbpedia.org/resource/The_Last_of_the_Mohicans_(1936_film)&gt;" calcext:value-type="string">
            <text:p>&lt;http://dbpedia.org/resource/The_Last_of_the_Mohicans_(1936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75];&quot;&gt; .&quot;)" office:value-type="string" office:string-value="&lt;http://data.linkedmdb.org/resource/film/2393&gt; ." calcext:value-type="string">
            <text:p>&lt;http://data.linkedmdb.org/resource/film/2393&gt; .</text:p>
          </table:table-cell>
        </table:table-row>
        <table:table-row table:style-name="ro1">
          <table:table-cell table:formula="of:=TRIM(['dbpedia-linkedmdb-2'.A76])" office:value-type="string" office:string-value="http://dbpedia.org/resource/The_Last_of_the_High_Kings" calcext:value-type="string">
            <text:p>http://dbpedia.org/resource/The_Last_of_the_High_Kings</text:p>
          </table:table-cell>
          <table:table-cell table:formula="of:=TRIM(['dbpedia-linkedmdb-2'.B76])" office:value-type="string" office:string-value="http://data.linkedmdb.org/resource/film/2393" calcext:value-type="string">
            <text:p>http://data.linkedmdb.org/resource/film/2393</text:p>
          </table:table-cell>
          <table:table-cell table:formula="of:=CONCATENATE(&quot;&lt;&quot;;[.A76];&quot;&gt;&quot;)" office:value-type="string" office:string-value="&lt;http://dbpedia.org/resource/The_Last_of_the_High_Kings&gt;" calcext:value-type="string">
            <text:p>&lt;http://dbpedia.org/resource/The_Last_of_the_High_Kings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76];&quot;&gt; .&quot;)" office:value-type="string" office:string-value="&lt;http://data.linkedmdb.org/resource/film/2393&gt; ." calcext:value-type="string">
            <text:p>&lt;http://data.linkedmdb.org/resource/film/2393&gt; .</text:p>
          </table:table-cell>
        </table:table-row>
        <table:table-row table:style-name="ro1">
          <table:table-cell table:formula="of:=TRIM(['dbpedia-linkedmdb-2'.A77])" office:value-type="string" office:string-value="http://dbpedia.org/resource/My_Name_is_Tanino" calcext:value-type="string">
            <text:p>http://dbpedia.org/resource/My_Name_is_Tanino</text:p>
          </table:table-cell>
          <table:table-cell table:formula="of:=TRIM(['dbpedia-linkedmdb-2'.B77])" office:value-type="string" office:string-value="http://data.linkedmdb.org/resource/film/45877" calcext:value-type="string">
            <text:p>http://data.linkedmdb.org/resource/film/45877</text:p>
          </table:table-cell>
          <table:table-cell table:formula="of:=CONCATENATE(&quot;&lt;&quot;;[.A77];&quot;&gt;&quot;)" office:value-type="string" office:string-value="&lt;http://dbpedia.org/resource/My_Name_is_Tanino&gt;" calcext:value-type="string">
            <text:p>&lt;http://dbpedia.org/resource/My_Name_is_Tanino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77];&quot;&gt; .&quot;)" office:value-type="string" office:string-value="&lt;http://data.linkedmdb.org/resource/film/45877&gt; ." calcext:value-type="string">
            <text:p>&lt;http://data.linkedmdb.org/resource/film/45877&gt; .</text:p>
          </table:table-cell>
        </table:table-row>
        <table:table-row table:style-name="ro1">
          <table:table-cell table:formula="of:=TRIM(['dbpedia-linkedmdb-2'.A78])" office:value-type="string" office:string-value="http://dbpedia.org/resource/My_Name_Is_Joe" calcext:value-type="string">
            <text:p>http://dbpedia.org/resource/My_Name_Is_Joe</text:p>
          </table:table-cell>
          <table:table-cell table:formula="of:=TRIM(['dbpedia-linkedmdb-2'.B78])" office:value-type="string" office:string-value="http://data.linkedmdb.org/resource/film/45877" calcext:value-type="string">
            <text:p>http://data.linkedmdb.org/resource/film/45877</text:p>
          </table:table-cell>
          <table:table-cell table:formula="of:=CONCATENATE(&quot;&lt;&quot;;[.A78];&quot;&gt;&quot;)" office:value-type="string" office:string-value="&lt;http://dbpedia.org/resource/My_Name_Is_Joe&gt;" calcext:value-type="string">
            <text:p>&lt;http://dbpedia.org/resource/My_Name_Is_Joe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78];&quot;&gt; .&quot;)" office:value-type="string" office:string-value="&lt;http://data.linkedmdb.org/resource/film/45877&gt; ." calcext:value-type="string">
            <text:p>&lt;http://data.linkedmdb.org/resource/film/45877&gt; .</text:p>
          </table:table-cell>
        </table:table-row>
        <table:table-row table:style-name="ro1">
          <table:table-cell table:formula="of:=TRIM(['dbpedia-linkedmdb-2'.A79])" office:value-type="string" office:string-value="http://dbpedia.org/resource/My_Name_Is_Fame" calcext:value-type="string">
            <text:p>http://dbpedia.org/resource/My_Name_Is_Fame</text:p>
          </table:table-cell>
          <table:table-cell table:formula="of:=TRIM(['dbpedia-linkedmdb-2'.B79])" office:value-type="string" office:string-value="http://data.linkedmdb.org/resource/film/45877" calcext:value-type="string">
            <text:p>http://data.linkedmdb.org/resource/film/45877</text:p>
          </table:table-cell>
          <table:table-cell table:formula="of:=CONCATENATE(&quot;&lt;&quot;;[.A79];&quot;&gt;&quot;)" office:value-type="string" office:string-value="&lt;http://dbpedia.org/resource/My_Name_Is_Fame&gt;" calcext:value-type="string">
            <text:p>&lt;http://dbpedia.org/resource/My_Name_Is_Fame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79];&quot;&gt; .&quot;)" office:value-type="string" office:string-value="&lt;http://data.linkedmdb.org/resource/film/45877&gt; ." calcext:value-type="string">
            <text:p>&lt;http://data.linkedmdb.org/resource/film/45877&gt; .</text:p>
          </table:table-cell>
        </table:table-row>
        <table:table-row table:style-name="ro1">
          <table:table-cell table:formula="of:=TRIM(['dbpedia-linkedmdb-2'.A80])" office:value-type="string" office:string-value="http://dbpedia.org/resource/My_Name_Is_Juani" calcext:value-type="string">
            <text:p>http://dbpedia.org/resource/My_Name_Is_Juani</text:p>
          </table:table-cell>
          <table:table-cell table:formula="of:=TRIM(['dbpedia-linkedmdb-2'.B80])" office:value-type="string" office:string-value="http://data.linkedmdb.org/resource/film/45877" calcext:value-type="string">
            <text:p>http://data.linkedmdb.org/resource/film/45877</text:p>
          </table:table-cell>
          <table:table-cell table:formula="of:=CONCATENATE(&quot;&lt;&quot;;[.A80];&quot;&gt;&quot;)" office:value-type="string" office:string-value="&lt;http://dbpedia.org/resource/My_Name_Is_Juani&gt;" calcext:value-type="string">
            <text:p>&lt;http://dbpedia.org/resource/My_Name_Is_Juani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80];&quot;&gt; .&quot;)" office:value-type="string" office:string-value="&lt;http://data.linkedmdb.org/resource/film/45877&gt; ." calcext:value-type="string">
            <text:p>&lt;http://data.linkedmdb.org/resource/film/45877&gt; .</text:p>
          </table:table-cell>
        </table:table-row>
        <table:table-row table:style-name="ro1">
          <table:table-cell table:formula="of:=TRIM(['dbpedia-linkedmdb-2'.A81])" office:value-type="string" office:string-value="http://dbpedia.org/resource/The_House_of_the_Angel" calcext:value-type="string">
            <text:p>http://dbpedia.org/resource/The_House_of_the_Angel</text:p>
          </table:table-cell>
          <table:table-cell table:formula="of:=TRIM(['dbpedia-linkedmdb-2'.B81])" office:value-type="string" office:string-value="http://data.linkedmdb.org/resource/film/1766" calcext:value-type="string">
            <text:p>http://data.linkedmdb.org/resource/film/1766</text:p>
          </table:table-cell>
          <table:table-cell table:formula="of:=CONCATENATE(&quot;&lt;&quot;;[.A81];&quot;&gt;&quot;)" office:value-type="string" office:string-value="&lt;http://dbpedia.org/resource/The_House_of_the_Angel&gt;" calcext:value-type="string">
            <text:p>&lt;http://dbpedia.org/resource/The_House_of_the_Angel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81];&quot;&gt; .&quot;)" office:value-type="string" office:string-value="&lt;http://data.linkedmdb.org/resource/film/1766&gt; ." calcext:value-type="string">
            <text:p>&lt;http://data.linkedmdb.org/resource/film/1766&gt; .</text:p>
          </table:table-cell>
        </table:table-row>
        <table:table-row table:style-name="ro1">
          <table:table-cell table:formula="of:=TRIM(['dbpedia-linkedmdb-2'.A82])" office:value-type="string" office:string-value="http://dbpedia.org/resource/The_House_of_the_Spirits_(film)" calcext:value-type="string">
            <text:p>http://dbpedia.org/resource/The_House_of_the_Spirits_(film)</text:p>
          </table:table-cell>
          <table:table-cell table:formula="of:=TRIM(['dbpedia-linkedmdb-2'.B82])" office:value-type="string" office:string-value="http://data.linkedmdb.org/resource/film/1766" calcext:value-type="string">
            <text:p>http://data.linkedmdb.org/resource/film/1766</text:p>
          </table:table-cell>
          <table:table-cell table:formula="of:=CONCATENATE(&quot;&lt;&quot;;[.A82];&quot;&gt;&quot;)" office:value-type="string" office:string-value="&lt;http://dbpedia.org/resource/The_House_of_the_Spirits_(film)&gt;" calcext:value-type="string">
            <text:p>&lt;http://dbpedia.org/resource/The_House_of_the_Spirits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82];&quot;&gt; .&quot;)" office:value-type="string" office:string-value="&lt;http://data.linkedmdb.org/resource/film/1766&gt; ." calcext:value-type="string">
            <text:p>&lt;http://data.linkedmdb.org/resource/film/1766&gt; .</text:p>
          </table:table-cell>
        </table:table-row>
        <table:table-row table:style-name="ro1">
          <table:table-cell table:formula="of:=TRIM(['dbpedia-linkedmdb-2'.A83])" office:value-type="string" office:string-value="http://dbpedia.org/resource/George_Wallace_(film)" calcext:value-type="string">
            <text:p>http://dbpedia.org/resource/George_Wallace_(film)</text:p>
          </table:table-cell>
          <table:table-cell table:formula="of:=TRIM(['dbpedia-linkedmdb-2'.B83])" office:value-type="string" office:string-value="http://data.linkedmdb.org/resource/film/5252" calcext:value-type="string">
            <text:p>http://data.linkedmdb.org/resource/film/5252</text:p>
          </table:table-cell>
          <table:table-cell table:formula="of:=CONCATENATE(&quot;&lt;&quot;;[.A83];&quot;&gt;&quot;)" office:value-type="string" office:string-value="&lt;http://dbpedia.org/resource/George_Wallace_(film)&gt;" calcext:value-type="string">
            <text:p>&lt;http://dbpedia.org/resource/George_Wallace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83];&quot;&gt; .&quot;)" office:value-type="string" office:string-value="&lt;http://data.linkedmdb.org/resource/film/5252&gt; ." calcext:value-type="string">
            <text:p>&lt;http://data.linkedmdb.org/resource/film/5252&gt; .</text:p>
          </table:table-cell>
        </table:table-row>
        <table:table-row table:style-name="ro1">
          <table:table-cell table:formula="of:=TRIM(['dbpedia-linkedmdb-2'.A84])" office:value-type="string" office:string-value="http://dbpedia.org/resource/Body_of_Lies_(film)" calcext:value-type="string">
            <text:p>http://dbpedia.org/resource/Body_of_Lies_(film)</text:p>
          </table:table-cell>
          <table:table-cell table:formula="of:=TRIM(['dbpedia-linkedmdb-2'.B84])" office:value-type="string" office:string-value="http://data.linkedmdb.org/resource/film/15325" calcext:value-type="string">
            <text:p>http://data.linkedmdb.org/resource/film/15325</text:p>
          </table:table-cell>
          <table:table-cell table:formula="of:=CONCATENATE(&quot;&lt;&quot;;[.A84];&quot;&gt;&quot;)" office:value-type="string" office:string-value="&lt;http://dbpedia.org/resource/Body_of_Lies_(film)&gt;" calcext:value-type="string">
            <text:p>&lt;http://dbpedia.org/resource/Body_of_Lies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84];&quot;&gt; .&quot;)" office:value-type="string" office:string-value="&lt;http://data.linkedmdb.org/resource/film/15325&gt; ." calcext:value-type="string">
            <text:p>&lt;http://data.linkedmdb.org/resource/film/15325&gt; .</text:p>
          </table:table-cell>
        </table:table-row>
        <table:table-row table:style-name="ro1">
          <table:table-cell table:formula="of:=TRIM(['dbpedia-linkedmdb-2'.A85])" office:value-type="string" office:string-value="http://dbpedia.org/resource/Don't_Drink_the_Water_(1994_film)" calcext:value-type="string">
            <text:p>http://dbpedia.org/resource/Don't_Drink_the_Water_(1994_film)</text:p>
          </table:table-cell>
          <table:table-cell table:formula="of:=TRIM(['dbpedia-linkedmdb-2'.B85])" office:value-type="string" office:string-value="http://data.linkedmdb.org/resource/film/4808" calcext:value-type="string">
            <text:p>http://data.linkedmdb.org/resource/film/4808</text:p>
          </table:table-cell>
          <table:table-cell table:formula="of:=CONCATENATE(&quot;&lt;&quot;;[.A85];&quot;&gt;&quot;)" office:value-type="string" office:string-value="&lt;http://dbpedia.org/resource/Don't_Drink_the_Water_(1994_film)&gt;" calcext:value-type="string">
            <text:p>&lt;http://dbpedia.org/resource/Don't_Drink_the_Water_(1994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85];&quot;&gt; .&quot;)" office:value-type="string" office:string-value="&lt;http://data.linkedmdb.org/resource/film/4808&gt; ." calcext:value-type="string">
            <text:p>&lt;http://data.linkedmdb.org/resource/film/4808&gt; .</text:p>
          </table:table-cell>
        </table:table-row>
        <table:table-row table:style-name="ro1">
          <table:table-cell table:formula="of:=TRIM(['dbpedia-linkedmdb-2'.A86])" office:value-type="string" office:string-value="http://dbpedia.org/resource/In_the_Presence_of_a_Clown" calcext:value-type="string">
            <text:p>http://dbpedia.org/resource/In_the_Presence_of_a_Clown</text:p>
          </table:table-cell>
          <table:table-cell table:formula="of:=TRIM(['dbpedia-linkedmdb-2'.B86])" office:value-type="string" office:string-value="http://data.linkedmdb.org/resource/film/41806" calcext:value-type="string">
            <text:p>http://data.linkedmdb.org/resource/film/41806</text:p>
          </table:table-cell>
          <table:table-cell table:formula="of:=CONCATENATE(&quot;&lt;&quot;;[.A86];&quot;&gt;&quot;)" office:value-type="string" office:string-value="&lt;http://dbpedia.org/resource/In_the_Presence_of_a_Clown&gt;" calcext:value-type="string">
            <text:p>&lt;http://dbpedia.org/resource/In_the_Presence_of_a_Clown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86];&quot;&gt; .&quot;)" office:value-type="string" office:string-value="&lt;http://data.linkedmdb.org/resource/film/41806&gt; ." calcext:value-type="string">
            <text:p>&lt;http://data.linkedmdb.org/resource/film/41806&gt; .</text:p>
          </table:table-cell>
        </table:table-row>
        <table:table-row table:style-name="ro1">
          <table:table-cell table:formula="of:=TRIM(['dbpedia-linkedmdb-2'.A87])" office:value-type="string" office:string-value="http://dbpedia.org/resource/The_Bonfire_of_the_Vanities_(film)" calcext:value-type="string">
            <text:p>http://dbpedia.org/resource/The_Bonfire_of_the_Vanities_(film)</text:p>
          </table:table-cell>
          <table:table-cell table:formula="of:=TRIM(['dbpedia-linkedmdb-2'.B87])" office:value-type="string" office:string-value="http://data.linkedmdb.org/resource/film/7211" calcext:value-type="string">
            <text:p>http://data.linkedmdb.org/resource/film/7211</text:p>
          </table:table-cell>
          <table:table-cell table:formula="of:=CONCATENATE(&quot;&lt;&quot;;[.A87];&quot;&gt;&quot;)" office:value-type="string" office:string-value="&lt;http://dbpedia.org/resource/The_Bonfire_of_the_Vanities_(film)&gt;" calcext:value-type="string">
            <text:p>&lt;http://dbpedia.org/resource/The_Bonfire_of_the_Vanities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87];&quot;&gt; .&quot;)" office:value-type="string" office:string-value="&lt;http://data.linkedmdb.org/resource/film/7211&gt; ." calcext:value-type="string">
            <text:p>&lt;http://data.linkedmdb.org/resource/film/7211&gt; .</text:p>
          </table:table-cell>
        </table:table-row>
        <table:table-row table:style-name="ro1">
          <table:table-cell table:formula="of:=TRIM(['dbpedia-linkedmdb-2'.A88])" office:value-type="string" office:string-value="http://dbpedia.org/resource/The_Story_of_Mankind_(film)" calcext:value-type="string">
            <text:p>http://dbpedia.org/resource/The_Story_of_Mankind_(film)</text:p>
          </table:table-cell>
          <table:table-cell table:formula="of:=TRIM(['dbpedia-linkedmdb-2'.B88])" office:value-type="string" office:string-value="http://data.linkedmdb.org/resource/film/46830" calcext:value-type="string">
            <text:p>http://data.linkedmdb.org/resource/film/46830</text:p>
          </table:table-cell>
          <table:table-cell table:formula="of:=CONCATENATE(&quot;&lt;&quot;;[.A88];&quot;&gt;&quot;)" office:value-type="string" office:string-value="&lt;http://dbpedia.org/resource/The_Story_of_Mankind_(film)&gt;" calcext:value-type="string">
            <text:p>&lt;http://dbpedia.org/resource/The_Story_of_Mankind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88];&quot;&gt; .&quot;)" office:value-type="string" office:string-value="&lt;http://data.linkedmdb.org/resource/film/46830&gt; ." calcext:value-type="string">
            <text:p>&lt;http://data.linkedmdb.org/resource/film/46830&gt; .</text:p>
          </table:table-cell>
        </table:table-row>
        <table:table-row table:style-name="ro1">
          <table:table-cell table:formula="of:=TRIM(['dbpedia-linkedmdb-2'.A89])" office:value-type="string" office:string-value="http://dbpedia.org/resource/The_Story_of_PuPu" calcext:value-type="string">
            <text:p>http://dbpedia.org/resource/The_Story_of_PuPu</text:p>
          </table:table-cell>
          <table:table-cell table:formula="of:=TRIM(['dbpedia-linkedmdb-2'.B89])" office:value-type="string" office:string-value="http://data.linkedmdb.org/resource/film/46830" calcext:value-type="string">
            <text:p>http://data.linkedmdb.org/resource/film/46830</text:p>
          </table:table-cell>
          <table:table-cell table:formula="of:=CONCATENATE(&quot;&lt;&quot;;[.A89];&quot;&gt;&quot;)" office:value-type="string" office:string-value="&lt;http://dbpedia.org/resource/The_Story_of_PuPu&gt;" calcext:value-type="string">
            <text:p>&lt;http://dbpedia.org/resource/The_Story_of_PuPu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89];&quot;&gt; .&quot;)" office:value-type="string" office:string-value="&lt;http://data.linkedmdb.org/resource/film/46830&gt; ." calcext:value-type="string">
            <text:p>&lt;http://data.linkedmdb.org/resource/film/46830&gt; .</text:p>
          </table:table-cell>
        </table:table-row>
        <table:table-row table:style-name="ro1">
          <table:table-cell table:formula="of:=TRIM(['dbpedia-linkedmdb-2'.A90])" office:value-type="string" office:string-value="http://dbpedia.org/resource/The_Island_of_Dr._Moreau_(1977_film)" calcext:value-type="string">
            <text:p>http://dbpedia.org/resource/The_Island_of_Dr._Moreau_(1977_film)</text:p>
          </table:table-cell>
          <table:table-cell table:formula="of:=TRIM(['dbpedia-linkedmdb-2'.B90])" office:value-type="string" office:string-value="http://data.linkedmdb.org/resource/film/7585" calcext:value-type="string">
            <text:p>http://data.linkedmdb.org/resource/film/7585</text:p>
          </table:table-cell>
          <table:table-cell table:formula="of:=CONCATENATE(&quot;&lt;&quot;;[.A90];&quot;&gt;&quot;)" office:value-type="string" office:string-value="&lt;http://dbpedia.org/resource/The_Island_of_Dr._Moreau_(1977_film)&gt;" calcext:value-type="string">
            <text:p>&lt;http://dbpedia.org/resource/The_Island_of_Dr._Moreau_(1977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90];&quot;&gt; .&quot;)" office:value-type="string" office:string-value="&lt;http://data.linkedmdb.org/resource/film/7585&gt; ." calcext:value-type="string">
            <text:p>&lt;http://data.linkedmdb.org/resource/film/7585&gt; .</text:p>
          </table:table-cell>
        </table:table-row>
        <table:table-row table:style-name="ro1">
          <table:table-cell table:formula="of:=TRIM(['dbpedia-linkedmdb-2'.A91])" office:value-type="string" office:string-value="http://dbpedia.org/resource/The_Winslow_Boy_(1999_film)" calcext:value-type="string">
            <text:p>http://dbpedia.org/resource/The_Winslow_Boy_(1999_film)</text:p>
          </table:table-cell>
          <table:table-cell table:formula="of:=TRIM(['dbpedia-linkedmdb-2'.B91])" office:value-type="string" office:string-value="http://data.linkedmdb.org/resource/film/8553" calcext:value-type="string">
            <text:p>http://data.linkedmdb.org/resource/film/8553</text:p>
          </table:table-cell>
          <table:table-cell table:formula="of:=CONCATENATE(&quot;&lt;&quot;;[.A91];&quot;&gt;&quot;)" office:value-type="string" office:string-value="&lt;http://dbpedia.org/resource/The_Winslow_Boy_(1999_film)&gt;" calcext:value-type="string">
            <text:p>&lt;http://dbpedia.org/resource/The_Winslow_Boy_(1999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91];&quot;&gt; .&quot;)" office:value-type="string" office:string-value="&lt;http://data.linkedmdb.org/resource/film/8553&gt; ." calcext:value-type="string">
            <text:p>&lt;http://data.linkedmdb.org/resource/film/8553&gt; .</text:p>
          </table:table-cell>
        </table:table-row>
        <table:table-row table:style-name="ro1">
          <table:table-cell table:formula="of:=TRIM(['dbpedia-linkedmdb-2'.A92])" office:value-type="string" office:string-value="http://dbpedia.org/resource/I,_a_Man" calcext:value-type="string">
            <text:p>http://dbpedia.org/resource/I,_a_Man</text:p>
          </table:table-cell>
          <table:table-cell table:formula="of:=TRIM(['dbpedia-linkedmdb-2'.B92])" office:value-type="string" office:string-value="http://data.linkedmdb.org/resource/film/334" calcext:value-type="string">
            <text:p>http://data.linkedmdb.org/resource/film/334</text:p>
          </table:table-cell>
          <table:table-cell table:formula="of:=CONCATENATE(&quot;&lt;&quot;;[.A92];&quot;&gt;&quot;)" office:value-type="string" office:string-value="&lt;http://dbpedia.org/resource/I,_a_Man&gt;" calcext:value-type="string">
            <text:p>&lt;http://dbpedia.org/resource/I,_a_Man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92];&quot;&gt; .&quot;)" office:value-type="string" office:string-value="&lt;http://data.linkedmdb.org/resource/film/334&gt; ." calcext:value-type="string">
            <text:p>&lt;http://data.linkedmdb.org/resource/film/334&gt; .</text:p>
          </table:table-cell>
        </table:table-row>
        <table:table-row table:style-name="ro1">
          <table:table-cell table:formula="of:=TRIM(['dbpedia-linkedmdb-2'.A93])" office:value-type="string" office:string-value="http://dbpedia.org/resource/Minority_Report_(film)" calcext:value-type="string">
            <text:p>http://dbpedia.org/resource/Minority_Report_(film)</text:p>
          </table:table-cell>
          <table:table-cell table:formula="of:=TRIM(['dbpedia-linkedmdb-2'.B93])" office:value-type="string" office:string-value="http://data.linkedmdb.org/resource/film/333" calcext:value-type="string">
            <text:p>http://data.linkedmdb.org/resource/film/333</text:p>
          </table:table-cell>
          <table:table-cell table:formula="of:=CONCATENATE(&quot;&lt;&quot;;[.A93];&quot;&gt;&quot;)" office:value-type="string" office:string-value="&lt;http://dbpedia.org/resource/Minority_Report_(film)&gt;" calcext:value-type="string">
            <text:p>&lt;http://dbpedia.org/resource/Minority_Report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93];&quot;&gt; .&quot;)" office:value-type="string" office:string-value="&lt;http://data.linkedmdb.org/resource/film/333&gt; ." calcext:value-type="string">
            <text:p>&lt;http://data.linkedmdb.org/resource/film/333&gt; .</text:p>
          </table:table-cell>
        </table:table-row>
        <table:table-row table:style-name="ro1">
          <table:table-cell table:formula="of:=TRIM(['dbpedia-linkedmdb-2'.A94])" office:value-type="string" office:string-value="http://dbpedia.org/resource/The_Adventures_of_Sharkboy_and_Lavagirl_in_3-D" calcext:value-type="string">
            <text:p>http://dbpedia.org/resource/The_Adventures_of_Sharkboy_and_Lavagirl_in_3-D</text:p>
          </table:table-cell>
          <table:table-cell table:formula="of:=TRIM(['dbpedia-linkedmdb-2'.B94])" office:value-type="string" office:string-value="http://data.linkedmdb.org/resource/film/42308" calcext:value-type="string">
            <text:p>http://data.linkedmdb.org/resource/film/42308</text:p>
          </table:table-cell>
          <table:table-cell table:formula="of:=CONCATENATE(&quot;&lt;&quot;;[.A94];&quot;&gt;&quot;)" office:value-type="string" office:string-value="&lt;http://dbpedia.org/resource/The_Adventures_of_Sharkboy_and_Lavagirl_in_3-D&gt;" calcext:value-type="string">
            <text:p>&lt;http://dbpedia.org/resource/The_Adventures_of_Sharkboy_and_Lavagirl_in_3-D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94];&quot;&gt; .&quot;)" office:value-type="string" office:string-value="&lt;http://data.linkedmdb.org/resource/film/42308&gt; ." calcext:value-type="string">
            <text:p>&lt;http://data.linkedmdb.org/resource/film/42308&gt; .</text:p>
          </table:table-cell>
        </table:table-row>
        <table:table-row table:style-name="ro1">
          <table:table-cell table:formula="of:=TRIM(['dbpedia-linkedmdb-2'.A95])" office:value-type="string" office:string-value="http://dbpedia.org/resource/The_Curse_of_the_Werewolf" calcext:value-type="string">
            <text:p>http://dbpedia.org/resource/The_Curse_of_the_Werewolf</text:p>
          </table:table-cell>
          <table:table-cell table:formula="of:=TRIM(['dbpedia-linkedmdb-2'.B95])" office:value-type="string" office:string-value="http://data.linkedmdb.org/resource/film/42371" calcext:value-type="string">
            <text:p>http://data.linkedmdb.org/resource/film/42371</text:p>
          </table:table-cell>
          <table:table-cell table:formula="of:=CONCATENATE(&quot;&lt;&quot;;[.A95];&quot;&gt;&quot;)" office:value-type="string" office:string-value="&lt;http://dbpedia.org/resource/The_Curse_of_the_Werewolf&gt;" calcext:value-type="string">
            <text:p>&lt;http://dbpedia.org/resource/The_Curse_of_the_Werewolf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95];&quot;&gt; .&quot;)" office:value-type="string" office:string-value="&lt;http://data.linkedmdb.org/resource/film/42371&gt; ." calcext:value-type="string">
            <text:p>&lt;http://data.linkedmdb.org/resource/film/42371&gt; .</text:p>
          </table:table-cell>
        </table:table-row>
        <table:table-row table:style-name="ro1">
          <table:table-cell table:formula="of:=TRIM(['dbpedia-linkedmdb-2'.A96])" office:value-type="string" office:string-value="http://dbpedia.org/resource/Buena_Vista_Social_Club_(film)" calcext:value-type="string">
            <text:p>http://dbpedia.org/resource/Buena_Vista_Social_Club_(film)</text:p>
          </table:table-cell>
          <table:table-cell table:formula="of:=TRIM(['dbpedia-linkedmdb-2'.B96])" office:value-type="string" office:string-value="http://data.linkedmdb.org/resource/film/664" calcext:value-type="string">
            <text:p>http://data.linkedmdb.org/resource/film/664</text:p>
          </table:table-cell>
          <table:table-cell table:formula="of:=CONCATENATE(&quot;&lt;&quot;;[.A96];&quot;&gt;&quot;)" office:value-type="string" office:string-value="&lt;http://dbpedia.org/resource/Buena_Vista_Social_Club_(film)&gt;" calcext:value-type="string">
            <text:p>&lt;http://dbpedia.org/resource/Buena_Vista_Social_Club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96];&quot;&gt; .&quot;)" office:value-type="string" office:string-value="&lt;http://data.linkedmdb.org/resource/film/664&gt; ." calcext:value-type="string">
            <text:p>&lt;http://data.linkedmdb.org/resource/film/664&gt; .</text:p>
          </table:table-cell>
        </table:table-row>
        <table:table-row table:style-name="ro1">
          <table:table-cell table:formula="of:=TRIM(['dbpedia-linkedmdb-2'.A97])" office:value-type="string" office:string-value="http://dbpedia.org/resource/Bullet_in_the_Head" calcext:value-type="string">
            <text:p>http://dbpedia.org/resource/Bullet_in_the_Head</text:p>
          </table:table-cell>
          <table:table-cell table:formula="of:=TRIM(['dbpedia-linkedmdb-2'.B97])" office:value-type="string" office:string-value="http://data.linkedmdb.org/resource/film/42085" calcext:value-type="string">
            <text:p>http://data.linkedmdb.org/resource/film/42085</text:p>
          </table:table-cell>
          <table:table-cell table:formula="of:=CONCATENATE(&quot;&lt;&quot;;[.A97];&quot;&gt;&quot;)" office:value-type="string" office:string-value="&lt;http://dbpedia.org/resource/Bullet_in_the_Head&gt;" calcext:value-type="string">
            <text:p>&lt;http://dbpedia.org/resource/Bullet_in_the_Head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97];&quot;&gt; .&quot;)" office:value-type="string" office:string-value="&lt;http://data.linkedmdb.org/resource/film/42085&gt; ." calcext:value-type="string">
            <text:p>&lt;http://data.linkedmdb.org/resource/film/42085&gt; .</text:p>
          </table:table-cell>
        </table:table-row>
        <table:table-row table:style-name="ro1">
          <table:table-cell table:formula="of:=TRIM(['dbpedia-linkedmdb-2'.A98])" office:value-type="string" office:string-value="http://dbpedia.org/resource/Shine_a_Light_(film)" calcext:value-type="string">
            <text:p>http://dbpedia.org/resource/Shine_a_Light_(film)</text:p>
          </table:table-cell>
          <table:table-cell table:formula="of:=TRIM(['dbpedia-linkedmdb-2'.B98])" office:value-type="string" office:string-value="http://data.linkedmdb.org/resource/film/13611" calcext:value-type="string">
            <text:p>http://data.linkedmdb.org/resource/film/13611</text:p>
          </table:table-cell>
          <table:table-cell table:formula="of:=CONCATENATE(&quot;&lt;&quot;;[.A98];&quot;&gt;&quot;)" office:value-type="string" office:string-value="&lt;http://dbpedia.org/resource/Shine_a_Light_(film)&gt;" calcext:value-type="string">
            <text:p>&lt;http://dbpedia.org/resource/Shine_a_Light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98];&quot;&gt; .&quot;)" office:value-type="string" office:string-value="&lt;http://data.linkedmdb.org/resource/film/13611&gt; ." calcext:value-type="string">
            <text:p>&lt;http://data.linkedmdb.org/resource/film/13611&gt; .</text:p>
          </table:table-cell>
        </table:table-row>
        <table:table-row table:style-name="ro1">
          <table:table-cell table:formula="of:=TRIM(['dbpedia-linkedmdb-2'.A99])" office:value-type="string" office:string-value="http://dbpedia.org/resource/Until_the_End_of_the_World" calcext:value-type="string">
            <text:p>http://dbpedia.org/resource/Until_the_End_of_the_World</text:p>
          </table:table-cell>
          <table:table-cell table:formula="of:=TRIM(['dbpedia-linkedmdb-2'.B99])" office:value-type="string" office:string-value="http://data.linkedmdb.org/resource/film/38169" calcext:value-type="string">
            <text:p>http://data.linkedmdb.org/resource/film/38169</text:p>
          </table:table-cell>
          <table:table-cell table:formula="of:=CONCATENATE(&quot;&lt;&quot;;[.A99];&quot;&gt;&quot;)" office:value-type="string" office:string-value="&lt;http://dbpedia.org/resource/Until_the_End_of_the_World&gt;" calcext:value-type="string">
            <text:p>&lt;http://dbpedia.org/resource/Until_the_End_of_the_World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99];&quot;&gt; .&quot;)" office:value-type="string" office:string-value="&lt;http://data.linkedmdb.org/resource/film/38169&gt; ." calcext:value-type="string">
            <text:p>&lt;http://data.linkedmdb.org/resource/film/38169&gt; .</text:p>
          </table:table-cell>
        </table:table-row>
        <table:table-row table:style-name="ro1">
          <table:table-cell table:formula="of:=TRIM(['dbpedia-linkedmdb-2'.A100])" office:value-type="string" office:string-value="http://dbpedia.org/resource/The_End_of_the_River" calcext:value-type="string">
            <text:p>http://dbpedia.org/resource/The_End_of_the_River</text:p>
          </table:table-cell>
          <table:table-cell table:formula="of:=TRIM(['dbpedia-linkedmdb-2'.B100])" office:value-type="string" office:string-value="http://data.linkedmdb.org/resource/film/38169" calcext:value-type="string">
            <text:p>http://data.linkedmdb.org/resource/film/38169</text:p>
          </table:table-cell>
          <table:table-cell table:formula="of:=CONCATENATE(&quot;&lt;&quot;;[.A100];&quot;&gt;&quot;)" office:value-type="string" office:string-value="&lt;http://dbpedia.org/resource/The_End_of_the_River&gt;" calcext:value-type="string">
            <text:p>&lt;http://dbpedia.org/resource/The_End_of_the_River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00];&quot;&gt; .&quot;)" office:value-type="string" office:string-value="&lt;http://data.linkedmdb.org/resource/film/38169&gt; ." calcext:value-type="string">
            <text:p>&lt;http://data.linkedmdb.org/resource/film/38169&gt; .</text:p>
          </table:table-cell>
        </table:table-row>
        <table:table-row table:style-name="ro1">
          <table:table-cell table:formula="of:=TRIM(['dbpedia-linkedmdb-2'.A101])" office:value-type="string" office:string-value="http://dbpedia.org/resource/The_Man_with_the_Punch" calcext:value-type="string">
            <text:p>http://dbpedia.org/resource/The_Man_with_the_Punch</text:p>
          </table:table-cell>
          <table:table-cell table:formula="of:=TRIM(['dbpedia-linkedmdb-2'.B101])" office:value-type="string" office:string-value="http://data.linkedmdb.org/resource/film/42721" calcext:value-type="string">
            <text:p>http://data.linkedmdb.org/resource/film/42721</text:p>
          </table:table-cell>
          <table:table-cell table:formula="of:=CONCATENATE(&quot;&lt;&quot;;[.A101];&quot;&gt;&quot;)" office:value-type="string" office:string-value="&lt;http://dbpedia.org/resource/The_Man_with_the_Punch&gt;" calcext:value-type="string">
            <text:p>&lt;http://dbpedia.org/resource/The_Man_with_the_Punch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01];&quot;&gt; .&quot;)" office:value-type="string" office:string-value="&lt;http://data.linkedmdb.org/resource/film/42721&gt; ." calcext:value-type="string">
            <text:p>&lt;http://data.linkedmdb.org/resource/film/42721&gt; .</text:p>
          </table:table-cell>
        </table:table-row>
        <table:table-row table:style-name="ro1">
          <table:table-cell table:formula="of:=TRIM(['dbpedia-linkedmdb-2'.A102])" office:value-type="string" office:string-value="http://dbpedia.org/resource/The_Age_of_Innocence_(1934_film)" calcext:value-type="string">
            <text:p>http://dbpedia.org/resource/The_Age_of_Innocence_(1934_film)</text:p>
          </table:table-cell>
          <table:table-cell table:formula="of:=TRIM(['dbpedia-linkedmdb-2'.B102])" office:value-type="string" office:string-value="http://data.linkedmdb.org/resource/film/8061" calcext:value-type="string">
            <text:p>http://data.linkedmdb.org/resource/film/8061</text:p>
          </table:table-cell>
          <table:table-cell table:formula="of:=CONCATENATE(&quot;&lt;&quot;;[.A102];&quot;&gt;&quot;)" office:value-type="string" office:string-value="&lt;http://dbpedia.org/resource/The_Age_of_Innocence_(1934_film)&gt;" calcext:value-type="string">
            <text:p>&lt;http://dbpedia.org/resource/The_Age_of_Innocence_(1934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02];&quot;&gt; .&quot;)" office:value-type="string" office:string-value="&lt;http://data.linkedmdb.org/resource/film/8061&gt; ." calcext:value-type="string">
            <text:p>&lt;http://data.linkedmdb.org/resource/film/8061&gt; .</text:p>
          </table:table-cell>
        </table:table-row>
        <table:table-row table:style-name="ro1">
          <table:table-cell table:formula="of:=TRIM(['dbpedia-linkedmdb-2'.A103])" office:value-type="string" office:string-value="http://dbpedia.org/resource/The_Truth_About_Spring" calcext:value-type="string">
            <text:p>http://dbpedia.org/resource/The_Truth_About_Spring</text:p>
          </table:table-cell>
          <table:table-cell table:formula="of:=TRIM(['dbpedia-linkedmdb-2'.B103])" office:value-type="string" office:string-value="http://data.linkedmdb.org/resource/film/43628" calcext:value-type="string">
            <text:p>http://data.linkedmdb.org/resource/film/43628</text:p>
          </table:table-cell>
          <table:table-cell table:formula="of:=CONCATENATE(&quot;&lt;&quot;;[.A103];&quot;&gt;&quot;)" office:value-type="string" office:string-value="&lt;http://dbpedia.org/resource/The_Truth_About_Spring&gt;" calcext:value-type="string">
            <text:p>&lt;http://dbpedia.org/resource/The_Truth_About_Spring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03];&quot;&gt; .&quot;)" office:value-type="string" office:string-value="&lt;http://data.linkedmdb.org/resource/film/43628&gt; ." calcext:value-type="string">
            <text:p>&lt;http://data.linkedmdb.org/resource/film/43628&gt; .</text:p>
          </table:table-cell>
        </table:table-row>
        <table:table-row table:style-name="ro1">
          <table:table-cell table:formula="of:=TRIM(['dbpedia-linkedmdb-2'.A104])" office:value-type="string" office:string-value="http://dbpedia.org/resource/The_Truth_About_Charlie" calcext:value-type="string">
            <text:p>http://dbpedia.org/resource/The_Truth_About_Charlie</text:p>
          </table:table-cell>
          <table:table-cell table:formula="of:=TRIM(['dbpedia-linkedmdb-2'.B104])" office:value-type="string" office:string-value="http://data.linkedmdb.org/resource/film/43628" calcext:value-type="string">
            <text:p>http://data.linkedmdb.org/resource/film/43628</text:p>
          </table:table-cell>
          <table:table-cell table:formula="of:=CONCATENATE(&quot;&lt;&quot;;[.A104];&quot;&gt;&quot;)" office:value-type="string" office:string-value="&lt;http://dbpedia.org/resource/The_Truth_About_Charlie&gt;" calcext:value-type="string">
            <text:p>&lt;http://dbpedia.org/resource/The_Truth_About_Charlie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04];&quot;&gt; .&quot;)" office:value-type="string" office:string-value="&lt;http://data.linkedmdb.org/resource/film/43628&gt; ." calcext:value-type="string">
            <text:p>&lt;http://data.linkedmdb.org/resource/film/43628&gt; .</text:p>
          </table:table-cell>
        </table:table-row>
        <table:table-row table:style-name="ro1">
          <table:table-cell table:formula="of:=TRIM(['dbpedia-linkedmdb-2'.A105])" office:value-type="string" office:string-value="http://dbpedia.org/resource/Ghosts_of_the_Abyss" calcext:value-type="string">
            <text:p>http://dbpedia.org/resource/Ghosts_of_the_Abyss</text:p>
          </table:table-cell>
          <table:table-cell table:formula="of:=TRIM(['dbpedia-linkedmdb-2'.B105])" office:value-type="string" office:string-value="http://data.linkedmdb.org/resource/film/42629" calcext:value-type="string">
            <text:p>http://data.linkedmdb.org/resource/film/42629</text:p>
          </table:table-cell>
          <table:table-cell table:formula="of:=CONCATENATE(&quot;&lt;&quot;;[.A105];&quot;&gt;&quot;)" office:value-type="string" office:string-value="&lt;http://dbpedia.org/resource/Ghosts_of_the_Abyss&gt;" calcext:value-type="string">
            <text:p>&lt;http://dbpedia.org/resource/Ghosts_of_the_Abyss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05];&quot;&gt; .&quot;)" office:value-type="string" office:string-value="&lt;http://data.linkedmdb.org/resource/film/42629&gt; ." calcext:value-type="string">
            <text:p>&lt;http://data.linkedmdb.org/resource/film/42629&gt; .</text:p>
          </table:table-cell>
        </table:table-row>
        <table:table-row table:style-name="ro1">
          <table:table-cell table:formula="of:=TRIM(['dbpedia-linkedmdb-2'.A106])" office:value-type="string" office:string-value="http://dbpedia.org/resource/The_Children_of_Sanchez" calcext:value-type="string">
            <text:p>http://dbpedia.org/resource/The_Children_of_Sanchez</text:p>
          </table:table-cell>
          <table:table-cell table:formula="of:=TRIM(['dbpedia-linkedmdb-2'.B106])" office:value-type="string" office:string-value="http://data.linkedmdb.org/resource/film/55113" calcext:value-type="string">
            <text:p>http://data.linkedmdb.org/resource/film/55113</text:p>
          </table:table-cell>
          <table:table-cell table:formula="of:=CONCATENATE(&quot;&lt;&quot;;[.A106];&quot;&gt;&quot;)" office:value-type="string" office:string-value="&lt;http://dbpedia.org/resource/The_Children_of_Sanchez&gt;" calcext:value-type="string">
            <text:p>&lt;http://dbpedia.org/resource/The_Children_of_Sanchez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06];&quot;&gt; .&quot;)" office:value-type="string" office:string-value="&lt;http://data.linkedmdb.org/resource/film/55113&gt; ." calcext:value-type="string">
            <text:p>&lt;http://data.linkedmdb.org/resource/film/55113&gt; .</text:p>
          </table:table-cell>
        </table:table-row>
        <table:table-row table:style-name="ro1">
          <table:table-cell table:formula="of:=TRIM(['dbpedia-linkedmdb-2'.A107])" office:value-type="string" office:string-value="http://dbpedia.org/resource/The_End_of_Suburbia" calcext:value-type="string">
            <text:p>http://dbpedia.org/resource/The_End_of_Suburbia</text:p>
          </table:table-cell>
          <table:table-cell table:formula="of:=TRIM(['dbpedia-linkedmdb-2'.B107])" office:value-type="string" office:string-value="http://data.linkedmdb.org/resource/film/49680" calcext:value-type="string">
            <text:p>http://data.linkedmdb.org/resource/film/49680</text:p>
          </table:table-cell>
          <table:table-cell table:formula="of:=CONCATENATE(&quot;&lt;&quot;;[.A107];&quot;&gt;&quot;)" office:value-type="string" office:string-value="&lt;http://dbpedia.org/resource/The_End_of_Suburbia&gt;" calcext:value-type="string">
            <text:p>&lt;http://dbpedia.org/resource/The_End_of_Suburbia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07];&quot;&gt; .&quot;)" office:value-type="string" office:string-value="&lt;http://data.linkedmdb.org/resource/film/49680&gt; ." calcext:value-type="string">
            <text:p>&lt;http://data.linkedmdb.org/resource/film/49680&gt; .</text:p>
          </table:table-cell>
        </table:table-row>
        <table:table-row table:style-name="ro1">
          <table:table-cell table:formula="of:=TRIM(['dbpedia-linkedmdb-2'.A108])" office:value-type="string" office:string-value="http://dbpedia.org/resource/End_of_the_Spear" calcext:value-type="string">
            <text:p>http://dbpedia.org/resource/End_of_the_Spear</text:p>
          </table:table-cell>
          <table:table-cell table:formula="of:=TRIM(['dbpedia-linkedmdb-2'.B108])" office:value-type="string" office:string-value="http://data.linkedmdb.org/resource/film/49680" calcext:value-type="string">
            <text:p>http://data.linkedmdb.org/resource/film/49680</text:p>
          </table:table-cell>
          <table:table-cell table:formula="of:=CONCATENATE(&quot;&lt;&quot;;[.A108];&quot;&gt;&quot;)" office:value-type="string" office:string-value="&lt;http://dbpedia.org/resource/End_of_the_Spear&gt;" calcext:value-type="string">
            <text:p>&lt;http://dbpedia.org/resource/End_of_the_Spear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08];&quot;&gt; .&quot;)" office:value-type="string" office:string-value="&lt;http://data.linkedmdb.org/resource/film/49680&gt; ." calcext:value-type="string">
            <text:p>&lt;http://data.linkedmdb.org/resource/film/49680&gt; .</text:p>
          </table:table-cell>
        </table:table-row>
        <table:table-row table:style-name="ro1">
          <table:table-cell table:formula="of:=TRIM(['dbpedia-linkedmdb-2'.A109])" office:value-type="string" office:string-value="http://dbpedia.org/resource/The_End_of_Summer" calcext:value-type="string">
            <text:p>http://dbpedia.org/resource/The_End_of_Summer</text:p>
          </table:table-cell>
          <table:table-cell table:formula="of:=TRIM(['dbpedia-linkedmdb-2'.B109])" office:value-type="string" office:string-value="http://data.linkedmdb.org/resource/film/49680" calcext:value-type="string">
            <text:p>http://data.linkedmdb.org/resource/film/49680</text:p>
          </table:table-cell>
          <table:table-cell table:formula="of:=CONCATENATE(&quot;&lt;&quot;;[.A109];&quot;&gt;&quot;)" office:value-type="string" office:string-value="&lt;http://dbpedia.org/resource/The_End_of_Summer&gt;" calcext:value-type="string">
            <text:p>&lt;http://dbpedia.org/resource/The_End_of_Summer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09];&quot;&gt; .&quot;)" office:value-type="string" office:string-value="&lt;http://data.linkedmdb.org/resource/film/49680&gt; ." calcext:value-type="string">
            <text:p>&lt;http://data.linkedmdb.org/resource/film/49680&gt; .</text:p>
          </table:table-cell>
        </table:table-row>
        <table:table-row table:style-name="ro1">
          <table:table-cell table:formula="of:=TRIM(['dbpedia-linkedmdb-2'.A110])" office:value-type="string" office:string-value="http://dbpedia.org/resource/Lone_Star_(1996_film)" calcext:value-type="string">
            <text:p>http://dbpedia.org/resource/Lone_Star_(1996_film)</text:p>
          </table:table-cell>
          <table:table-cell table:formula="of:=TRIM(['dbpedia-linkedmdb-2'.B110])" office:value-type="string" office:string-value="http://data.linkedmdb.org/resource/film/1905" calcext:value-type="string">
            <text:p>http://data.linkedmdb.org/resource/film/1905</text:p>
          </table:table-cell>
          <table:table-cell table:formula="of:=CONCATENATE(&quot;&lt;&quot;;[.A110];&quot;&gt;&quot;)" office:value-type="string" office:string-value="&lt;http://dbpedia.org/resource/Lone_Star_(1996_film)&gt;" calcext:value-type="string">
            <text:p>&lt;http://dbpedia.org/resource/Lone_Star_(1996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10];&quot;&gt; .&quot;)" office:value-type="string" office:string-value="&lt;http://data.linkedmdb.org/resource/film/1905&gt; ." calcext:value-type="string">
            <text:p>&lt;http://data.linkedmdb.org/resource/film/1905&gt; .</text:p>
          </table:table-cell>
        </table:table-row>
        <table:table-row table:style-name="ro1">
          <table:table-cell table:formula="of:=TRIM(['dbpedia-linkedmdb-2'.A111])" office:value-type="string" office:string-value="http://dbpedia.org/resource/My_Voyage_to_Italy" calcext:value-type="string">
            <text:p>http://dbpedia.org/resource/My_Voyage_to_Italy</text:p>
          </table:table-cell>
          <table:table-cell table:formula="of:=TRIM(['dbpedia-linkedmdb-2'.B111])" office:value-type="string" office:string-value="http://data.linkedmdb.org/resource/film/43062" calcext:value-type="string">
            <text:p>http://data.linkedmdb.org/resource/film/43062</text:p>
          </table:table-cell>
          <table:table-cell table:formula="of:=CONCATENATE(&quot;&lt;&quot;;[.A111];&quot;&gt;&quot;)" office:value-type="string" office:string-value="&lt;http://dbpedia.org/resource/My_Voyage_to_Italy&gt;" calcext:value-type="string">
            <text:p>&lt;http://dbpedia.org/resource/My_Voyage_to_Italy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11];&quot;&gt; .&quot;)" office:value-type="string" office:string-value="&lt;http://data.linkedmdb.org/resource/film/43062&gt; ." calcext:value-type="string">
            <text:p>&lt;http://data.linkedmdb.org/resource/film/43062&gt; .</text:p>
          </table:table-cell>
        </table:table-row>
        <table:table-row table:style-name="ro1">
          <table:table-cell table:formula="of:=TRIM(['dbpedia-linkedmdb-2'.A112])" office:value-type="string" office:string-value="http://dbpedia.org/resource/Silver_City_(2004_film)" calcext:value-type="string">
            <text:p>http://dbpedia.org/resource/Silver_City_(2004_film)</text:p>
          </table:table-cell>
          <table:table-cell table:formula="of:=TRIM(['dbpedia-linkedmdb-2'.B112])" office:value-type="string" office:string-value="http://data.linkedmdb.org/resource/film/2093" calcext:value-type="string">
            <text:p>http://data.linkedmdb.org/resource/film/2093</text:p>
          </table:table-cell>
          <table:table-cell table:formula="of:=CONCATENATE(&quot;&lt;&quot;;[.A112];&quot;&gt;&quot;)" office:value-type="string" office:string-value="&lt;http://dbpedia.org/resource/Silver_City_(2004_film)&gt;" calcext:value-type="string">
            <text:p>&lt;http://dbpedia.org/resource/Silver_City_(2004_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12];&quot;&gt; .&quot;)" office:value-type="string" office:string-value="&lt;http://data.linkedmdb.org/resource/film/2093&gt; ." calcext:value-type="string">
            <text:p>&lt;http://data.linkedmdb.org/resource/film/2093&gt; .</text:p>
          </table:table-cell>
        </table:table-row>
        <table:table-row table:style-name="ro1">
          <table:table-cell table:formula="of:=TRIM(['dbpedia-linkedmdb-2'.A113])" office:value-type="string" office:string-value="http://dbpedia.org/resource/Aliens_of_the_Deep" calcext:value-type="string">
            <text:p>http://dbpedia.org/resource/Aliens_of_the_Deep</text:p>
          </table:table-cell>
          <table:table-cell table:formula="of:=TRIM(['dbpedia-linkedmdb-2'.B113])" office:value-type="string" office:string-value="http://data.linkedmdb.org/resource/film/40972" calcext:value-type="string">
            <text:p>http://data.linkedmdb.org/resource/film/40972</text:p>
          </table:table-cell>
          <table:table-cell table:formula="of:=CONCATENATE(&quot;&lt;&quot;;[.A113];&quot;&gt;&quot;)" office:value-type="string" office:string-value="&lt;http://dbpedia.org/resource/Aliens_of_the_Deep&gt;" calcext:value-type="string">
            <text:p>&lt;http://dbpedia.org/resource/Aliens_of_the_Deep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13];&quot;&gt; .&quot;)" office:value-type="string" office:string-value="&lt;http://data.linkedmdb.org/resource/film/40972&gt; ." calcext:value-type="string">
            <text:p>&lt;http://data.linkedmdb.org/resource/film/40972&gt; .</text:p>
          </table:table-cell>
        </table:table-row>
        <table:table-row table:style-name="ro1">
          <table:table-cell table:formula="of:=TRIM(['dbpedia-linkedmdb-2'.A114])" office:value-type="string" office:string-value="http://dbpedia.org/resource/There's_Only_One_Jimmy_Grimble" calcext:value-type="string">
            <text:p>http://dbpedia.org/resource/There's_Only_One_Jimmy_Grimble</text:p>
          </table:table-cell>
          <table:table-cell table:formula="of:=TRIM(['dbpedia-linkedmdb-2'.B114])" office:value-type="string" office:string-value="http://data.linkedmdb.org/resource/film/6168" calcext:value-type="string">
            <text:p>http://data.linkedmdb.org/resource/film/6168</text:p>
          </table:table-cell>
          <table:table-cell table:formula="of:=CONCATENATE(&quot;&lt;&quot;;[.A114];&quot;&gt;&quot;)" office:value-type="string" office:string-value="&lt;http://dbpedia.org/resource/There's_Only_One_Jimmy_Grimble&gt;" calcext:value-type="string">
            <text:p>&lt;http://dbpedia.org/resource/There's_Only_One_Jimmy_Grimble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14];&quot;&gt; .&quot;)" office:value-type="string" office:string-value="&lt;http://data.linkedmdb.org/resource/film/6168&gt; ." calcext:value-type="string">
            <text:p>&lt;http://data.linkedmdb.org/resource/film/6168&gt; .</text:p>
          </table:table-cell>
        </table:table-row>
        <table:table-row table:style-name="ro1">
          <table:table-cell table:formula="of:=TRIM(['dbpedia-linkedmdb-2'.A115])" office:value-type="string" office:string-value="http://dbpedia.org/resource/Stay_Tuned_(film)" calcext:value-type="string">
            <text:p>http://dbpedia.org/resource/Stay_Tuned_(film)</text:p>
          </table:table-cell>
          <table:table-cell table:formula="of:=TRIM(['dbpedia-linkedmdb-2'.B115])" office:value-type="string" office:string-value="http://data.linkedmdb.org/resource/film/41768" calcext:value-type="string">
            <text:p>http://data.linkedmdb.org/resource/film/41768</text:p>
          </table:table-cell>
          <table:table-cell table:formula="of:=CONCATENATE(&quot;&lt;&quot;;[.A115];&quot;&gt;&quot;)" office:value-type="string" office:string-value="&lt;http://dbpedia.org/resource/Stay_Tuned_(film)&gt;" calcext:value-type="string">
            <text:p>&lt;http://dbpedia.org/resource/Stay_Tuned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15];&quot;&gt; .&quot;)" office:value-type="string" office:string-value="&lt;http://data.linkedmdb.org/resource/film/41768&gt; ." calcext:value-type="string">
            <text:p>&lt;http://data.linkedmdb.org/resource/film/41768&gt; .</text:p>
          </table:table-cell>
        </table:table-row>
        <table:table-row table:style-name="ro1">
          <table:table-cell table:formula="of:=TRIM(['dbpedia-linkedmdb-2'.A116])" office:value-type="string" office:string-value="http://dbpedia.org/resource/Year_of_the_Gun_(film)" calcext:value-type="string">
            <text:p>http://dbpedia.org/resource/Year_of_the_Gun_(film)</text:p>
          </table:table-cell>
          <table:table-cell table:formula="of:=TRIM(['dbpedia-linkedmdb-2'.B116])" office:value-type="string" office:string-value="http://data.linkedmdb.org/resource/film/19475" calcext:value-type="string">
            <text:p>http://data.linkedmdb.org/resource/film/19475</text:p>
          </table:table-cell>
          <table:table-cell table:formula="of:=CONCATENATE(&quot;&lt;&quot;;[.A116];&quot;&gt;&quot;)" office:value-type="string" office:string-value="&lt;http://dbpedia.org/resource/Year_of_the_Gun_(film)&gt;" calcext:value-type="string">
            <text:p>&lt;http://dbpedia.org/resource/Year_of_the_Gun_(film)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16];&quot;&gt; .&quot;)" office:value-type="string" office:string-value="&lt;http://data.linkedmdb.org/resource/film/19475&gt; ." calcext:value-type="string">
            <text:p>&lt;http://data.linkedmdb.org/resource/film/19475&gt; .</text:p>
          </table:table-cell>
        </table:table-row>
        <table:table-row table:style-name="ro1">
          <table:table-cell table:formula="of:=TRIM(['dbpedia-linkedmdb-2'.A117])" office:value-type="string" office:string-value="http://dbpedia.org/resource/Year_of_the_Jellyfish" calcext:value-type="string">
            <text:p>http://dbpedia.org/resource/Year_of_the_Jellyfish</text:p>
          </table:table-cell>
          <table:table-cell table:formula="of:=TRIM(['dbpedia-linkedmdb-2'.B117])" office:value-type="string" office:string-value="http://data.linkedmdb.org/resource/film/19475" calcext:value-type="string">
            <text:p>http://data.linkedmdb.org/resource/film/19475</text:p>
          </table:table-cell>
          <table:table-cell table:formula="of:=CONCATENATE(&quot;&lt;&quot;;[.A117];&quot;&gt;&quot;)" office:value-type="string" office:string-value="&lt;http://dbpedia.org/resource/Year_of_the_Jellyfish&gt;" calcext:value-type="string">
            <text:p>&lt;http://dbpedia.org/resource/Year_of_the_Jellyfish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17];&quot;&gt; .&quot;)" office:value-type="string" office:string-value="&lt;http://data.linkedmdb.org/resource/film/19475&gt; ." calcext:value-type="string">
            <text:p>&lt;http://data.linkedmdb.org/resource/film/19475&gt; .</text:p>
          </table:table-cell>
        </table:table-row>
        <table:table-row table:style-name="ro1">
          <table:table-cell table:formula="of:=TRIM(['dbpedia-linkedmdb-2'.A118])" office:value-type="string" office:string-value="http://dbpedia.org/resource/Year_of_the_Comet" calcext:value-type="string">
            <text:p>http://dbpedia.org/resource/Year_of_the_Comet</text:p>
          </table:table-cell>
          <table:table-cell table:formula="of:=TRIM(['dbpedia-linkedmdb-2'.B118])" office:value-type="string" office:string-value="http://data.linkedmdb.org/resource/film/19475" calcext:value-type="string">
            <text:p>http://data.linkedmdb.org/resource/film/19475</text:p>
          </table:table-cell>
          <table:table-cell table:formula="of:=CONCATENATE(&quot;&lt;&quot;;[.A118];&quot;&gt;&quot;)" office:value-type="string" office:string-value="&lt;http://dbpedia.org/resource/Year_of_the_Comet&gt;" calcext:value-type="string">
            <text:p>&lt;http://dbpedia.org/resource/Year_of_the_Comet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18];&quot;&gt; .&quot;)" office:value-type="string" office:string-value="&lt;http://data.linkedmdb.org/resource/film/19475&gt; ." calcext:value-type="string">
            <text:p>&lt;http://data.linkedmdb.org/resource/film/19475&gt; .</text:p>
          </table:table-cell>
        </table:table-row>
        <table:table-row table:style-name="ro1">
          <table:table-cell table:formula="of:=TRIM(['dbpedia-linkedmdb-2'.A119])" office:value-type="string" office:string-value="http://dbpedia.org/resource/Year_of_the_Horse" calcext:value-type="string">
            <text:p>http://dbpedia.org/resource/Year_of_the_Horse</text:p>
          </table:table-cell>
          <table:table-cell table:formula="of:=TRIM(['dbpedia-linkedmdb-2'.B119])" office:value-type="string" office:string-value="http://data.linkedmdb.org/resource/film/19475" calcext:value-type="string">
            <text:p>http://data.linkedmdb.org/resource/film/19475</text:p>
          </table:table-cell>
          <table:table-cell table:formula="of:=CONCATENATE(&quot;&lt;&quot;;[.A119];&quot;&gt;&quot;)" office:value-type="string" office:string-value="&lt;http://dbpedia.org/resource/Year_of_the_Horse&gt;" calcext:value-type="string">
            <text:p>&lt;http://dbpedia.org/resource/Year_of_the_Horse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19];&quot;&gt; .&quot;)" office:value-type="string" office:string-value="&lt;http://data.linkedmdb.org/resource/film/19475&gt; ." calcext:value-type="string">
            <text:p>&lt;http://data.linkedmdb.org/resource/film/19475&gt; .</text:p>
          </table:table-cell>
        </table:table-row>
        <table:table-row table:style-name="ro1">
          <table:table-cell table:formula="of:=TRIM(['dbpedia-linkedmdb-2'.A120])" office:value-type="string" office:string-value="http://dbpedia.org/resource/The_Boss_of_It_All" calcext:value-type="string">
            <text:p>http://dbpedia.org/resource/The_Boss_of_It_All</text:p>
          </table:table-cell>
          <table:table-cell table:formula="of:=TRIM(['dbpedia-linkedmdb-2'.B120])" office:value-type="string" office:string-value="http://data.linkedmdb.org/resource/film/12872" calcext:value-type="string">
            <text:p>http://data.linkedmdb.org/resource/film/12872</text:p>
          </table:table-cell>
          <table:table-cell table:formula="of:=CONCATENATE(&quot;&lt;&quot;;[.A120];&quot;&gt;&quot;)" office:value-type="string" office:string-value="&lt;http://dbpedia.org/resource/The_Boss_of_It_All&gt;" calcext:value-type="string">
            <text:p>&lt;http://dbpedia.org/resource/The_Boss_of_It_All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20];&quot;&gt; .&quot;)" office:value-type="string" office:string-value="&lt;http://data.linkedmdb.org/resource/film/12872&gt; ." calcext:value-type="string">
            <text:p>&lt;http://data.linkedmdb.org/resource/film/12872&gt; .</text:p>
          </table:table-cell>
        </table:table-row>
        <table:table-row table:style-name="ro1">
          <table:table-cell table:formula="of:=TRIM(['dbpedia-linkedmdb-2'.A121])">
            <text:p/>
          </table:table-cell>
          <table:table-cell table:formula="of:=TRIM(['dbpedia-linkedmdb-2'.B121])">
            <text:p/>
          </table:table-cell>
          <table:table-cell table:formula="of:=CONCATENATE(&quot;&lt;&quot;;[.A121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21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22])">
            <text:p/>
          </table:table-cell>
          <table:table-cell table:formula="of:=TRIM(['dbpedia-linkedmdb-2'.B122])">
            <text:p/>
          </table:table-cell>
          <table:table-cell table:formula="of:=CONCATENATE(&quot;&lt;&quot;;[.A122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22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23])">
            <text:p/>
          </table:table-cell>
          <table:table-cell table:formula="of:=TRIM(['dbpedia-linkedmdb-2'.B123])">
            <text:p/>
          </table:table-cell>
          <table:table-cell table:formula="of:=CONCATENATE(&quot;&lt;&quot;;[.A123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23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24])">
            <text:p/>
          </table:table-cell>
          <table:table-cell table:formula="of:=TRIM(['dbpedia-linkedmdb-2'.B124])">
            <text:p/>
          </table:table-cell>
          <table:table-cell table:formula="of:=CONCATENATE(&quot;&lt;&quot;;[.A124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24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25])">
            <text:p/>
          </table:table-cell>
          <table:table-cell table:formula="of:=TRIM(['dbpedia-linkedmdb-2'.B125])">
            <text:p/>
          </table:table-cell>
          <table:table-cell table:formula="of:=CONCATENATE(&quot;&lt;&quot;;[.A125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25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26])">
            <text:p/>
          </table:table-cell>
          <table:table-cell table:formula="of:=TRIM(['dbpedia-linkedmdb-2'.B126])">
            <text:p/>
          </table:table-cell>
          <table:table-cell table:formula="of:=CONCATENATE(&quot;&lt;&quot;;[.A126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26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27])">
            <text:p/>
          </table:table-cell>
          <table:table-cell table:formula="of:=TRIM(['dbpedia-linkedmdb-2'.B127])">
            <text:p/>
          </table:table-cell>
          <table:table-cell table:formula="of:=CONCATENATE(&quot;&lt;&quot;;[.A127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27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28])">
            <text:p/>
          </table:table-cell>
          <table:table-cell table:formula="of:=TRIM(['dbpedia-linkedmdb-2'.B128])">
            <text:p/>
          </table:table-cell>
          <table:table-cell table:formula="of:=CONCATENATE(&quot;&lt;&quot;;[.A128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28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29])">
            <text:p/>
          </table:table-cell>
          <table:table-cell table:formula="of:=TRIM(['dbpedia-linkedmdb-2'.B129])">
            <text:p/>
          </table:table-cell>
          <table:table-cell table:formula="of:=CONCATENATE(&quot;&lt;&quot;;[.A129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29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30])">
            <text:p/>
          </table:table-cell>
          <table:table-cell table:formula="of:=TRIM(['dbpedia-linkedmdb-2'.B130])">
            <text:p/>
          </table:table-cell>
          <table:table-cell table:formula="of:=CONCATENATE(&quot;&lt;&quot;;[.A130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30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31])">
            <text:p/>
          </table:table-cell>
          <table:table-cell table:formula="of:=TRIM(['dbpedia-linkedmdb-2'.B131])">
            <text:p/>
          </table:table-cell>
          <table:table-cell table:formula="of:=CONCATENATE(&quot;&lt;&quot;;[.A131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31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32])">
            <text:p/>
          </table:table-cell>
          <table:table-cell table:formula="of:=TRIM(['dbpedia-linkedmdb-2'.B132])">
            <text:p/>
          </table:table-cell>
          <table:table-cell table:formula="of:=CONCATENATE(&quot;&lt;&quot;;[.A132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32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33])">
            <text:p/>
          </table:table-cell>
          <table:table-cell table:formula="of:=TRIM(['dbpedia-linkedmdb-2'.B133])">
            <text:p/>
          </table:table-cell>
          <table:table-cell table:formula="of:=CONCATENATE(&quot;&lt;&quot;;[.A133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33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34])">
            <text:p/>
          </table:table-cell>
          <table:table-cell table:formula="of:=TRIM(['dbpedia-linkedmdb-2'.B134])">
            <text:p/>
          </table:table-cell>
          <table:table-cell table:formula="of:=CONCATENATE(&quot;&lt;&quot;;[.A134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34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35])">
            <text:p/>
          </table:table-cell>
          <table:table-cell table:formula="of:=TRIM(['dbpedia-linkedmdb-2'.B135])">
            <text:p/>
          </table:table-cell>
          <table:table-cell table:formula="of:=CONCATENATE(&quot;&lt;&quot;;[.A135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35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36])">
            <text:p/>
          </table:table-cell>
          <table:table-cell table:formula="of:=TRIM(['dbpedia-linkedmdb-2'.B136])">
            <text:p/>
          </table:table-cell>
          <table:table-cell table:formula="of:=CONCATENATE(&quot;&lt;&quot;;[.A136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36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37])">
            <text:p/>
          </table:table-cell>
          <table:table-cell table:formula="of:=TRIM(['dbpedia-linkedmdb-2'.B137])">
            <text:p/>
          </table:table-cell>
          <table:table-cell table:formula="of:=CONCATENATE(&quot;&lt;&quot;;[.A137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37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38])">
            <text:p/>
          </table:table-cell>
          <table:table-cell table:formula="of:=TRIM(['dbpedia-linkedmdb-2'.B138])">
            <text:p/>
          </table:table-cell>
          <table:table-cell table:formula="of:=CONCATENATE(&quot;&lt;&quot;;[.A138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38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39])">
            <text:p/>
          </table:table-cell>
          <table:table-cell table:formula="of:=TRIM(['dbpedia-linkedmdb-2'.B139])">
            <text:p/>
          </table:table-cell>
          <table:table-cell table:formula="of:=CONCATENATE(&quot;&lt;&quot;;[.A139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39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40])">
            <text:p/>
          </table:table-cell>
          <table:table-cell table:formula="of:=TRIM(['dbpedia-linkedmdb-2'.B140])">
            <text:p/>
          </table:table-cell>
          <table:table-cell table:formula="of:=CONCATENATE(&quot;&lt;&quot;;[.A140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40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41])">
            <text:p/>
          </table:table-cell>
          <table:table-cell table:formula="of:=TRIM(['dbpedia-linkedmdb-2'.B141])">
            <text:p/>
          </table:table-cell>
          <table:table-cell table:formula="of:=CONCATENATE(&quot;&lt;&quot;;[.A141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41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42])">
            <text:p/>
          </table:table-cell>
          <table:table-cell table:formula="of:=TRIM(['dbpedia-linkedmdb-2'.B142])">
            <text:p/>
          </table:table-cell>
          <table:table-cell table:formula="of:=CONCATENATE(&quot;&lt;&quot;;[.A142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42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43])">
            <text:p/>
          </table:table-cell>
          <table:table-cell table:formula="of:=TRIM(['dbpedia-linkedmdb-2'.B143])">
            <text:p/>
          </table:table-cell>
          <table:table-cell table:formula="of:=CONCATENATE(&quot;&lt;&quot;;[.A143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43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44])">
            <text:p/>
          </table:table-cell>
          <table:table-cell table:formula="of:=TRIM(['dbpedia-linkedmdb-2'.B144])">
            <text:p/>
          </table:table-cell>
          <table:table-cell table:formula="of:=CONCATENATE(&quot;&lt;&quot;;[.A144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44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45])">
            <text:p/>
          </table:table-cell>
          <table:table-cell table:formula="of:=TRIM(['dbpedia-linkedmdb-2'.B145])">
            <text:p/>
          </table:table-cell>
          <table:table-cell table:formula="of:=CONCATENATE(&quot;&lt;&quot;;[.A145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45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46])">
            <text:p/>
          </table:table-cell>
          <table:table-cell table:formula="of:=TRIM(['dbpedia-linkedmdb-2'.B146])">
            <text:p/>
          </table:table-cell>
          <table:table-cell table:formula="of:=CONCATENATE(&quot;&lt;&quot;;[.A146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46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47])">
            <text:p/>
          </table:table-cell>
          <table:table-cell table:formula="of:=TRIM(['dbpedia-linkedmdb-2'.B147])">
            <text:p/>
          </table:table-cell>
          <table:table-cell table:formula="of:=CONCATENATE(&quot;&lt;&quot;;[.A147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47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48])">
            <text:p/>
          </table:table-cell>
          <table:table-cell table:formula="of:=TRIM(['dbpedia-linkedmdb-2'.B148])">
            <text:p/>
          </table:table-cell>
          <table:table-cell table:formula="of:=CONCATENATE(&quot;&lt;&quot;;[.A148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48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49])">
            <text:p/>
          </table:table-cell>
          <table:table-cell table:formula="of:=TRIM(['dbpedia-linkedmdb-2'.B149])">
            <text:p/>
          </table:table-cell>
          <table:table-cell table:formula="of:=CONCATENATE(&quot;&lt;&quot;;[.A149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49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50])">
            <text:p/>
          </table:table-cell>
          <table:table-cell table:formula="of:=TRIM(['dbpedia-linkedmdb-2'.B150])">
            <text:p/>
          </table:table-cell>
          <table:table-cell table:formula="of:=CONCATENATE(&quot;&lt;&quot;;[.A150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50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51])">
            <text:p/>
          </table:table-cell>
          <table:table-cell table:formula="of:=TRIM(['dbpedia-linkedmdb-2'.B151])">
            <text:p/>
          </table:table-cell>
          <table:table-cell table:formula="of:=CONCATENATE(&quot;&lt;&quot;;[.A151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51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52])">
            <text:p/>
          </table:table-cell>
          <table:table-cell table:formula="of:=TRIM(['dbpedia-linkedmdb-2'.B152])">
            <text:p/>
          </table:table-cell>
          <table:table-cell table:formula="of:=CONCATENATE(&quot;&lt;&quot;;[.A152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52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53])">
            <text:p/>
          </table:table-cell>
          <table:table-cell table:formula="of:=TRIM(['dbpedia-linkedmdb-2'.B153])">
            <text:p/>
          </table:table-cell>
          <table:table-cell table:formula="of:=CONCATENATE(&quot;&lt;&quot;;[.A153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53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linkedmdb-2'.A154])">
            <text:p/>
          </table:table-cell>
          <table:table-cell table:formula="of:=TRIM(['dbpedia-linkedmdb-2'.B154])">
            <text:p/>
          </table:table-cell>
          <table:table-cell table:formula="of:=CONCATENATE(&quot;&lt;&quot;;[.A154];&quot;&gt;&quot;)" office:value-type="string" office:string-value="&lt;&gt;" calcext:value-type="string">
            <text:p>&lt;&gt;</text:p>
          </table:table-cell>
          <table:table-cell office:value-type="string" calcext:value-type="string">
            <text:p>&lt;http://www.w3.org/2002/07/owl#sameAs&gt;</text:p>
          </table:table-cell>
          <table:table-cell table:formula="of:=CONCATENATE(&quot;&lt;&quot;;[.B154];&quot;&gt; .&quot;)" office:value-type="string" office:string-value="&lt;&gt; ." calcext:value-type="string">
            <text:p>&lt;&gt; .</text:p>
          </table:table-cell>
        </table:table-row>
        <table:table-row table:style-name="ro1">
          <table:table-cell table:formula="of:=TRIM(['dbpedia-drugbank-4'.A155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56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57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58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59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60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61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62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63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64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65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66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67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68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69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70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71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72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73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74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75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76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77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78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79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80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81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82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83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84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85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86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87])">
            <text:p/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formula="of:=TRIM(['dbpedia-drugbank-4'.A188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189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190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191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192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193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194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195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196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197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198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199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00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01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02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03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04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05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06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07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08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09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10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11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12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13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14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15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16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17])">
            <text:p/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formula="of:=TRIM(['dbpedia-drugbank-4'.A218])">
            <text:p/>
          </table:table-cell>
          <table:table-cell table:style-name="Default"/>
          <table:table-cell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'dbpedia-linkedgeodata-1'.A1:'dbpedia-linkedgeodata-1'.D129">
          <table:sort>
            <table:sort-by table:field-number="2" table:data-type="automatic"/>
          </table:sort>
        </table:database-range>
        <table:database-range table:name="__Anonymous_Sheet_DB__3" table:target-range-address="'dbpedia-drugbank-4'.A1:'dbpedia-drugbank-4'.E15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20:46:46.159079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feed Hassan</meta:initial-creator>
    <meta:creation-date>2017-12-30T15:53:02.992019144</meta:creation-date>
    <dc:date>2018-02-03T16:14:23.337004854</dc:date>
    <dc:creator>Mofeed Hassan</dc:creator>
    <meta:editing-duration>P1DT19H20M40S</meta:editing-duration>
    <meta:editing-cycles>4</meta:editing-cycles>
    <meta:generator>LibreOffice/4.2.8.2$Linux_X86_64 LibreOffice_project/420m0$Build-2</meta:generator>
    <meta:document-statistic meta:table-count="5" meta:cell-count="3236" meta:object-count="0"/>
  </office:meta>
</office:document-meta>
</file>